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2.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4.06mm"/>
    </style:style>
    <style:style style:name="co4" style:family="table-column">
      <style:table-column-properties fo:break-before="auto" style:column-width="144.32mm"/>
    </style:style>
    <style:style style:name="co5" style:family="table-column">
      <style:table-column-properties fo:break-before="auto" style:column-width="154.4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6.31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LI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enchmark Run: Tue Jan 12 2021 13:32:18 - 14:00:09</text:p>
          </table:table-cell>
          <table:table-cell office:value-type="string" calcext:value-type="string">
            <text:p>Benchmark Run: Thu Jan 14 2021 08:26:05 - 08:53:55</text:p>
          </table:table-cell>
          <table:table-cell office:value-type="string" calcext:value-type="string">
            <text:p>Benchmark Run: Thu Jan 14 2021 09:25:58 - 09:53:49</text:p>
          </table:table-cell>
        </table:table-row>
        <table:table-row table:style-name="ro1">
          <table:table-cell table:number-columns-repeated="3" office:value-type="string" calcext:value-type="string">
            <text:p>4 CPUs in system; running 1 parallel copy of tes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hrystone 2 using register variables <text:s text:c="6"/>53400078.6 lps <text:s text:c="2"/>(10.0 s, 7 samples)</text:p>
          </table:table-cell>
          <table:table-cell office:value-type="string" calcext:value-type="string">
            <text:p>Dhrystone 2 using register variables <text:s text:c="6"/>53683314.5 lps <text:s text:c="2"/>(10.0 s, 7 samples)</text:p>
          </table:table-cell>
          <table:table-cell office:value-type="string" calcext:value-type="string">
            <text:p>Dhrystone 2 using register variables <text:s text:c="6"/>53653774.2 lps <text:s text:c="2"/>(10.0 s, 7 samples)</text:p>
          </table:table-cell>
        </table:table-row>
        <table:table-row table:style-name="ro1">
          <table:table-cell office:value-type="string" calcext:value-type="string">
            <text:p>Double-Precision Whetstone <text:s text:c="20"/>8514.3 MWIPS (8.9 s, 7 samples)</text:p>
          </table:table-cell>
          <table:table-cell office:value-type="string" calcext:value-type="string">
            <text:p>Double-Precision Whetstone <text:s text:c="20"/>8529.8 MWIPS (8.9 s, 7 samples)</text:p>
          </table:table-cell>
          <table:table-cell office:value-type="string" calcext:value-type="string">
            <text:p>Double-Precision Whetstone <text:s text:c="20"/>8529.3 MWIPS (8.9 s, 7 samples)</text:p>
          </table:table-cell>
        </table:table-row>
        <table:table-row table:style-name="ro1">
          <table:table-cell office:value-type="string" calcext:value-type="string">
            <text:p>Execl Throughput <text:s text:c="30"/>5794.0 lps <text:s text:c="2"/>(29.9 s, 2 samples)</text:p>
          </table:table-cell>
          <table:table-cell office:value-type="string" calcext:value-type="string">
            <text:p>Execl Throughput <text:s text:c="30"/>5842.9 lps <text:s text:c="2"/>(30.0 s, 2 samples)</text:p>
          </table:table-cell>
          <table:table-cell office:value-type="string" calcext:value-type="string">
            <text:p>Execl Throughput <text:s text:c="30"/>5829.2 lps <text:s text:c="2"/>(30.0 s, 2 samples)</text:p>
          </table:table-cell>
        </table:table-row>
        <table:table-row table:style-name="ro1">
          <table:table-cell office:value-type="string" calcext:value-type="string">
            <text:p>File Copy 1024 bufsize 2000 maxblocks <text:s text:c="7"/>724715.1 KBps <text:s/>(30.0 s, 2 samples)</text:p>
          </table:table-cell>
          <table:table-cell office:value-type="string" calcext:value-type="string">
            <text:p>File Copy 1024 bufsize 2000 maxblocks <text:s text:c="7"/>718559.0 KBps <text:s/>(30.0 s, 2 samples)</text:p>
          </table:table-cell>
          <table:table-cell office:value-type="string" calcext:value-type="string">
            <text:p>File Copy 1024 bufsize 2000 maxblocks <text:s text:c="7"/>708393.7 KBps <text:s/>(30.0 s, 2 samples)</text:p>
          </table:table-cell>
        </table:table-row>
        <table:table-row table:style-name="ro1">
          <table:table-cell office:value-type="string" calcext:value-type="string">
            <text:p>File Copy 256 bufsize 500 maxblocks <text:s text:c="9"/>184849.9 KBps <text:s/>(30.0 s, 2 samples)</text:p>
          </table:table-cell>
          <table:table-cell office:value-type="string" calcext:value-type="string">
            <text:p>File Copy 256 bufsize 500 maxblocks <text:s text:c="9"/>183151.6 KBps <text:s/>(30.0 s, 2 samples)</text:p>
          </table:table-cell>
          <table:table-cell office:value-type="string" calcext:value-type="string">
            <text:p>File Copy 256 bufsize 500 maxblocks <text:s text:c="9"/>183601.9 KBps <text:s/>(30.0 s, 2 samples)</text:p>
          </table:table-cell>
        </table:table-row>
        <table:table-row table:style-name="ro1">
          <table:table-cell office:value-type="string" calcext:value-type="string">
            <text:p>File Copy 4096 bufsize 8000 maxblocks <text:s text:c="6"/>2133234.3 KBps <text:s/>(30.0 s, 2 samples)</text:p>
          </table:table-cell>
          <table:table-cell office:value-type="string" calcext:value-type="string">
            <text:p>File Copy 4096 bufsize 8000 maxblocks <text:s text:c="6"/>2117160.2 KBps <text:s/>(30.0 s, 2 samples)</text:p>
          </table:table-cell>
          <table:table-cell office:value-type="string" calcext:value-type="string">
            <text:p>File Copy 4096 bufsize 8000 maxblocks <text:s text:c="6"/>2110120.6 KBps <text:s/>(30.0 s, 2 samples)</text:p>
          </table:table-cell>
        </table:table-row>
        <table:table-row table:style-name="ro1">
          <table:table-cell office:value-type="string" calcext:value-type="string">
            <text:p>Pipe Throughput <text:s text:c="29"/>880861.5 lps <text:s text:c="2"/>(10.0 s, 7 samples)</text:p>
          </table:table-cell>
          <table:table-cell office:value-type="string" calcext:value-type="string">
            <text:p>Pipe Throughput <text:s text:c="29"/>890269.1 lps <text:s text:c="2"/>(10.0 s, 7 samples)</text:p>
          </table:table-cell>
          <table:table-cell office:value-type="string" calcext:value-type="string">
            <text:p>Pipe Throughput <text:s text:c="29"/>895991.7 lps <text:s text:c="2"/>(10.0 s, 7 samples)</text:p>
          </table:table-cell>
        </table:table-row>
        <table:table-row table:style-name="ro1">
          <table:table-cell office:value-type="string" calcext:value-type="string">
            <text:p>Pipe-based Context Switching <text:s text:c="16"/>232720.5 lps <text:s text:c="2"/>(10.0 s, 7 samples)</text:p>
          </table:table-cell>
          <table:table-cell office:value-type="string" calcext:value-type="string">
            <text:p>Pipe-based Context Switching <text:s text:c="16"/>234192.7 lps <text:s text:c="2"/>(10.0 s, 7 samples)</text:p>
          </table:table-cell>
          <table:table-cell office:value-type="string" calcext:value-type="string">
            <text:p>Pipe-based Context Switching <text:s text:c="16"/>234905.3 lps <text:s text:c="2"/>(10.0 s, 7 samples)</text:p>
          </table:table-cell>
        </table:table-row>
        <table:table-row table:style-name="ro1">
          <table:table-cell office:value-type="string" calcext:value-type="string">
            <text:p>Process Creation <text:s text:c="30"/>5185.3 lps <text:s text:c="2"/>(30.0 s, 2 samples)</text:p>
          </table:table-cell>
          <table:table-cell office:value-type="string" calcext:value-type="string">
            <text:p>Process Creation <text:s text:c="30"/>5339.2 lps <text:s text:c="2"/>(30.0 s, 2 samples)</text:p>
          </table:table-cell>
          <table:table-cell office:value-type="string" calcext:value-type="string">
            <text:p>Process Creation <text:s text:c="30"/>6298.0 lps <text:s text:c="2"/>(30.0 s, 2 samples)</text:p>
          </table:table-cell>
        </table:table-row>
        <table:table-row table:style-name="ro1">
          <table:table-cell office:value-type="string" calcext:value-type="string">
            <text:p>Shell Scripts (1 concurrent) <text:s text:c="17"/>15056.1 lpm <text:s text:c="2"/>(60.0 s, 2 samples)</text:p>
          </table:table-cell>
          <table:table-cell office:value-type="string" calcext:value-type="string">
            <text:p>Shell Scripts (1 concurrent) <text:s text:c="17"/>13533.8 lpm <text:s text:c="2"/>(60.0 s, 2 samples)</text:p>
          </table:table-cell>
          <table:table-cell office:value-type="string" calcext:value-type="string">
            <text:p>Shell Scripts (1 concurrent) <text:s text:c="17"/>13566.1 lpm <text:s text:c="2"/>(60.0 s, 2 samples)</text:p>
          </table:table-cell>
        </table:table-row>
        <table:table-row table:style-name="ro1">
          <table:table-cell office:value-type="string" calcext:value-type="string">
            <text:p>Shell Scripts (8 concurrent) <text:s text:c="18"/>3675.5 lpm <text:s text:c="2"/>(60.0 s, 2 samples)</text:p>
          </table:table-cell>
          <table:table-cell office:value-type="string" calcext:value-type="string">
            <text:p>Shell Scripts (8 concurrent) <text:s text:c="18"/>3631.9 lpm <text:s text:c="2"/>(60.0 s, 2 samples)</text:p>
          </table:table-cell>
          <table:table-cell office:value-type="string" calcext:value-type="string">
            <text:p>Shell Scripts (8 concurrent) <text:s text:c="18"/>3670.8 lpm <text:s text:c="2"/>(60.0 s, 2 samples)</text:p>
          </table:table-cell>
        </table:table-row>
        <table:table-row table:style-name="ro1">
          <table:table-cell office:value-type="string" calcext:value-type="string">
            <text:p>System Call Overhead <text:s text:c="24"/>493180.3 lps <text:s text:c="2"/>(10.0 s, 7 samples)</text:p>
          </table:table-cell>
          <table:table-cell office:value-type="string" calcext:value-type="string">
            <text:p>System Call Overhead <text:s text:c="24"/>503816.4 lps <text:s text:c="2"/>(10.0 s, 7 samples)</text:p>
          </table:table-cell>
          <table:table-cell office:value-type="string" calcext:value-type="string">
            <text:p>System Call Overhead <text:s text:c="24"/>502423.0 lps <text:s text:c="2"/>(10.0 s, 7 samples)</text:p>
          </table:table-cell>
        </table:table-row>
        <table:table-row table:style-name="ro1">
          <table:table-cell table:number-columns-repeated="3" office:value-type="string" calcext:value-type="string">
            <text:p>System Benchmarks Index Values <text:s text:c="14"/>BASELINE <text:s text:c="6"/>RESULT <text:s text:c="3"/>INDEX</text:p>
          </table:table-cell>
        </table:table-row>
        <table:table-row table:style-name="ro1">
          <table:table-cell office:value-type="string" calcext:value-type="string">
            <text:p>Dhrystone 2 using register variables <text:s text:c="8"/>116700.0 <text:s text:c="2"/>53400078.6 <text:s text:c="2"/>4575.8</text:p>
          </table:table-cell>
          <table:table-cell office:value-type="string" calcext:value-type="string">
            <text:p>Dhrystone 2 using register variables <text:s text:c="8"/>116700.0 <text:s text:c="2"/>53683314.5 <text:s text:c="2"/>4600.1</text:p>
          </table:table-cell>
          <table:table-cell office:value-type="string" calcext:value-type="string">
            <text:p>Dhrystone 2 using register variables <text:s text:c="8"/>116700.0 <text:s text:c="2"/>53653774.2 <text:s text:c="2"/>4597.6</text:p>
          </table:table-cell>
        </table:table-row>
        <table:table-row table:style-name="ro1">
          <table:table-cell office:value-type="string" calcext:value-type="string">
            <text:p>Double-Precision Whetstone <text:s text:c="22"/>55.0 <text:s text:c="6"/>8514.3 <text:s text:c="2"/>1548.1</text:p>
          </table:table-cell>
          <table:table-cell office:value-type="string" calcext:value-type="string">
            <text:p>Double-Precision Whetstone <text:s text:c="22"/>55.0 <text:s text:c="6"/>8529.8 <text:s text:c="2"/>1550.9</text:p>
          </table:table-cell>
          <table:table-cell office:value-type="string" calcext:value-type="string">
            <text:p>Double-Precision Whetstone <text:s text:c="22"/>55.0 <text:s text:c="6"/>8529.3 <text:s text:c="2"/>1550.8</text:p>
          </table:table-cell>
        </table:table-row>
        <table:table-row table:style-name="ro1">
          <table:table-cell office:value-type="string" calcext:value-type="string">
            <text:p>Execl Throughput <text:s text:c="32"/>43.0 <text:s text:c="6"/>5794.0 <text:s text:c="2"/>1347.4</text:p>
          </table:table-cell>
          <table:table-cell office:value-type="string" calcext:value-type="string">
            <text:p>Execl Throughput <text:s text:c="32"/>43.0 <text:s text:c="6"/>5842.9 <text:s text:c="2"/>1358.8</text:p>
          </table:table-cell>
          <table:table-cell office:value-type="string" calcext:value-type="string">
            <text:p>Execl Throughput <text:s text:c="32"/>43.0 <text:s text:c="6"/>5829.2 <text:s text:c="2"/>1355.6</text:p>
          </table:table-cell>
        </table:table-row>
        <table:table-row table:style-name="ro1">
          <table:table-cell office:value-type="string" calcext:value-type="string">
            <text:p>File Copy 1024 bufsize 2000 maxblocks <text:s text:c="9"/>3960.0 <text:s text:c="4"/>724715.1 <text:s text:c="2"/>1830.1</text:p>
          </table:table-cell>
          <table:table-cell office:value-type="string" calcext:value-type="string">
            <text:p>File Copy 1024 bufsize 2000 maxblocks <text:s text:c="9"/>3960.0 <text:s text:c="4"/>718559.0 <text:s text:c="2"/>1814.5</text:p>
          </table:table-cell>
          <table:table-cell office:value-type="string" calcext:value-type="string">
            <text:p>File Copy 1024 bufsize 2000 maxblocks <text:s text:c="9"/>3960.0 <text:s text:c="4"/>708393.7 <text:s text:c="2"/>1788.9</text:p>
          </table:table-cell>
        </table:table-row>
        <table:table-row table:style-name="ro1">
          <table:table-cell office:value-type="string" calcext:value-type="string">
            <text:p>File Copy 256 bufsize 500 maxblocks <text:s text:c="11"/>1655.0 <text:s text:c="4"/>184849.9 <text:s text:c="2"/>1116.9</text:p>
          </table:table-cell>
          <table:table-cell office:value-type="string" calcext:value-type="string">
            <text:p>File Copy 256 bufsize 500 maxblocks <text:s text:c="11"/>1655.0 <text:s text:c="4"/>183151.6 <text:s text:c="2"/>1106.7</text:p>
          </table:table-cell>
          <table:table-cell office:value-type="string" calcext:value-type="string">
            <text:p>File Copy 256 bufsize 500 maxblocks <text:s text:c="11"/>1655.0 <text:s text:c="4"/>183601.9 <text:s text:c="2"/>1109.4</text:p>
          </table:table-cell>
        </table:table-row>
        <table:table-row table:style-name="ro1">
          <table:table-cell office:value-type="string" calcext:value-type="string">
            <text:p>File Copy 4096 bufsize 8000 maxblocks <text:s text:c="9"/>5800.0 <text:s text:c="3"/>2133234.3 <text:s text:c="2"/>3678.0</text:p>
          </table:table-cell>
          <table:table-cell office:value-type="string" calcext:value-type="string">
            <text:p>File Copy 4096 bufsize 8000 maxblocks <text:s text:c="9"/>5800.0 <text:s text:c="3"/>2117160.2 <text:s text:c="2"/>3650.3</text:p>
          </table:table-cell>
          <table:table-cell office:value-type="string" calcext:value-type="string">
            <text:p>File Copy 4096 bufsize 8000 maxblocks <text:s text:c="9"/>5800.0 <text:s text:c="3"/>2110120.6 <text:s text:c="2"/>3638.1</text:p>
          </table:table-cell>
        </table:table-row>
        <table:table-row table:style-name="ro1">
          <table:table-cell office:value-type="string" calcext:value-type="string">
            <text:p>Pipe Throughput <text:s text:c="30"/>12440.0 <text:s text:c="4"/>880861.5 <text:s text:c="3"/>708.1</text:p>
          </table:table-cell>
          <table:table-cell office:value-type="string" calcext:value-type="string">
            <text:p>Pipe Throughput <text:s text:c="30"/>12440.0 <text:s text:c="4"/>890269.1 <text:s text:c="3"/>715.7</text:p>
          </table:table-cell>
          <table:table-cell office:value-type="string" calcext:value-type="string">
            <text:p>Pipe Throughput <text:s text:c="30"/>12440.0 <text:s text:c="4"/>895991.7 <text:s text:c="3"/>720.3</text:p>
          </table:table-cell>
        </table:table-row>
        <table:table-row table:style-name="ro1">
          <table:table-cell office:value-type="string" calcext:value-type="string">
            <text:p>Pipe-based Context Switching <text:s text:c="18"/>4000.0 <text:s text:c="4"/>232720.5 <text:s text:c="3"/>581.8</text:p>
          </table:table-cell>
          <table:table-cell office:value-type="string" calcext:value-type="string">
            <text:p>Pipe-based Context Switching <text:s text:c="18"/>4000.0 <text:s text:c="4"/>234192.7 <text:s text:c="3"/>585.5</text:p>
          </table:table-cell>
          <table:table-cell office:value-type="string" calcext:value-type="string">
            <text:p>Pipe-based Context Switching <text:s text:c="18"/>4000.0 <text:s text:c="4"/>234905.3 <text:s text:c="3"/>587.3</text:p>
          </table:table-cell>
        </table:table-row>
        <table:table-row table:style-name="ro1">
          <table:table-cell office:value-type="string" calcext:value-type="string">
            <text:p>Process Creation <text:s text:c="31"/>126.0 <text:s text:c="6"/>5185.3 <text:s text:c="3"/>411.5</text:p>
          </table:table-cell>
          <table:table-cell office:value-type="string" calcext:value-type="string">
            <text:p>Process Creation <text:s text:c="31"/>126.0 <text:s text:c="6"/>5339.2 <text:s text:c="3"/>423.7</text:p>
          </table:table-cell>
          <table:table-cell office:value-type="string" calcext:value-type="string">
            <text:p>Process Creation <text:s text:c="31"/>126.0 <text:s text:c="6"/>6298.0 <text:s text:c="3"/>499.8</text:p>
          </table:table-cell>
        </table:table-row>
        <table:table-row table:style-name="ro1">
          <table:table-cell office:value-type="string" calcext:value-type="string">
            <text:p>Shell Scripts (1 concurrent) <text:s text:c="20"/>42.4 <text:s text:c="5"/>15056.1 <text:s text:c="2"/>3551.0</text:p>
          </table:table-cell>
          <table:table-cell office:value-type="string" calcext:value-type="string">
            <text:p>Shell Scripts (1 concurrent) <text:s text:c="20"/>42.4 <text:s text:c="5"/>13533.8 <text:s text:c="2"/>3191.9</text:p>
          </table:table-cell>
          <table:table-cell office:value-type="string" calcext:value-type="string">
            <text:p>Shell Scripts (1 concurrent) <text:s text:c="20"/>42.4 <text:s text:c="5"/>13566.1 <text:s text:c="2"/>3199.5</text:p>
          </table:table-cell>
        </table:table-row>
        <table:table-row table:style-name="ro1">
          <table:table-cell office:value-type="string" calcext:value-type="string">
            <text:p>Shell Scripts (8 concurrent) <text:s text:c="21"/>6.0 <text:s text:c="6"/>3675.5 <text:s text:c="2"/>6125.8</text:p>
          </table:table-cell>
          <table:table-cell office:value-type="string" calcext:value-type="string">
            <text:p>Shell Scripts (8 concurrent) <text:s text:c="21"/>6.0 <text:s text:c="6"/>3631.9 <text:s text:c="2"/>6053.1</text:p>
          </table:table-cell>
          <table:table-cell office:value-type="string" calcext:value-type="string">
            <text:p>Shell Scripts (8 concurrent) <text:s text:c="21"/>6.0 <text:s text:c="6"/>3670.8 <text:s text:c="2"/>6117.9</text:p>
          </table:table-cell>
        </table:table-row>
        <table:table-row table:style-name="ro1">
          <table:table-cell office:value-type="string" calcext:value-type="string">
            <text:p>System Call Overhead <text:s text:c="25"/>15000.0 <text:s text:c="4"/>493180.3 <text:s text:c="3"/>328.8</text:p>
          </table:table-cell>
          <table:table-cell office:value-type="string" calcext:value-type="string">
            <text:p>System Call Overhead <text:s text:c="25"/>15000.0 <text:s text:c="4"/>503816.4 <text:s text:c="3"/>335.9</text:p>
          </table:table-cell>
          <table:table-cell office:value-type="string" calcext:value-type="string">
            <text:p>System Call Overhead <text:s text:c="25"/>15000.0 <text:s text:c="4"/>502423.0 <text:s text:c="3"/>334.9</text:p>
          </table:table-cell>
        </table:table-row>
        <table:table-row table:style-name="ro1">
          <table:table-cell table:number-columns-repeated="3" office:value-type="string" calcext:value-type="string">
            <text:p><text:s text:c="67"/>========</text:p>
          </table:table-cell>
        </table:table-row>
        <table:table-row table:style-name="ro1">
          <table:table-cell office:value-type="string" calcext:value-type="string">
            <text:p>System Benchmarks Index Score <text:s text:c="39"/>1450.9</text:p>
          </table:table-cell>
          <table:table-cell office:value-type="string" calcext:value-type="string">
            <text:p>System Benchmarks Index Score <text:s text:c="39"/>1443.5</text:p>
          </table:table-cell>
          <table:table-cell office:value-type="string" calcext:value-type="string">
            <text:p>System Benchmarks Index Score <text:s text:c="39"/>1463.7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Benchmark Run: Tue Jan 12 2021 14:00:09 - 14:28:00</text:p>
          </table:table-cell>
          <table:table-cell office:value-type="string" calcext:value-type="string">
            <text:p>Benchmark Run: Thu Jan 14 2021 08:53:55 - 09:21:47</text:p>
          </table:table-cell>
          <table:table-cell office:value-type="string" calcext:value-type="string">
            <text:p>Benchmark Run: Thu Jan 14 2021 09:53:49 - 10:21:42</text:p>
          </table:table-cell>
        </table:table-row>
        <table:table-row table:style-name="ro1">
          <table:table-cell table:number-columns-repeated="3" office:value-type="string" calcext:value-type="string">
            <text:p>4 CPUs in system; running 4 parallel copies of tes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hrystone 2 using register variables <text:s text:c="5"/>204295371.0 lps <text:s text:c="2"/>(10.0 s, 7 samples)</text:p>
          </table:table-cell>
          <table:table-cell office:value-type="string" calcext:value-type="string">
            <text:p>Dhrystone 2 using register variables <text:s text:c="5"/>204229111.6 lps <text:s text:c="2"/>(10.0 s, 7 samples)</text:p>
          </table:table-cell>
          <table:table-cell office:value-type="string" calcext:value-type="string">
            <text:p>Dhrystone 2 using register variables <text:s text:c="5"/>205206114.3 lps <text:s text:c="2"/>(10.0 s, 7 samples)</text:p>
          </table:table-cell>
        </table:table-row>
        <table:table-row table:style-name="ro1">
          <table:table-cell office:value-type="string" calcext:value-type="string">
            <text:p>Double-Precision Whetstone <text:s text:c="19"/>32476.5 MWIPS (8.9 s, 7 samples)</text:p>
          </table:table-cell>
          <table:table-cell office:value-type="string" calcext:value-type="string">
            <text:p>Double-Precision Whetstone <text:s text:c="19"/>32482.5 MWIPS (8.9 s, 7 samples)</text:p>
          </table:table-cell>
          <table:table-cell office:value-type="string" calcext:value-type="string">
            <text:p>Double-Precision Whetstone <text:s text:c="19"/>32479.4 MWIPS (8.9 s, 7 samples)</text:p>
          </table:table-cell>
        </table:table-row>
        <table:table-row table:style-name="ro1">
          <table:table-cell office:value-type="string" calcext:value-type="string">
            <text:p>Execl Throughput <text:s text:c="29"/>17917.5 lps <text:s text:c="2"/>(30.0 s, 2 samples)</text:p>
          </table:table-cell>
          <table:table-cell office:value-type="string" calcext:value-type="string">
            <text:p>Execl Throughput <text:s text:c="29"/>17873.6 lps <text:s text:c="2"/>(29.9 s, 2 samples)</text:p>
          </table:table-cell>
          <table:table-cell office:value-type="string" calcext:value-type="string">
            <text:p>Execl Throughput <text:s text:c="29"/>17913.3 lps <text:s text:c="2"/>(29.9 s, 2 samples)</text:p>
          </table:table-cell>
        </table:table-row>
        <table:table-row table:style-name="ro1">
          <table:table-cell office:value-type="string" calcext:value-type="string">
            <text:p>File Copy 1024 bufsize 2000 maxblocks <text:s text:c="6"/>1649277.5 KBps <text:s/>(30.0 s, 2 samples)</text:p>
          </table:table-cell>
          <table:table-cell office:value-type="string" calcext:value-type="string">
            <text:p>File Copy 1024 bufsize 2000 maxblocks <text:s text:c="6"/>1733929.3 KBps <text:s/>(30.0 s, 2 samples)</text:p>
          </table:table-cell>
          <table:table-cell office:value-type="string" calcext:value-type="string">
            <text:p>File Copy 1024 bufsize 2000 maxblocks <text:s text:c="6"/>1697708.5 KBps <text:s/>(30.0 s, 2 samples)</text:p>
          </table:table-cell>
        </table:table-row>
        <table:table-row table:style-name="ro1">
          <table:table-cell office:value-type="string" calcext:value-type="string">
            <text:p>File Copy 256 bufsize 500 maxblocks <text:s text:c="9"/>444241.8 KBps <text:s/>(30.0 s, 2 samples)</text:p>
          </table:table-cell>
          <table:table-cell office:value-type="string" calcext:value-type="string">
            <text:p>File Copy 256 bufsize 500 maxblocks <text:s text:c="9"/>447864.1 KBps <text:s/>(30.0 s, 2 samples)</text:p>
          </table:table-cell>
          <table:table-cell office:value-type="string" calcext:value-type="string">
            <text:p>File Copy 256 bufsize 500 maxblocks <text:s text:c="9"/>451572.5 KBps <text:s/>(30.0 s, 2 samples)</text:p>
          </table:table-cell>
        </table:table-row>
        <table:table-row table:style-name="ro1">
          <table:table-cell office:value-type="string" calcext:value-type="string">
            <text:p>File Copy 4096 bufsize 8000 maxblocks <text:s text:c="6"/>5391385.3 KBps <text:s/>(30.0 s, 2 samples)</text:p>
          </table:table-cell>
          <table:table-cell office:value-type="string" calcext:value-type="string">
            <text:p>File Copy 4096 bufsize 8000 maxblocks <text:s text:c="6"/>5495964.4 KBps <text:s/>(30.0 s, 2 samples)</text:p>
          </table:table-cell>
          <table:table-cell office:value-type="string" calcext:value-type="string">
            <text:p>File Copy 4096 bufsize 8000 maxblocks <text:s text:c="6"/>5540981.7 KBps <text:s/>(30.0 s, 2 samples)</text:p>
          </table:table-cell>
        </table:table-row>
        <table:table-row table:style-name="ro1">
          <table:table-cell office:value-type="string" calcext:value-type="string">
            <text:p>Pipe Throughput <text:s text:c="28"/>3367378.4 lps <text:s text:c="2"/>(10.0 s, 7 samples)</text:p>
          </table:table-cell>
          <table:table-cell office:value-type="string" calcext:value-type="string">
            <text:p>Pipe Throughput <text:s text:c="28"/>3392767.0 lps <text:s text:c="2"/>(10.0 s, 7 samples)</text:p>
          </table:table-cell>
          <table:table-cell office:value-type="string" calcext:value-type="string">
            <text:p>Pipe Throughput <text:s text:c="28"/>3411259.8 lps <text:s text:c="2"/>(10.0 s, 7 samples)</text:p>
          </table:table-cell>
        </table:table-row>
        <table:table-row table:style-name="ro1">
          <table:table-cell office:value-type="string" calcext:value-type="string">
            <text:p>Pipe-based Context Switching <text:s text:c="15"/>1013141.6 lps <text:s text:c="2"/>(10.0 s, 7 samples)</text:p>
          </table:table-cell>
          <table:table-cell office:value-type="string" calcext:value-type="string">
            <text:p>Pipe-based Context Switching <text:s text:c="15"/>1012545.3 lps <text:s text:c="2"/>(10.0 s, 7 samples)</text:p>
          </table:table-cell>
          <table:table-cell office:value-type="string" calcext:value-type="string">
            <text:p>Pipe-based Context Switching <text:s text:c="15"/>1014978.9 lps <text:s text:c="2"/>(10.0 s, 7 samples)</text:p>
          </table:table-cell>
        </table:table-row>
        <table:table-row table:style-name="ro1">
          <table:table-cell office:value-type="string" calcext:value-type="string">
            <text:p>Process Creation <text:s text:c="29"/>48979.0 lps <text:s text:c="2"/>(30.0 s, 2 samples)</text:p>
          </table:table-cell>
          <table:table-cell office:value-type="string" calcext:value-type="string">
            <text:p>Process Creation <text:s text:c="29"/>49370.5 lps <text:s text:c="2"/>(30.0 s, 2 samples)</text:p>
          </table:table-cell>
          <table:table-cell office:value-type="string" calcext:value-type="string">
            <text:p>Process Creation <text:s text:c="29"/>48583.2 lps <text:s text:c="2"/>(30.0 s, 2 samples)</text:p>
          </table:table-cell>
        </table:table-row>
        <table:table-row table:style-name="ro1">
          <table:table-cell office:value-type="string" calcext:value-type="string">
            <text:p>Shell Scripts (1 concurrent) <text:s text:c="17"/>30068.2 lpm <text:s text:c="2"/>(60.0 s, 2 samples)</text:p>
          </table:table-cell>
          <table:table-cell office:value-type="string" calcext:value-type="string">
            <text:p>Shell Scripts (1 concurrent) <text:s text:c="17"/>30176.0 lpm <text:s text:c="2"/>(60.0 s, 2 samples)</text:p>
          </table:table-cell>
          <table:table-cell office:value-type="string" calcext:value-type="string">
            <text:p>Shell Scripts (1 concurrent) <text:s text:c="17"/>30197.9 lpm <text:s text:c="2"/>(60.0 s, 2 samples)</text:p>
          </table:table-cell>
        </table:table-row>
        <table:table-row table:style-name="ro1">
          <table:table-cell office:value-type="string" calcext:value-type="string">
            <text:p>Shell Scripts (8 concurrent) <text:s text:c="18"/>4383.7 lpm <text:s text:c="2"/>(60.0 s, 2 samples)</text:p>
          </table:table-cell>
          <table:table-cell office:value-type="string" calcext:value-type="string">
            <text:p>Shell Scripts (8 concurrent) <text:s text:c="18"/>4406.9 lpm <text:s text:c="2"/>(60.0 s, 2 samples)</text:p>
          </table:table-cell>
          <table:table-cell office:value-type="string" calcext:value-type="string">
            <text:p>Shell Scripts (8 concurrent) <text:s text:c="18"/>4410.5 lpm <text:s text:c="2"/>(60.0 s, 2 samples)</text:p>
          </table:table-cell>
        </table:table-row>
        <table:table-row table:style-name="ro1">
          <table:table-cell office:value-type="string" calcext:value-type="string">
            <text:p>System Call Overhead <text:s text:c="23"/>1834453.6 lps <text:s text:c="2"/>(10.0 s, 7 samples)</text:p>
          </table:table-cell>
          <table:table-cell office:value-type="string" calcext:value-type="string">
            <text:p>System Call Overhead <text:s text:c="23"/>1865784.6 lps <text:s text:c="2"/>(10.0 s, 7 samples)</text:p>
          </table:table-cell>
          <table:table-cell office:value-type="string" calcext:value-type="string">
            <text:p>System Call Overhead <text:s text:c="23"/>1862204.3 lps <text:s text:c="2"/>(10.0 s, 7 samples)</text:p>
          </table:table-cell>
        </table:table-row>
        <table:table-row table:style-name="ro1">
          <table:table-cell table:number-columns-repeated="3" office:value-type="string" calcext:value-type="string">
            <text:p>System Benchmarks Index Values <text:s text:c="14"/>BASELINE <text:s text:c="6"/>RESULT <text:s text:c="3"/>INDEX</text:p>
          </table:table-cell>
        </table:table-row>
        <table:table-row table:style-name="ro1">
          <table:table-cell office:value-type="string" calcext:value-type="string">
            <text:p>Dhrystone 2 using register variables <text:s text:c="8"/>116700.0 <text:s/>204295371.0 <text:s/>17506.0</text:p>
          </table:table-cell>
          <table:table-cell office:value-type="string" calcext:value-type="string">
            <text:p>Dhrystone 2 using register variables <text:s text:c="8"/>116700.0 <text:s/>204229111.6 <text:s/>17500.4</text:p>
          </table:table-cell>
          <table:table-cell office:value-type="string" calcext:value-type="string">
            <text:p>Dhrystone 2 using register variables <text:s text:c="8"/>116700.0 <text:s/>205206114.3 <text:s/>17584.1</text:p>
          </table:table-cell>
        </table:table-row>
        <table:table-row table:style-name="ro1">
          <table:table-cell office:value-type="string" calcext:value-type="string">
            <text:p>Double-Precision Whetstone <text:s text:c="22"/>55.0 <text:s text:c="5"/>32476.5 <text:s text:c="2"/>5904.8</text:p>
          </table:table-cell>
          <table:table-cell office:value-type="string" calcext:value-type="string">
            <text:p>Double-Precision Whetstone <text:s text:c="22"/>55.0 <text:s text:c="5"/>32482.5 <text:s text:c="2"/>5905.9</text:p>
          </table:table-cell>
          <table:table-cell office:value-type="string" calcext:value-type="string">
            <text:p>Double-Precision Whetstone <text:s text:c="22"/>55.0 <text:s text:c="5"/>32479.4 <text:s text:c="2"/>5905.3</text:p>
          </table:table-cell>
        </table:table-row>
        <table:table-row table:style-name="ro1">
          <table:table-cell office:value-type="string" calcext:value-type="string">
            <text:p>Execl Throughput <text:s text:c="32"/>43.0 <text:s text:c="5"/>17917.5 <text:s text:c="2"/>4166.9</text:p>
          </table:table-cell>
          <table:table-cell office:value-type="string" calcext:value-type="string">
            <text:p>Execl Throughput <text:s text:c="32"/>43.0 <text:s text:c="5"/>17873.6 <text:s text:c="2"/>4156.6</text:p>
          </table:table-cell>
          <table:table-cell office:value-type="string" calcext:value-type="string">
            <text:p>Execl Throughput <text:s text:c="32"/>43.0 <text:s text:c="5"/>17913.3 <text:s text:c="2"/>4165.9</text:p>
          </table:table-cell>
        </table:table-row>
        <table:table-row table:style-name="ro1">
          <table:table-cell office:value-type="string" calcext:value-type="string">
            <text:p>File Copy 1024 bufsize 2000 maxblocks <text:s text:c="9"/>3960.0 <text:s text:c="3"/>1649277.5 <text:s text:c="2"/>4164.8</text:p>
          </table:table-cell>
          <table:table-cell office:value-type="string" calcext:value-type="string">
            <text:p>File Copy 1024 bufsize 2000 maxblocks <text:s text:c="9"/>3960.0 <text:s text:c="3"/>1733929.3 <text:s text:c="2"/>4378.6</text:p>
          </table:table-cell>
          <table:table-cell office:value-type="string" calcext:value-type="string">
            <text:p>File Copy 1024 bufsize 2000 maxblocks <text:s text:c="9"/>3960.0 <text:s text:c="3"/>1697708.5 <text:s text:c="2"/>4287.1</text:p>
          </table:table-cell>
        </table:table-row>
        <table:table-row table:style-name="ro1">
          <table:table-cell office:value-type="string" calcext:value-type="string">
            <text:p>File Copy 256 bufsize 500 maxblocks <text:s text:c="11"/>1655.0 <text:s text:c="4"/>444241.8 <text:s text:c="2"/>2684.2</text:p>
          </table:table-cell>
          <table:table-cell office:value-type="string" calcext:value-type="string">
            <text:p>File Copy 256 bufsize 500 maxblocks <text:s text:c="11"/>1655.0 <text:s text:c="4"/>447864.1 <text:s text:c="2"/>2706.1</text:p>
          </table:table-cell>
          <table:table-cell office:value-type="string" calcext:value-type="string">
            <text:p>File Copy 256 bufsize 500 maxblocks <text:s text:c="11"/>1655.0 <text:s text:c="4"/>451572.5 <text:s text:c="2"/>2728.5</text:p>
          </table:table-cell>
        </table:table-row>
        <table:table-row table:style-name="ro1">
          <table:table-cell office:value-type="string" calcext:value-type="string">
            <text:p>File Copy 4096 bufsize 8000 maxblocks <text:s text:c="9"/>5800.0 <text:s text:c="3"/>5391385.3 <text:s text:c="2"/>9295.5</text:p>
          </table:table-cell>
          <table:table-cell office:value-type="string" calcext:value-type="string">
            <text:p>File Copy 4096 bufsize 8000 maxblocks <text:s text:c="9"/>5800.0 <text:s text:c="3"/>5495964.4 <text:s text:c="2"/>9475.8</text:p>
          </table:table-cell>
          <table:table-cell office:value-type="string" calcext:value-type="string">
            <text:p>File Copy 4096 bufsize 8000 maxblocks <text:s text:c="9"/>5800.0 <text:s text:c="3"/>5540981.7 <text:s text:c="2"/>9553.4</text:p>
          </table:table-cell>
        </table:table-row>
        <table:table-row table:style-name="ro1">
          <table:table-cell office:value-type="string" calcext:value-type="string">
            <text:p>Pipe Throughput <text:s text:c="30"/>12440.0 <text:s text:c="3"/>3367378.4 <text:s text:c="2"/>2706.9</text:p>
          </table:table-cell>
          <table:table-cell office:value-type="string" calcext:value-type="string">
            <text:p>Pipe Throughput <text:s text:c="30"/>12440.0 <text:s text:c="3"/>3392767.0 <text:s text:c="2"/>2727.3</text:p>
          </table:table-cell>
          <table:table-cell office:value-type="string" calcext:value-type="string">
            <text:p>Pipe Throughput <text:s text:c="30"/>12440.0 <text:s text:c="3"/>3411259.8 <text:s text:c="2"/>2742.2</text:p>
          </table:table-cell>
        </table:table-row>
        <table:table-row table:style-name="ro1">
          <table:table-cell office:value-type="string" calcext:value-type="string">
            <text:p>Pipe-based Context Switching <text:s text:c="18"/>4000.0 <text:s text:c="3"/>1013141.6 <text:s text:c="2"/>2532.9</text:p>
          </table:table-cell>
          <table:table-cell office:value-type="string" calcext:value-type="string">
            <text:p>Pipe-based Context Switching <text:s text:c="18"/>4000.0 <text:s text:c="3"/>1012545.3 <text:s text:c="2"/>2531.4</text:p>
          </table:table-cell>
          <table:table-cell office:value-type="string" calcext:value-type="string">
            <text:p>Pipe-based Context Switching <text:s text:c="18"/>4000.0 <text:s text:c="3"/>1014978.9 <text:s text:c="2"/>2537.4</text:p>
          </table:table-cell>
        </table:table-row>
        <table:table-row table:style-name="ro1">
          <table:table-cell office:value-type="string" calcext:value-type="string">
            <text:p>Process Creation <text:s text:c="31"/>126.0 <text:s text:c="5"/>48979.0 <text:s text:c="2"/>3887.2</text:p>
          </table:table-cell>
          <table:table-cell office:value-type="string" calcext:value-type="string">
            <text:p>Process Creation <text:s text:c="31"/>126.0 <text:s text:c="5"/>49370.5 <text:s text:c="2"/>3918.3</text:p>
          </table:table-cell>
          <table:table-cell office:value-type="string" calcext:value-type="string">
            <text:p>Process Creation <text:s text:c="31"/>126.0 <text:s text:c="5"/>48583.2 <text:s text:c="2"/>3855.8</text:p>
          </table:table-cell>
        </table:table-row>
        <table:table-row table:style-name="ro1">
          <table:table-cell office:value-type="string" calcext:value-type="string">
            <text:p>Shell Scripts (1 concurrent) <text:s text:c="20"/>42.4 <text:s text:c="5"/>30068.2 <text:s text:c="2"/>7091.6</text:p>
          </table:table-cell>
          <table:table-cell office:value-type="string" calcext:value-type="string">
            <text:p>Shell Scripts (1 concurrent) <text:s text:c="20"/>42.4 <text:s text:c="5"/>30176.0 <text:s text:c="2"/>7117.0</text:p>
          </table:table-cell>
          <table:table-cell office:value-type="string" calcext:value-type="string">
            <text:p>Shell Scripts (1 concurrent) <text:s text:c="20"/>42.4 <text:s text:c="5"/>30197.9 <text:s text:c="2"/>7122.1</text:p>
          </table:table-cell>
        </table:table-row>
        <table:table-row table:style-name="ro1">
          <table:table-cell office:value-type="string" calcext:value-type="string">
            <text:p>Shell Scripts (8 concurrent) <text:s text:c="21"/>6.0 <text:s text:c="6"/>4383.7 <text:s text:c="2"/>7306.1</text:p>
          </table:table-cell>
          <table:table-cell office:value-type="string" calcext:value-type="string">
            <text:p>Shell Scripts (8 concurrent) <text:s text:c="21"/>6.0 <text:s text:c="6"/>4406.9 <text:s text:c="2"/>7344.8</text:p>
          </table:table-cell>
          <table:table-cell office:value-type="string" calcext:value-type="string">
            <text:p>Shell Scripts (8 concurrent) <text:s text:c="21"/>6.0 <text:s text:c="6"/>4410.5 <text:s text:c="2"/>7350.8</text:p>
          </table:table-cell>
        </table:table-row>
        <table:table-row table:style-name="ro1">
          <table:table-cell office:value-type="string" calcext:value-type="string">
            <text:p>System Call Overhead <text:s text:c="25"/>15000.0 <text:s text:c="3"/>1834453.6 <text:s text:c="2"/>1223.0</text:p>
          </table:table-cell>
          <table:table-cell office:value-type="string" calcext:value-type="string">
            <text:p>System Call Overhead <text:s text:c="25"/>15000.0 <text:s text:c="3"/>1865784.6 <text:s text:c="2"/>1243.9</text:p>
          </table:table-cell>
          <table:table-cell office:value-type="string" calcext:value-type="string">
            <text:p>System Call Overhead <text:s text:c="25"/>15000.0 <text:s text:c="3"/>1862204.3 <text:s text:c="2"/>1241.5</text:p>
          </table:table-cell>
        </table:table-row>
        <table:table-row table:style-name="ro1">
          <table:table-cell table:number-columns-repeated="3" office:value-type="string" calcext:value-type="string">
            <text:p><text:s text:c="67"/>========</text:p>
          </table:table-cell>
        </table:table-row>
        <table:table-row table:style-name="ro1">
          <table:table-cell office:value-type="string" calcext:value-type="string">
            <text:p>System Benchmarks Index Score <text:s text:c="39"/>4534.6</text:p>
          </table:table-cell>
          <table:table-cell office:value-type="string" calcext:value-type="string">
            <text:p>System Benchmarks Index Score <text:s text:c="39"/>4578.4</text:p>
          </table:table-cell>
          <table:table-cell office:value-type="string" calcext:value-type="string">
            <text:p>System Benchmarks Index Score <text:s text:c="39"/>4576.0</text:p>
          </table:table-cell>
        </table:table-row>
      </table:table>
      <table:table table:name="centos方案" table:style-name="ta1">
        <table:table-column table:style-name="co3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Centos方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 Run: Tue Jan 12 2021 16:21:56 - 16:49:45</text:p>
          </table:table-cell>
          <table:table-cell office:value-type="string" calcext:value-type="string">
            <text:p>Benchmark Run: Tue Jan 12 2021 17:21:12 - 17:49:03</text:p>
          </table:table-cell>
          <table:table-cell office:value-type="string" calcext:value-type="string">
            <text:p>Benchmark Run: Wed Jan 13 2021 10:16:46 - 10:44:36</text:p>
          </table:table-cell>
        </table:table-row>
        <table:table-row table:style-name="ro1">
          <table:table-cell table:number-columns-repeated="3" office:value-type="string" calcext:value-type="string">
            <text:p>4 CPUs in system; running 1 parallel copy of tes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hrystone 2 using register variables <text:s text:c="6"/>54299647.9 lps <text:s text:c="2"/>(10.0 s, 7 samples)</text:p>
          </table:table-cell>
          <table:table-cell office:value-type="string" calcext:value-type="string">
            <text:p>Dhrystone 2 using register variables <text:s text:c="6"/>53543182.0 lps <text:s text:c="2"/>(10.0 s, 7 samples)</text:p>
          </table:table-cell>
          <table:table-cell office:value-type="string" calcext:value-type="string">
            <text:p>Dhrystone 2 using register variables <text:s text:c="6"/>53505320.1 lps <text:s text:c="2"/>(10.0 s, 7 samples)</text:p>
          </table:table-cell>
        </table:table-row>
        <table:table-row table:style-name="ro1">
          <table:table-cell office:value-type="string" calcext:value-type="string">
            <text:p>Double-Precision Whetstone <text:s text:c="20"/>8529.9 MWIPS (8.9 s, 7 samples)</text:p>
          </table:table-cell>
          <table:table-cell office:value-type="string" calcext:value-type="string">
            <text:p>Double-Precision Whetstone <text:s text:c="20"/>8526.8 MWIPS (8.9 s, 7 samples)</text:p>
          </table:table-cell>
          <table:table-cell office:value-type="string" calcext:value-type="string">
            <text:p>Double-Precision Whetstone <text:s text:c="20"/>8529.9 MWIPS (8.9 s, 7 samples)</text:p>
          </table:table-cell>
        </table:table-row>
        <table:table-row table:style-name="ro1">
          <table:table-cell office:value-type="string" calcext:value-type="string">
            <text:p>Execl Throughput <text:s text:c="30"/>5815.6 lps <text:s text:c="2"/>(30.0 s, 2 samples)</text:p>
          </table:table-cell>
          <table:table-cell office:value-type="string" calcext:value-type="string">
            <text:p>Execl Throughput <text:s text:c="30"/>5811.2 lps <text:s text:c="2"/>(30.0 s, 2 samples)</text:p>
          </table:table-cell>
          <table:table-cell office:value-type="string" calcext:value-type="string">
            <text:p>Execl Throughput <text:s text:c="30"/>5738.1 lps <text:s text:c="2"/>(30.0 s, 2 samples)</text:p>
          </table:table-cell>
        </table:table-row>
        <table:table-row table:style-name="ro1">
          <table:table-cell office:value-type="string" calcext:value-type="string">
            <text:p>File Copy 1024 bufsize 2000 maxblocks <text:s text:c="7"/>723496.9 KBps <text:s/>(30.0 s, 2 samples)</text:p>
          </table:table-cell>
          <table:table-cell office:value-type="string" calcext:value-type="string">
            <text:p>File Copy 1024 bufsize 2000 maxblocks <text:s text:c="7"/>730424.3 KBps <text:s/>(30.0 s, 2 samples)</text:p>
          </table:table-cell>
          <table:table-cell office:value-type="string" calcext:value-type="string">
            <text:p>File Copy 1024 bufsize 2000 maxblocks <text:s text:c="7"/>714002.7 KBps <text:s/>(30.0 s, 2 samples)</text:p>
          </table:table-cell>
        </table:table-row>
        <table:table-row table:style-name="ro1">
          <table:table-cell office:value-type="string" calcext:value-type="string">
            <text:p>File Copy 256 bufsize 500 maxblocks <text:s text:c="9"/>183928.4 KBps <text:s/>(30.0 s, 2 samples)</text:p>
          </table:table-cell>
          <table:table-cell office:value-type="string" calcext:value-type="string">
            <text:p>File Copy 256 bufsize 500 maxblocks <text:s text:c="9"/>186320.9 KBps <text:s/>(30.0 s, 2 samples)</text:p>
          </table:table-cell>
          <table:table-cell office:value-type="string" calcext:value-type="string">
            <text:p>File Copy 256 bufsize 500 maxblocks <text:s text:c="9"/>186364.0 KBps <text:s/>(30.0 s, 2 samples)</text:p>
          </table:table-cell>
        </table:table-row>
        <table:table-row table:style-name="ro1">
          <table:table-cell office:value-type="string" calcext:value-type="string">
            <text:p>File Copy 4096 bufsize 8000 maxblocks <text:s text:c="6"/>2143572.4 KBps <text:s/>(30.0 s, 2 samples)</text:p>
          </table:table-cell>
          <table:table-cell office:value-type="string" calcext:value-type="string">
            <text:p>File Copy 4096 bufsize 8000 maxblocks <text:s text:c="6"/>2155116.8 KBps <text:s/>(30.0 s, 2 samples)</text:p>
          </table:table-cell>
          <table:table-cell office:value-type="string" calcext:value-type="string">
            <text:p>File Copy 4096 bufsize 8000 maxblocks <text:s text:c="6"/>2112276.2 KBps <text:s/>(30.0 s, 2 samples)</text:p>
          </table:table-cell>
        </table:table-row>
        <table:table-row table:style-name="ro1">
          <table:table-cell office:value-type="string" calcext:value-type="string">
            <text:p>Pipe Throughput <text:s text:c="29"/>884092.2 lps <text:s text:c="2"/>(10.0 s, 7 samples)</text:p>
          </table:table-cell>
          <table:table-cell office:value-type="string" calcext:value-type="string">
            <text:p>Pipe Throughput <text:s text:c="29"/>898938.7 lps <text:s text:c="2"/>(10.0 s, 7 samples)</text:p>
          </table:table-cell>
          <table:table-cell office:value-type="string" calcext:value-type="string">
            <text:p>Pipe Throughput <text:s text:c="29"/>899501.5 lps <text:s text:c="2"/>(10.0 s, 7 samples)</text:p>
          </table:table-cell>
        </table:table-row>
        <table:table-row table:style-name="ro1">
          <table:table-cell office:value-type="string" calcext:value-type="string">
            <text:p>Pipe-based Context Switching <text:s text:c="16"/>233338.3 lps <text:s text:c="2"/>(10.0 s, 7 samples)</text:p>
          </table:table-cell>
          <table:table-cell office:value-type="string" calcext:value-type="string">
            <text:p>Pipe-based Context Switching <text:s text:c="16"/>234420.7 lps <text:s text:c="2"/>(10.0 s, 7 samples)</text:p>
          </table:table-cell>
          <table:table-cell office:value-type="string" calcext:value-type="string">
            <text:p>Pipe-based Context Switching <text:s text:c="16"/>234684.3 lps <text:s text:c="2"/>(10.0 s, 7 samples)</text:p>
          </table:table-cell>
        </table:table-row>
        <table:table-row table:style-name="ro1">
          <table:table-cell office:value-type="string" calcext:value-type="string">
            <text:p>Process Creation <text:s text:c="30"/>5511.6 lps <text:s text:c="2"/>(30.0 s, 2 samples)</text:p>
          </table:table-cell>
          <table:table-cell office:value-type="string" calcext:value-type="string">
            <text:p>Process Creation <text:s text:c="30"/>5659.5 lps <text:s text:c="2"/>(30.0 s, 2 samples)</text:p>
          </table:table-cell>
          <table:table-cell office:value-type="string" calcext:value-type="string">
            <text:p>Process Creation <text:s text:c="30"/>5377.6 lps <text:s text:c="2"/>(30.0 s, 2 samples)</text:p>
          </table:table-cell>
        </table:table-row>
        <table:table-row table:style-name="ro1">
          <table:table-cell office:value-type="string" calcext:value-type="string">
            <text:p>Shell Scripts (1 concurrent) <text:s text:c="17"/>14225.6 lpm <text:s text:c="2"/>(60.0 s, 2 samples)</text:p>
          </table:table-cell>
          <table:table-cell office:value-type="string" calcext:value-type="string">
            <text:p>Shell Scripts (1 concurrent) <text:s text:c="17"/>13966.3 lpm <text:s text:c="2"/>(60.0 s, 2 samples)</text:p>
          </table:table-cell>
          <table:table-cell office:value-type="string" calcext:value-type="string">
            <text:p>Shell Scripts (1 concurrent) <text:s text:c="17"/>14444.7 lpm <text:s text:c="2"/>(60.0 s, 2 samples)</text:p>
          </table:table-cell>
        </table:table-row>
        <table:table-row table:style-name="ro3">
          <table:table-cell office:value-type="string" calcext:value-type="string">
            <text:p>Shell Scripts (8 concurrent) <text:s text:c="18"/>3702.1 lpm <text:s text:c="2"/>(60.0 s, 2 samples)</text:p>
          </table:table-cell>
          <table:table-cell office:value-type="string" calcext:value-type="string">
            <text:p>Shell Scripts (8 concurrent) <text:s text:c="18"/>3674.5 lpm <text:s text:c="2"/>(60.0 s, 2 samples)</text:p>
          </table:table-cell>
          <table:table-cell office:value-type="string" calcext:value-type="string">
            <text:p>Shell Scripts (8 concurrent) <text:s text:c="18"/>3684.8 lpm <text:s text:c="2"/>(60.0 s, 2 samples)</text:p>
          </table:table-cell>
        </table:table-row>
        <table:table-row table:style-name="ro1">
          <table:table-cell office:value-type="string" calcext:value-type="string">
            <text:p>System Call Overhead <text:s text:c="24"/>494485.3 lps <text:s text:c="2"/>(10.0 s, 7 samples)</text:p>
          </table:table-cell>
          <table:table-cell office:value-type="string" calcext:value-type="string">
            <text:p>System Call Overhead <text:s text:c="24"/>504907.6 lps <text:s text:c="2"/>(10.0 s, 7 samples)</text:p>
          </table:table-cell>
          <table:table-cell office:value-type="string" calcext:value-type="string">
            <text:p>System Call Overhead <text:s text:c="24"/>504610.4 lps <text:s text:c="2"/>(10.0 s, 7 sampl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System Benchmarks Index Values <text:s text:c="14"/>BASELINE <text:s text:c="6"/>RESULT <text:s text:c="3"/>INDEX</text:p>
          </table:table-cell>
        </table:table-row>
        <table:table-row table:style-name="ro1">
          <table:table-cell office:value-type="string" calcext:value-type="string">
            <text:p>Dhrystone 2 using register variables <text:s text:c="8"/>116700.0 <text:s text:c="2"/>54299647.9 <text:s text:c="2"/>4652.9</text:p>
          </table:table-cell>
          <table:table-cell office:value-type="string" calcext:value-type="string">
            <text:p>Dhrystone 2 using register variables <text:s text:c="8"/>116700.0 <text:s text:c="2"/>53543182.0 <text:s text:c="2"/>4588.1</text:p>
          </table:table-cell>
          <table:table-cell office:value-type="string" calcext:value-type="string">
            <text:p>Dhrystone 2 using register variables <text:s text:c="8"/>116700.0 <text:s text:c="2"/>53505320.1 <text:s text:c="2"/>4584.9</text:p>
          </table:table-cell>
        </table:table-row>
        <table:table-row table:style-name="ro1">
          <table:table-cell office:value-type="string" calcext:value-type="string">
            <text:p>Double-Precision Whetstone <text:s text:c="22"/>55.0 <text:s text:c="6"/>8529.9 <text:s text:c="2"/>1550.9</text:p>
          </table:table-cell>
          <table:table-cell office:value-type="string" calcext:value-type="string">
            <text:p>Double-Precision Whetstone <text:s text:c="22"/>55.0 <text:s text:c="6"/>8526.8 <text:s text:c="2"/>1550.3</text:p>
          </table:table-cell>
          <table:table-cell office:value-type="string" calcext:value-type="string">
            <text:p>Double-Precision Whetstone <text:s text:c="22"/>55.0 <text:s text:c="6"/>8529.9 <text:s text:c="2"/>1550.9</text:p>
          </table:table-cell>
        </table:table-row>
        <table:table-row table:style-name="ro1">
          <table:table-cell office:value-type="string" calcext:value-type="string">
            <text:p>Execl Throughput <text:s text:c="32"/>43.0 <text:s text:c="6"/>5815.6 <text:s text:c="2"/>1352.5</text:p>
          </table:table-cell>
          <table:table-cell office:value-type="string" calcext:value-type="string">
            <text:p>Execl Throughput <text:s text:c="32"/>43.0 <text:s text:c="6"/>5811.2 <text:s text:c="2"/>1351.5</text:p>
          </table:table-cell>
          <table:table-cell office:value-type="string" calcext:value-type="string">
            <text:p>Execl Throughput <text:s text:c="32"/>43.0 <text:s text:c="6"/>5738.1 <text:s text:c="2"/>1334.5</text:p>
          </table:table-cell>
        </table:table-row>
        <table:table-row table:style-name="ro1">
          <table:table-cell office:value-type="string" calcext:value-type="string">
            <text:p>File Copy 1024 bufsize 2000 maxblocks <text:s text:c="9"/>3960.0 <text:s text:c="4"/>723496.9 <text:s text:c="2"/>1827.0</text:p>
          </table:table-cell>
          <table:table-cell office:value-type="string" calcext:value-type="string">
            <text:p>File Copy 1024 bufsize 2000 maxblocks <text:s text:c="9"/>3960.0 <text:s text:c="4"/>730424.3 <text:s text:c="2"/>1844.5</text:p>
          </table:table-cell>
          <table:table-cell office:value-type="string" calcext:value-type="string">
            <text:p>File Copy 1024 bufsize 2000 maxblocks <text:s text:c="9"/>3960.0 <text:s text:c="4"/>714002.7 <text:s text:c="2"/>1803.0</text:p>
          </table:table-cell>
        </table:table-row>
        <table:table-row table:style-name="ro1">
          <table:table-cell office:value-type="string" calcext:value-type="string">
            <text:p>File Copy 256 bufsize 500 maxblocks <text:s text:c="11"/>1655.0 <text:s text:c="4"/>183928.4 <text:s text:c="2"/>1111.4</text:p>
          </table:table-cell>
          <table:table-cell office:value-type="string" calcext:value-type="string">
            <text:p>File Copy 256 bufsize 500 maxblocks <text:s text:c="11"/>1655.0 <text:s text:c="4"/>186320.9 <text:s text:c="2"/>1125.8</text:p>
          </table:table-cell>
          <table:table-cell office:value-type="string" calcext:value-type="string">
            <text:p>File Copy 256 bufsize 500 maxblocks <text:s text:c="11"/>1655.0 <text:s text:c="4"/>186364.0 <text:s text:c="2"/>1126.1</text:p>
          </table:table-cell>
        </table:table-row>
        <table:table-row table:style-name="ro1">
          <table:table-cell office:value-type="string" calcext:value-type="string">
            <text:p>File Copy 4096 bufsize 8000 maxblocks <text:s text:c="9"/>5800.0 <text:s text:c="3"/>2143572.4 <text:s text:c="2"/>3695.8</text:p>
          </table:table-cell>
          <table:table-cell office:value-type="string" calcext:value-type="string">
            <text:p>File Copy 4096 bufsize 8000 maxblocks <text:s text:c="9"/>5800.0 <text:s text:c="3"/>2155116.8 <text:s text:c="2"/>3715.7</text:p>
          </table:table-cell>
          <table:table-cell office:value-type="string" calcext:value-type="string">
            <text:p>File Copy 4096 bufsize 8000 maxblocks <text:s text:c="9"/>5800.0 <text:s text:c="3"/>2112276.2 <text:s text:c="2"/>3641.9</text:p>
          </table:table-cell>
        </table:table-row>
        <table:table-row table:style-name="ro1">
          <table:table-cell office:value-type="string" calcext:value-type="string">
            <text:p>Pipe Throughput <text:s text:c="30"/>12440.0 <text:s text:c="4"/>884092.2 <text:s text:c="3"/>710.7</text:p>
          </table:table-cell>
          <table:table-cell office:value-type="string" calcext:value-type="string">
            <text:p>Pipe Throughput <text:s text:c="30"/>12440.0 <text:s text:c="4"/>898938.7 <text:s text:c="3"/>722.6</text:p>
          </table:table-cell>
          <table:table-cell office:value-type="string" calcext:value-type="string">
            <text:p>Pipe Throughput <text:s text:c="30"/>12440.0 <text:s text:c="4"/>899501.5 <text:s text:c="3"/>723.1</text:p>
          </table:table-cell>
        </table:table-row>
        <table:table-row table:style-name="ro1">
          <table:table-cell office:value-type="string" calcext:value-type="string">
            <text:p>Pipe-based Context Switching <text:s text:c="18"/>4000.0 <text:s text:c="4"/>233338.3 <text:s text:c="3"/>583.3</text:p>
          </table:table-cell>
          <table:table-cell office:value-type="string" calcext:value-type="string">
            <text:p>Pipe-based Context Switching <text:s text:c="18"/>4000.0 <text:s text:c="4"/>234420.7 <text:s text:c="3"/>586.1</text:p>
          </table:table-cell>
          <table:table-cell office:value-type="string" calcext:value-type="string">
            <text:p>Pipe-based Context Switching <text:s text:c="18"/>4000.0 <text:s text:c="4"/>234684.3 <text:s text:c="3"/>586.7</text:p>
          </table:table-cell>
        </table:table-row>
        <table:table-row table:style-name="ro1">
          <table:table-cell office:value-type="string" calcext:value-type="string">
            <text:p>Process Creation <text:s text:c="31"/>126.0 <text:s text:c="6"/>5511.6 <text:s text:c="3"/>437.4</text:p>
          </table:table-cell>
          <table:table-cell office:value-type="string" calcext:value-type="string">
            <text:p>Process Creation <text:s text:c="31"/>126.0 <text:s text:c="6"/>5659.5 <text:s text:c="3"/>449.2</text:p>
          </table:table-cell>
          <table:table-cell office:value-type="string" calcext:value-type="string">
            <text:p>Process Creation <text:s text:c="31"/>126.0 <text:s text:c="6"/>5377.6 <text:s text:c="3"/>426.8</text:p>
          </table:table-cell>
        </table:table-row>
        <table:table-row table:style-name="ro1">
          <table:table-cell office:value-type="string" calcext:value-type="string">
            <text:p>Shell Scripts (1 concurrent) <text:s text:c="20"/>42.4 <text:s text:c="5"/>14225.6 <text:s text:c="2"/>3355.1</text:p>
          </table:table-cell>
          <table:table-cell office:value-type="string" calcext:value-type="string">
            <text:p>Shell Scripts (1 concurrent) <text:s text:c="20"/>42.4 <text:s text:c="5"/>13966.3 <text:s text:c="2"/>3293.9</text:p>
          </table:table-cell>
          <table:table-cell office:value-type="string" calcext:value-type="string">
            <text:p>Shell Scripts (1 concurrent) <text:s text:c="20"/>42.4 <text:s text:c="5"/>14444.7 <text:s text:c="2"/>3406.8</text:p>
          </table:table-cell>
        </table:table-row>
        <table:table-row table:style-name="ro1">
          <table:table-cell office:value-type="string" calcext:value-type="string">
            <text:p>Shell Scripts (8 concurrent) <text:s text:c="21"/>6.0 <text:s text:c="6"/>3702.1 <text:s text:c="2"/>6170.1</text:p>
          </table:table-cell>
          <table:table-cell office:value-type="string" calcext:value-type="string">
            <text:p>Shell Scripts (8 concurrent) <text:s text:c="21"/>6.0 <text:s text:c="6"/>3674.5 <text:s text:c="2"/>6124.1</text:p>
          </table:table-cell>
          <table:table-cell office:value-type="string" calcext:value-type="string">
            <text:p>Shell Scripts (8 concurrent) <text:s text:c="21"/>6.0 <text:s text:c="6"/>3684.8 <text:s text:c="2"/>6141.3</text:p>
          </table:table-cell>
        </table:table-row>
        <table:table-row table:style-name="ro1">
          <table:table-cell office:value-type="string" calcext:value-type="string">
            <text:p>System Call Overhead <text:s text:c="25"/>15000.0 <text:s text:c="4"/>494485.3 <text:s text:c="3"/>329.7</text:p>
          </table:table-cell>
          <table:table-cell office:value-type="string" calcext:value-type="string">
            <text:p>System Call Overhead <text:s text:c="25"/>15000.0 <text:s text:c="4"/>504907.6 <text:s text:c="3"/>336.6</text:p>
          </table:table-cell>
          <table:table-cell office:value-type="string" calcext:value-type="string">
            <text:p>System Call Overhead <text:s text:c="25"/>15000.0 <text:s text:c="4"/>504610.4 <text:s text:c="3"/>336.4</text:p>
          </table:table-cell>
        </table:table-row>
        <table:table-row table:style-name="ro1">
          <table:table-cell table:number-columns-repeated="3" office:value-type="string" calcext:value-type="string">
            <text:p><text:s text:c="67"/>========</text:p>
          </table:table-cell>
        </table:table-row>
        <table:table-row table:style-name="ro1">
          <table:table-cell office:value-type="string" calcext:value-type="string">
            <text:p>System Benchmarks Index Score <text:s text:c="39"/>1455.8</text:p>
          </table:table-cell>
          <table:table-cell office:value-type="string" calcext:value-type="string">
            <text:p>System Benchmarks Index Score <text:s text:c="39"/>1462.6</text:p>
          </table:table-cell>
          <table:table-cell office:value-type="string" calcext:value-type="string">
            <text:p>System Benchmarks Index Score <text:s text:c="39"/>1454.2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Benchmark Run: Tue Jan 12 2021 16:49:45 - 17:17:37</text:p>
          </table:table-cell>
          <table:table-cell office:value-type="string" calcext:value-type="string">
            <text:p>Benchmark Run: Tue Jan 12 2021 17:49:03 - 18:16:55</text:p>
          </table:table-cell>
          <table:table-cell office:value-type="string" calcext:value-type="string">
            <text:p>Benchmark Run: Wed Jan 13 2021 10:44:36 - 11:12:28</text:p>
          </table:table-cell>
        </table:table-row>
        <table:table-row table:style-name="ro1">
          <table:table-cell table:number-columns-repeated="3" office:value-type="string" calcext:value-type="string">
            <text:p>4 CPUs in system; running 4 parallel copies of tes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hrystone 2 using register variables <text:s text:c="5"/>204524668.5 lps <text:s text:c="2"/>(10.0 s, 7 samples)</text:p>
          </table:table-cell>
          <table:table-cell office:value-type="string" calcext:value-type="string">
            <text:p>Dhrystone 2 using register variables <text:s text:c="5"/>204554263.0 lps <text:s text:c="2"/>(10.0 s, 7 samples)</text:p>
          </table:table-cell>
          <table:table-cell office:value-type="string" calcext:value-type="string">
            <text:p>Dhrystone 2 using register variables <text:s text:c="5"/>203744833.7 lps <text:s text:c="2"/>(10.0 s, 7 samples)</text:p>
          </table:table-cell>
        </table:table-row>
        <table:table-row table:style-name="ro1">
          <table:table-cell office:value-type="string" calcext:value-type="string">
            <text:p>Double-Precision Whetstone <text:s text:c="19"/>32483.5 MWIPS (8.9 s, 7 samples)</text:p>
          </table:table-cell>
          <table:table-cell office:value-type="string" calcext:value-type="string">
            <text:p>Double-Precision Whetstone <text:s text:c="19"/>32480.4 MWIPS (8.9 s, 7 samples)</text:p>
          </table:table-cell>
          <table:table-cell office:value-type="string" calcext:value-type="string">
            <text:p>Double-Precision Whetstone <text:s text:c="19"/>32465.6 MWIPS (8.9 s, 7 samples)</text:p>
          </table:table-cell>
        </table:table-row>
        <table:table-row table:style-name="ro1">
          <table:table-cell office:value-type="string" calcext:value-type="string">
            <text:p>Execl Throughput <text:s text:c="29"/>17895.0 lps <text:s text:c="2"/>(30.0 s, 2 samples)</text:p>
          </table:table-cell>
          <table:table-cell office:value-type="string" calcext:value-type="string">
            <text:p>Execl Throughput <text:s text:c="29"/>17988.8 lps <text:s text:c="2"/>(29.9 s, 2 samples)</text:p>
          </table:table-cell>
          <table:table-cell office:value-type="string" calcext:value-type="string">
            <text:p>Execl Throughput <text:s text:c="29"/>17936.5 lps <text:s text:c="2"/>(29.9 s, 2 samples)</text:p>
          </table:table-cell>
        </table:table-row>
        <table:table-row table:style-name="ro1">
          <table:table-cell office:value-type="string" calcext:value-type="string">
            <text:p>File Copy 1024 bufsize 2000 maxblocks <text:s text:c="6"/>1701590.8 KBps <text:s/>(30.0 s, 2 samples)</text:p>
          </table:table-cell>
          <table:table-cell office:value-type="string" calcext:value-type="string">
            <text:p>File Copy 1024 bufsize 2000 maxblocks <text:s text:c="6"/>1694569.3 KBps <text:s/>(30.0 s, 2 samples)</text:p>
          </table:table-cell>
          <table:table-cell office:value-type="string" calcext:value-type="string">
            <text:p>File Copy 1024 bufsize 2000 maxblocks <text:s text:c="6"/>1690939.1 KBps <text:s/>(30.0 s, 2 samples)</text:p>
          </table:table-cell>
        </table:table-row>
        <table:table-row table:style-name="ro1">
          <table:table-cell office:value-type="string" calcext:value-type="string">
            <text:p>File Copy 256 bufsize 500 maxblocks <text:s text:c="9"/>450220.1 KBps <text:s/>(30.0 s, 2 samples)</text:p>
          </table:table-cell>
          <table:table-cell office:value-type="string" calcext:value-type="string">
            <text:p>File Copy 256 bufsize 500 maxblocks <text:s text:c="9"/>448045.5 KBps <text:s/>(30.0 s, 2 samples)</text:p>
          </table:table-cell>
          <table:table-cell office:value-type="string" calcext:value-type="string">
            <text:p>File Copy 256 bufsize 500 maxblocks <text:s text:c="9"/>444455.5 KBps <text:s/>(30.0 s, 2 samples)</text:p>
          </table:table-cell>
        </table:table-row>
        <table:table-row table:style-name="ro1">
          <table:table-cell office:value-type="string" calcext:value-type="string">
            <text:p>File Copy 4096 bufsize 8000 maxblocks <text:s text:c="6"/>5586805.0 KBps <text:s/>(30.0 s, 2 samples)</text:p>
          </table:table-cell>
          <table:table-cell office:value-type="string" calcext:value-type="string">
            <text:p>File Copy 4096 bufsize 8000 maxblocks <text:s text:c="6"/>5523090.1 KBps <text:s/>(30.0 s, 2 samples)</text:p>
          </table:table-cell>
          <table:table-cell office:value-type="string" calcext:value-type="string">
            <text:p>File Copy 4096 bufsize 8000 maxblocks <text:s text:c="6"/>5407604.9 KBps <text:s/>(30.0 s, 2 samples)</text:p>
          </table:table-cell>
        </table:table-row>
        <table:table-row table:style-name="ro1">
          <table:table-cell office:value-type="string" calcext:value-type="string">
            <text:p>Pipe Throughput <text:s text:c="28"/>3367874.6 lps <text:s text:c="2"/>(10.0 s, 7 samples)</text:p>
          </table:table-cell>
          <table:table-cell office:value-type="string" calcext:value-type="string">
            <text:p>Pipe Throughput <text:s text:c="28"/>3426615.0 lps <text:s text:c="2"/>(10.0 s, 7 samples)</text:p>
          </table:table-cell>
          <table:table-cell office:value-type="string" calcext:value-type="string">
            <text:p>Pipe Throughput <text:s text:c="28"/>3423905.1 lps <text:s text:c="2"/>(10.0 s, 7 samples)</text:p>
          </table:table-cell>
        </table:table-row>
        <table:table-row table:style-name="ro1">
          <table:table-cell office:value-type="string" calcext:value-type="string">
            <text:p>Pipe-based Context Switching <text:s text:c="15"/>1013606.9 lps <text:s text:c="2"/>(10.0 s, 7 samples)</text:p>
          </table:table-cell>
          <table:table-cell office:value-type="string" calcext:value-type="string">
            <text:p>Pipe-based Context Switching <text:s text:c="15"/>1021099.4 lps <text:s text:c="2"/>(10.0 s, 7 samples)</text:p>
          </table:table-cell>
          <table:table-cell office:value-type="string" calcext:value-type="string">
            <text:p>Pipe-based Context Switching <text:s text:c="15"/>1021773.1 lps <text:s text:c="2"/>(10.0 s, 7 samples)</text:p>
          </table:table-cell>
        </table:table-row>
        <table:table-row table:style-name="ro1">
          <table:table-cell office:value-type="string" calcext:value-type="string">
            <text:p>Process Creation <text:s text:c="29"/>49133.9 lps <text:s text:c="2"/>(30.0 s, 2 samples)</text:p>
          </table:table-cell>
          <table:table-cell office:value-type="string" calcext:value-type="string">
            <text:p>Process Creation <text:s text:c="29"/>48825.1 lps <text:s text:c="2"/>(30.0 s, 2 samples)</text:p>
          </table:table-cell>
          <table:table-cell office:value-type="string" calcext:value-type="string">
            <text:p>Process Creation <text:s text:c="29"/>49105.6 lps <text:s text:c="2"/>(30.0 s, 2 samples)</text:p>
          </table:table-cell>
        </table:table-row>
        <table:table-row table:style-name="ro1">
          <table:table-cell office:value-type="string" calcext:value-type="string">
            <text:p>Shell Scripts (1 concurrent) <text:s text:c="17"/>30241.5 lpm <text:s text:c="2"/>(60.0 s, 2 samples)</text:p>
          </table:table-cell>
          <table:table-cell office:value-type="string" calcext:value-type="string">
            <text:p>Shell Scripts (1 concurrent) <text:s text:c="17"/>30318.2 lpm <text:s text:c="2"/>(60.0 s, 2 samples)</text:p>
          </table:table-cell>
          <table:table-cell office:value-type="string" calcext:value-type="string">
            <text:p>Shell Scripts (1 concurrent) <text:s text:c="17"/>30095.5 lpm <text:s text:c="2"/>(60.0 s, 2 samples)</text:p>
          </table:table-cell>
        </table:table-row>
        <table:table-row table:style-name="ro1">
          <table:table-cell office:value-type="string" calcext:value-type="string">
            <text:p>Shell Scripts (8 concurrent) <text:s text:c="18"/>4413.5 lpm <text:s text:c="2"/>(60.0 s, 2 samples)</text:p>
          </table:table-cell>
          <table:table-cell office:value-type="string" calcext:value-type="string">
            <text:p>Shell Scripts (8 concurrent) <text:s text:c="18"/>4415.1 lpm <text:s text:c="2"/>(60.0 s, 2 samples)</text:p>
          </table:table-cell>
          <table:table-cell office:value-type="string" calcext:value-type="string">
            <text:p>Shell Scripts (8 concurrent) <text:s text:c="18"/>4423.0 lpm <text:s text:c="2"/>(60.0 s, 2 samples)</text:p>
          </table:table-cell>
        </table:table-row>
        <table:table-row table:style-name="ro1">
          <table:table-cell office:value-type="string" calcext:value-type="string">
            <text:p>System Call Overhead <text:s text:c="23"/>1839691.3 lps <text:s text:c="2"/>(10.0 s, 7 samples)</text:p>
          </table:table-cell>
          <table:table-cell office:value-type="string" calcext:value-type="string">
            <text:p>System Call Overhead <text:s text:c="23"/>1878049.6 lps <text:s text:c="2"/>(10.0 s, 7 samples)</text:p>
          </table:table-cell>
          <table:table-cell office:value-type="string" calcext:value-type="string">
            <text:p>System Call Overhead <text:s text:c="23"/>1864944.1 lps <text:s text:c="2"/>(10.0 s, 7 samples)</text:p>
          </table:table-cell>
        </table:table-row>
        <table:table-row table:style-name="ro1">
          <table:table-cell table:number-columns-repeated="3" office:value-type="string" calcext:value-type="string">
            <text:p>System Benchmarks Index Values <text:s text:c="14"/>BASELINE <text:s text:c="6"/>RESULT <text:s text:c="3"/>INDEX</text:p>
          </table:table-cell>
        </table:table-row>
        <table:table-row table:style-name="ro1">
          <table:table-cell office:value-type="string" calcext:value-type="string">
            <text:p>Dhrystone 2 using register variables <text:s text:c="8"/>116700.0 <text:s/>204524668.5 <text:s/>17525.7</text:p>
          </table:table-cell>
          <table:table-cell office:value-type="string" calcext:value-type="string">
            <text:p>Dhrystone 2 using register variables <text:s text:c="8"/>116700.0 <text:s/>204554263.0 <text:s/>17528.2</text:p>
          </table:table-cell>
          <table:table-cell office:value-type="string" calcext:value-type="string">
            <text:p>Dhrystone 2 using register variables <text:s text:c="8"/>116700.0 <text:s/>203744833.7 <text:s/>17458.9</text:p>
          </table:table-cell>
        </table:table-row>
        <table:table-row table:style-name="ro1">
          <table:table-cell office:value-type="string" calcext:value-type="string">
            <text:p>Double-Precision Whetstone <text:s text:c="22"/>55.0 <text:s text:c="5"/>32483.5 <text:s text:c="2"/>5906.1</text:p>
          </table:table-cell>
          <table:table-cell office:value-type="string" calcext:value-type="string">
            <text:p>Double-Precision Whetstone <text:s text:c="22"/>55.0 <text:s text:c="5"/>32480.4 <text:s text:c="2"/>5905.5</text:p>
          </table:table-cell>
          <table:table-cell office:value-type="string" calcext:value-type="string">
            <text:p>Double-Precision Whetstone <text:s text:c="22"/>55.0 <text:s text:c="5"/>32465.6 <text:s text:c="2"/>5902.8</text:p>
          </table:table-cell>
        </table:table-row>
        <table:table-row table:style-name="ro1">
          <table:table-cell office:value-type="string" calcext:value-type="string">
            <text:p>Execl Throughput <text:s text:c="32"/>43.0 <text:s text:c="5"/>17895.0 <text:s text:c="2"/>4161.6</text:p>
          </table:table-cell>
          <table:table-cell office:value-type="string" calcext:value-type="string">
            <text:p>Execl Throughput <text:s text:c="32"/>43.0 <text:s text:c="5"/>17988.8 <text:s text:c="2"/>4183.4</text:p>
          </table:table-cell>
          <table:table-cell office:value-type="string" calcext:value-type="string">
            <text:p>Execl Throughput <text:s text:c="32"/>43.0 <text:s text:c="5"/>17936.5 <text:s text:c="2"/>4171.3</text:p>
          </table:table-cell>
        </table:table-row>
        <table:table-row table:style-name="ro1">
          <table:table-cell office:value-type="string" calcext:value-type="string">
            <text:p>File Copy 1024 bufsize 2000 maxblocks <text:s text:c="9"/>3960.0 <text:s text:c="3"/>1701590.8 <text:s text:c="2"/>4296.9</text:p>
          </table:table-cell>
          <table:table-cell office:value-type="string" calcext:value-type="string">
            <text:p>File Copy 1024 bufsize 2000 maxblocks <text:s text:c="9"/>3960.0 <text:s text:c="3"/>1694569.3 <text:s text:c="2"/>4279.2</text:p>
          </table:table-cell>
          <table:table-cell office:value-type="string" calcext:value-type="string">
            <text:p>File Copy 1024 bufsize 2000 maxblocks <text:s text:c="9"/>3960.0 <text:s text:c="3"/>1690939.1 <text:s text:c="2"/>4270.0</text:p>
          </table:table-cell>
        </table:table-row>
        <table:table-row table:style-name="ro1">
          <table:table-cell office:value-type="string" calcext:value-type="string">
            <text:p>File Copy 256 bufsize 500 maxblocks <text:s text:c="11"/>1655.0 <text:s text:c="4"/>450220.1 <text:s text:c="2"/>2720.4</text:p>
          </table:table-cell>
          <table:table-cell office:value-type="string" calcext:value-type="string">
            <text:p>File Copy 256 bufsize 500 maxblocks <text:s text:c="11"/>1655.0 <text:s text:c="4"/>448045.5 <text:s text:c="2"/>2707.2</text:p>
          </table:table-cell>
          <table:table-cell office:value-type="string" calcext:value-type="string">
            <text:p>File Copy 256 bufsize 500 maxblocks <text:s text:c="11"/>1655.0 <text:s text:c="4"/>444455.5 <text:s text:c="2"/>2685.5</text:p>
          </table:table-cell>
        </table:table-row>
        <table:table-row table:style-name="ro1">
          <table:table-cell office:value-type="string" calcext:value-type="string">
            <text:p>File Copy 4096 bufsize 8000 maxblocks <text:s text:c="9"/>5800.0 <text:s text:c="3"/>5586805.0 <text:s text:c="2"/>9632.4</text:p>
          </table:table-cell>
          <table:table-cell office:value-type="string" calcext:value-type="string">
            <text:p>File Copy 4096 bufsize 8000 maxblocks <text:s text:c="9"/>5800.0 <text:s text:c="3"/>5523090.1 <text:s text:c="2"/>9522.6</text:p>
          </table:table-cell>
          <table:table-cell office:value-type="string" calcext:value-type="string">
            <text:p>File Copy 4096 bufsize 8000 maxblocks <text:s text:c="9"/>5800.0 <text:s text:c="3"/>5407604.9 <text:s text:c="2"/>9323.5</text:p>
          </table:table-cell>
        </table:table-row>
        <table:table-row table:style-name="ro1">
          <table:table-cell office:value-type="string" calcext:value-type="string">
            <text:p>Pipe Throughput <text:s text:c="30"/>12440.0 <text:s text:c="3"/>3367874.6 <text:s text:c="2"/>2707.3</text:p>
          </table:table-cell>
          <table:table-cell office:value-type="string" calcext:value-type="string">
            <text:p>Pipe Throughput <text:s text:c="30"/>12440.0 <text:s text:c="3"/>3426615.0 <text:s text:c="2"/>2754.5</text:p>
          </table:table-cell>
          <table:table-cell office:value-type="string" calcext:value-type="string">
            <text:p>Pipe Throughput <text:s text:c="30"/>12440.0 <text:s text:c="3"/>3423905.1 <text:s text:c="2"/>2752.3</text:p>
          </table:table-cell>
        </table:table-row>
        <table:table-row table:style-name="ro1">
          <table:table-cell office:value-type="string" calcext:value-type="string">
            <text:p>Pipe-based Context Switching <text:s text:c="18"/>4000.0 <text:s text:c="3"/>1013606.9 <text:s text:c="2"/>2534.0</text:p>
          </table:table-cell>
          <table:table-cell office:value-type="string" calcext:value-type="string">
            <text:p>Pipe-based Context Switching <text:s text:c="18"/>4000.0 <text:s text:c="3"/>1021099.4 <text:s text:c="2"/>2552.7</text:p>
          </table:table-cell>
          <table:table-cell office:value-type="string" calcext:value-type="string">
            <text:p>Pipe-based Context Switching <text:s text:c="18"/>4000.0 <text:s text:c="3"/>1021773.1 <text:s text:c="2"/>2554.4</text:p>
          </table:table-cell>
        </table:table-row>
        <table:table-row table:style-name="ro1">
          <table:table-cell office:value-type="string" calcext:value-type="string">
            <text:p>Process Creation <text:s text:c="31"/>126.0 <text:s text:c="5"/>49133.9 <text:s text:c="2"/>3899.5</text:p>
          </table:table-cell>
          <table:table-cell office:value-type="string" calcext:value-type="string">
            <text:p>Process Creation <text:s text:c="31"/>126.0 <text:s text:c="5"/>48825.1 <text:s text:c="2"/>3875.0</text:p>
          </table:table-cell>
          <table:table-cell office:value-type="string" calcext:value-type="string">
            <text:p>Process Creation <text:s text:c="31"/>126.0 <text:s text:c="5"/>49105.6 <text:s text:c="2"/>3897.3</text:p>
          </table:table-cell>
        </table:table-row>
        <table:table-row table:style-name="ro1">
          <table:table-cell office:value-type="string" calcext:value-type="string">
            <text:p>Shell Scripts (1 concurrent) <text:s text:c="20"/>42.4 <text:s text:c="5"/>30241.5 <text:s text:c="2"/>7132.4</text:p>
          </table:table-cell>
          <table:table-cell office:value-type="string" calcext:value-type="string">
            <text:p>Shell Scripts (1 concurrent) <text:s text:c="20"/>42.4 <text:s text:c="5"/>30318.2 <text:s text:c="2"/>7150.5</text:p>
          </table:table-cell>
          <table:table-cell office:value-type="string" calcext:value-type="string">
            <text:p>Shell Scripts (1 concurrent) <text:s text:c="20"/>42.4 <text:s text:c="5"/>30095.5 <text:s text:c="2"/>7098.0</text:p>
          </table:table-cell>
        </table:table-row>
        <table:table-row table:style-name="ro1">
          <table:table-cell office:value-type="string" calcext:value-type="string">
            <text:p>Shell Scripts (8 concurrent) <text:s text:c="21"/>6.0 <text:s text:c="6"/>4413.5 <text:s text:c="2"/>7355.8</text:p>
          </table:table-cell>
          <table:table-cell office:value-type="string" calcext:value-type="string">
            <text:p>Shell Scripts (8 concurrent) <text:s text:c="21"/>6.0 <text:s text:c="6"/>4415.1 <text:s text:c="2"/>7358.5</text:p>
          </table:table-cell>
          <table:table-cell office:value-type="string" calcext:value-type="string">
            <text:p>Shell Scripts (8 concurrent) <text:s text:c="21"/>6.0 <text:s text:c="6"/>4423.0 <text:s text:c="2"/>7371.6</text:p>
          </table:table-cell>
        </table:table-row>
        <table:table-row table:style-name="ro1">
          <table:table-cell office:value-type="string" calcext:value-type="string">
            <text:p>System Call Overhead <text:s text:c="25"/>15000.0 <text:s text:c="3"/>1839691.3 <text:s text:c="2"/>1226.5</text:p>
          </table:table-cell>
          <table:table-cell office:value-type="string" calcext:value-type="string">
            <text:p>System Call Overhead <text:s text:c="25"/>15000.0 <text:s text:c="3"/>1878049.6 <text:s text:c="2"/>1252.0</text:p>
          </table:table-cell>
          <table:table-cell office:value-type="string" calcext:value-type="string">
            <text:p>System Call Overhead <text:s text:c="25"/>15000.0 <text:s text:c="3"/>1864944.1 <text:s text:c="2"/>1243.3</text:p>
          </table:table-cell>
        </table:table-row>
        <table:table-row table:style-name="ro1">
          <table:table-cell table:number-columns-repeated="3" office:value-type="string" calcext:value-type="string">
            <text:p><text:s text:c="67"/>========</text:p>
          </table:table-cell>
        </table:table-row>
        <table:table-row table:style-name="ro1">
          <table:table-cell office:value-type="string" calcext:value-type="string">
            <text:p>System Benchmarks Index Score <text:s text:c="39"/>4572.3</text:p>
          </table:table-cell>
          <table:table-cell office:value-type="string" calcext:value-type="string">
            <text:p>System Benchmarks Index Score <text:s text:c="39"/>4582.5</text:p>
          </table:table-cell>
          <table:table-cell office:value-type="string" calcext:value-type="string">
            <text:p>System Benchmarks Index Score <text:s text:c="39"/>4565.1</text:p>
          </table:table-cell>
        </table:table-row>
      </table:table>
      <table:table table:name="工作表1" table:style-name="ta1">
        <table:table-column table:style-name="co4" table:default-cell-style-name="Default"/>
        <table:table-column table:style-name="co5" table:number-columns-repeated="2" table:default-cell-style-name="Default"/>
        <table:table-row table:style-name="ro2">
          <table:table-cell office:value-type="string" calcext:value-type="string">
            <text:p>Venus默认方案</text:p>
          </table:table-cell>
          <table:table-cell office:value-type="string" calcext:value-type="string">
            <text:p>Centos方案</text:p>
          </table:table-cell>
          <table:table-cell office:value-type="string" calcext:value-type="string">
            <text:p>Server方案</text:p>
          </table:table-cell>
        </table:table-row>
        <table:table-row table:style-name="ro1">
          <table:table-cell office:value-type="string" calcext:value-type="string">
            <text:p>Benchmark Run: Tue Jan 12 2021 13:32:18 - 14:00:09</text:p>
          </table:table-cell>
          <table:table-cell office:value-type="string" calcext:value-type="string">
            <text:p>Benchmark Run: Tue Jan 12 2021 16:21:56 - 16:49:45</text:p>
          </table:table-cell>
          <table:table-cell office:value-type="string" calcext:value-type="string">
            <text:p>Benchmark Run: Tue Jan 12 2021 14:44:44 - 15:12:35</text:p>
          </table:table-cell>
        </table:table-row>
        <table:table-row table:style-name="ro1">
          <table:table-cell table:number-columns-repeated="3" office:value-type="string" calcext:value-type="string">
            <text:p>4 CPUs in system; running 1 parallel copy of tests</text:p>
          </table:table-cell>
        </table:table-row>
        <table:table-row table:style-name="ro1">
          <table:table-cell office:value-type="string" calcext:value-type="string">
            <text:p>Dhrystone 2 using register variables <text:s text:c="6"/>53400078.6 lps <text:s text:c="2"/>(10.0 s, 7 samples)</text:p>
          </table:table-cell>
          <table:table-cell office:value-type="string" calcext:value-type="string">
            <text:p>Dhrystone 2 using register variables <text:s text:c="6"/>54299647.9 lps <text:s text:c="2"/>(10.0 s, 7 samples)</text:p>
          </table:table-cell>
          <table:table-cell office:value-type="string" calcext:value-type="string">
            <text:p>Dhrystone 2 using register variables <text:s text:c="6"/>53930957.7 lps <text:s text:c="2"/>(10.0 s, 7 samples)</text:p>
          </table:table-cell>
        </table:table-row>
        <table:table-row table:style-name="ro1">
          <table:table-cell office:value-type="string" calcext:value-type="string">
            <text:p>Double-Precision Whetstone <text:s text:c="20"/>8514.3 MWIPS (8.9 s, 7 samples)</text:p>
          </table:table-cell>
          <table:table-cell office:value-type="string" calcext:value-type="string">
            <text:p>Double-Precision Whetstone <text:s text:c="20"/>8529.9 MWIPS (8.9 s, 7 samples)</text:p>
          </table:table-cell>
          <table:table-cell office:value-type="string" calcext:value-type="string">
            <text:p>Double-Precision Whetstone <text:s text:c="20"/>8507.7 MWIPS (8.9 s, 7 samples)</text:p>
          </table:table-cell>
        </table:table-row>
        <table:table-row table:style-name="ro1">
          <table:table-cell office:value-type="string" calcext:value-type="string">
            <text:p>Execl Throughput <text:s text:c="30"/>5794.0 lps <text:s text:c="2"/>(29.9 s, 2 samples)</text:p>
          </table:table-cell>
          <table:table-cell office:value-type="string" calcext:value-type="string">
            <text:p>Execl Throughput <text:s text:c="30"/>5815.6 lps <text:s text:c="2"/>(30.0 s, 2 samples)</text:p>
          </table:table-cell>
          <table:table-cell office:value-type="string" calcext:value-type="string">
            <text:p>Execl Throughput <text:s text:c="30"/>5808.0 lps <text:s text:c="2"/>(30.0 s, 2 samples)</text:p>
          </table:table-cell>
        </table:table-row>
        <table:table-row table:style-name="ro1">
          <table:table-cell office:value-type="string" calcext:value-type="string">
            <text:p>File Copy 1024 bufsize 2000 maxblocks <text:s text:c="7"/>724715.1 KBps <text:s/>(30.0 s, 2 samples)</text:p>
          </table:table-cell>
          <table:table-cell office:value-type="string" calcext:value-type="string">
            <text:p>File Copy 1024 bufsize 2000 maxblocks <text:s text:c="7"/>723496.9 KBps <text:s/>(30.0 s, 2 samples)</text:p>
          </table:table-cell>
          <table:table-cell office:value-type="string" calcext:value-type="string">
            <text:p>File Copy 1024 bufsize 2000 maxblocks <text:s text:c="7"/>729087.7 KBps <text:s/>(30.0 s, 2 samples)</text:p>
          </table:table-cell>
        </table:table-row>
        <table:table-row table:style-name="ro1">
          <table:table-cell office:value-type="string" calcext:value-type="string">
            <text:p>File Copy 256 bufsize 500 maxblocks <text:s text:c="9"/>184849.9 KBps <text:s/>(30.0 s, 2 samples)</text:p>
          </table:table-cell>
          <table:table-cell office:value-type="string" calcext:value-type="string">
            <text:p>File Copy 256 bufsize 500 maxblocks <text:s text:c="9"/>183928.4 KBps <text:s/>(30.0 s, 2 samples)</text:p>
          </table:table-cell>
          <table:table-cell office:value-type="string" calcext:value-type="string">
            <text:p>File Copy 256 bufsize 500 maxblocks <text:s text:c="9"/>185963.3 KBps <text:s/>(30.0 s, 2 samples)</text:p>
          </table:table-cell>
        </table:table-row>
        <table:table-row table:style-name="ro1">
          <table:table-cell office:value-type="string" calcext:value-type="string">
            <text:p>File Copy 4096 bufsize 8000 maxblocks <text:s text:c="6"/>2133234.3 KBps <text:s/>(30.0 s, 2 samples)</text:p>
          </table:table-cell>
          <table:table-cell office:value-type="string" calcext:value-type="string">
            <text:p>File Copy 4096 bufsize 8000 maxblocks <text:s text:c="6"/>2143572.4 KBps <text:s/>(30.0 s, 2 samples)</text:p>
          </table:table-cell>
          <table:table-cell office:value-type="string" calcext:value-type="string">
            <text:p>File Copy 4096 bufsize 8000 maxblocks <text:s text:c="6"/>2167586.5 KBps <text:s/>(30.0 s, 2 samples)</text:p>
          </table:table-cell>
        </table:table-row>
        <table:table-row table:style-name="ro1">
          <table:table-cell office:value-type="string" calcext:value-type="string">
            <text:p>Pipe Throughput <text:s text:c="29"/>880861.5 lps <text:s text:c="2"/>(10.0 s, 7 samples)</text:p>
          </table:table-cell>
          <table:table-cell office:value-type="string" calcext:value-type="string">
            <text:p>Pipe Throughput <text:s text:c="29"/>884092.2 lps <text:s text:c="2"/>(10.0 s, 7 samples)</text:p>
          </table:table-cell>
          <table:table-cell office:value-type="string" calcext:value-type="string">
            <text:p>Pipe Throughput <text:s text:c="29"/>894134.0 lps <text:s text:c="2"/>(10.0 s, 7 samples)</text:p>
          </table:table-cell>
        </table:table-row>
        <table:table-row table:style-name="ro1">
          <table:table-cell office:value-type="string" calcext:value-type="string">
            <text:p>Pipe-based Context Switching <text:s text:c="16"/>232720.5 lps <text:s text:c="2"/>(10.0 s, 7 samples)</text:p>
          </table:table-cell>
          <table:table-cell office:value-type="string" calcext:value-type="string">
            <text:p>Pipe-based Context Switching <text:s text:c="16"/>233338.3 lps <text:s text:c="2"/>(10.0 s, 7 samples)</text:p>
          </table:table-cell>
          <table:table-cell office:value-type="string" calcext:value-type="string">
            <text:p>Pipe-based Context Switching <text:s text:c="16"/>234009.7 lps <text:s text:c="2"/>(10.0 s, 7 samples)</text:p>
          </table:table-cell>
        </table:table-row>
        <table:table-row table:style-name="ro1">
          <table:table-cell office:value-type="string" calcext:value-type="string">
            <text:p>Process Creation <text:s text:c="30"/>5185.3 lps <text:s text:c="2"/>(30.0 s, 2 samples)</text:p>
          </table:table-cell>
          <table:table-cell office:value-type="string" calcext:value-type="string">
            <text:p>Process Creation <text:s text:c="30"/>5511.6 lps <text:s text:c="2"/>(30.0 s, 2 samples)</text:p>
          </table:table-cell>
          <table:table-cell office:value-type="string" calcext:value-type="string">
            <text:p>Process Creation <text:s text:c="30"/>5333.9 lps <text:s text:c="2"/>(30.0 s, 2 samples)</text:p>
          </table:table-cell>
        </table:table-row>
        <table:table-row table:style-name="ro1">
          <table:table-cell office:value-type="string" calcext:value-type="string">
            <text:p>Shell Scripts (1 concurrent) <text:s text:c="17"/>15056.1 lpm <text:s text:c="2"/>(60.0 s, 2 samples)</text:p>
          </table:table-cell>
          <table:table-cell office:value-type="string" calcext:value-type="string">
            <text:p>Shell Scripts (1 concurrent) <text:s text:c="17"/>14225.6 lpm <text:s text:c="2"/>(60.0 s, 2 samples)</text:p>
          </table:table-cell>
          <table:table-cell office:value-type="string" calcext:value-type="string">
            <text:p>Shell Scripts (1 concurrent) <text:s text:c="17"/>13537.2 lpm <text:s text:c="2"/>(60.0 s, 2 samples)</text:p>
          </table:table-cell>
        </table:table-row>
        <table:table-row table:style-name="ro1">
          <table:table-cell office:value-type="string" calcext:value-type="string">
            <text:p>Shell Scripts (8 concurrent) <text:s text:c="18"/>3675.5 lpm <text:s text:c="2"/>(60.0 s, 2 samples)</text:p>
          </table:table-cell>
          <table:table-cell office:value-type="string" calcext:value-type="string">
            <text:p>Shell Scripts (8 concurrent) <text:s text:c="18"/>3702.1 lpm <text:s text:c="2"/>(60.0 s, 2 samples)</text:p>
          </table:table-cell>
          <table:table-cell office:value-type="string" calcext:value-type="string">
            <text:p>Shell Scripts (8 concurrent) <text:s text:c="18"/>3723.6 lpm <text:s text:c="2"/>(60.0 s, 2 samples)</text:p>
          </table:table-cell>
        </table:table-row>
        <table:table-row table:style-name="ro1">
          <table:table-cell office:value-type="string" calcext:value-type="string">
            <text:p>System Call Overhead <text:s text:c="24"/>493180.3 lps <text:s text:c="2"/>(10.0 s, 7 samples)</text:p>
          </table:table-cell>
          <table:table-cell office:value-type="string" calcext:value-type="string">
            <text:p>System Call Overhead <text:s text:c="24"/>494485.3 lps <text:s text:c="2"/>(10.0 s, 7 samples)</text:p>
          </table:table-cell>
          <table:table-cell office:value-type="string" calcext:value-type="string">
            <text:p>System Call Overhead <text:s text:c="24"/>506805.8 lps <text:s text:c="2"/>(10.0 s, 7 samples)</text:p>
          </table:table-cell>
        </table:table-row>
        <table:table-row table:style-name="ro1">
          <table:table-cell table:number-columns-repeated="3" office:value-type="string" calcext:value-type="string">
            <text:p>System Benchmarks Index Values <text:s text:c="14"/>BASELINE <text:s text:c="6"/>RESULT <text:s text:c="3"/>INDEX</text:p>
          </table:table-cell>
        </table:table-row>
        <table:table-row table:style-name="ro1">
          <table:table-cell office:value-type="string" calcext:value-type="string">
            <text:p>Dhrystone 2 using register variables <text:s text:c="8"/>116700.0 <text:s text:c="2"/>53400078.6 <text:s text:c="2"/>4575.8</text:p>
          </table:table-cell>
          <table:table-cell office:value-type="string" calcext:value-type="string">
            <text:p>Dhrystone 2 using register variables <text:s text:c="8"/>116700.0 <text:s text:c="2"/>54299647.9 <text:s text:c="2"/>4652.9</text:p>
          </table:table-cell>
          <table:table-cell office:value-type="string" calcext:value-type="string">
            <text:p>Dhrystone 2 using register variables <text:s text:c="8"/>116700.0 <text:s text:c="2"/>53930957.7 <text:s text:c="2"/>4621.3</text:p>
          </table:table-cell>
        </table:table-row>
        <table:table-row table:style-name="ro1">
          <table:table-cell office:value-type="string" calcext:value-type="string">
            <text:p>Double-Precision Whetstone <text:s text:c="22"/>55.0 <text:s text:c="6"/>8514.3 <text:s text:c="2"/>1548.1</text:p>
          </table:table-cell>
          <table:table-cell office:value-type="string" calcext:value-type="string">
            <text:p>Double-Precision Whetstone <text:s text:c="22"/>55.0 <text:s text:c="6"/>8529.9 <text:s text:c="2"/>1550.9</text:p>
          </table:table-cell>
          <table:table-cell office:value-type="string" calcext:value-type="string">
            <text:p>Double-Precision Whetstone <text:s text:c="22"/>55.0 <text:s text:c="6"/>8507.7 <text:s text:c="2"/>1546.9</text:p>
          </table:table-cell>
        </table:table-row>
        <table:table-row table:style-name="ro1">
          <table:table-cell office:value-type="string" calcext:value-type="string">
            <text:p>Execl Throughput <text:s text:c="32"/>43.0 <text:s text:c="6"/>5794.0 <text:s text:c="2"/>1347.4</text:p>
          </table:table-cell>
          <table:table-cell office:value-type="string" calcext:value-type="string">
            <text:p>Execl Throughput <text:s text:c="32"/>43.0 <text:s text:c="6"/>5815.6 <text:s text:c="2"/>1352.5</text:p>
          </table:table-cell>
          <table:table-cell office:value-type="string" calcext:value-type="string">
            <text:p>Execl Throughput <text:s text:c="32"/>43.0 <text:s text:c="6"/>5808.0 <text:s text:c="2"/>1350.7</text:p>
          </table:table-cell>
        </table:table-row>
        <table:table-row table:style-name="ro1">
          <table:table-cell office:value-type="string" calcext:value-type="string">
            <text:p>File Copy 1024 bufsize 2000 maxblocks <text:s text:c="9"/>3960.0 <text:s text:c="4"/>724715.1 <text:s text:c="2"/>1830.1</text:p>
          </table:table-cell>
          <table:table-cell office:value-type="string" calcext:value-type="string">
            <text:p>File Copy 1024 bufsize 2000 maxblocks <text:s text:c="9"/>3960.0 <text:s text:c="4"/>723496.9 <text:s text:c="2"/>1827.0</text:p>
          </table:table-cell>
          <table:table-cell office:value-type="string" calcext:value-type="string">
            <text:p>File Copy 1024 bufsize 2000 maxblocks <text:s text:c="9"/>3960.0 <text:s text:c="4"/>729087.7 <text:s text:c="2"/>1841.1</text:p>
          </table:table-cell>
        </table:table-row>
        <table:table-row table:style-name="ro1">
          <table:table-cell office:value-type="string" calcext:value-type="string">
            <text:p>File Copy 256 bufsize 500 maxblocks <text:s text:c="11"/>1655.0 <text:s text:c="4"/>184849.9 <text:s text:c="2"/>1116.9</text:p>
          </table:table-cell>
          <table:table-cell office:value-type="string" calcext:value-type="string">
            <text:p>File Copy 256 bufsize 500 maxblocks <text:s text:c="11"/>1655.0 <text:s text:c="4"/>183928.4 <text:s text:c="2"/>1111.4</text:p>
          </table:table-cell>
          <table:table-cell office:value-type="string" calcext:value-type="string">
            <text:p>File Copy 256 bufsize 500 maxblocks <text:s text:c="11"/>1655.0 <text:s text:c="4"/>185963.3 <text:s text:c="2"/>1123.6</text:p>
          </table:table-cell>
        </table:table-row>
        <table:table-row table:style-name="ro1">
          <table:table-cell office:value-type="string" calcext:value-type="string">
            <text:p>File Copy 4096 bufsize 8000 maxblocks <text:s text:c="9"/>5800.0 <text:s text:c="3"/>2133234.3 <text:s text:c="2"/>3678.0</text:p>
          </table:table-cell>
          <table:table-cell office:value-type="string" calcext:value-type="string">
            <text:p>File Copy 4096 bufsize 8000 maxblocks <text:s text:c="9"/>5800.0 <text:s text:c="3"/>2143572.4 <text:s text:c="2"/>3695.8</text:p>
          </table:table-cell>
          <table:table-cell office:value-type="string" calcext:value-type="string">
            <text:p>File Copy 4096 bufsize 8000 maxblocks <text:s text:c="9"/>5800.0 <text:s text:c="3"/>2167586.5 <text:s text:c="2"/>3737.2</text:p>
          </table:table-cell>
        </table:table-row>
        <table:table-row table:style-name="ro1">
          <table:table-cell office:value-type="string" calcext:value-type="string">
            <text:p>Pipe Throughput <text:s text:c="30"/>12440.0 <text:s text:c="4"/>880861.5 <text:s text:c="3"/>708.1</text:p>
          </table:table-cell>
          <table:table-cell office:value-type="string" calcext:value-type="string">
            <text:p>Pipe Throughput <text:s text:c="30"/>12440.0 <text:s text:c="4"/>884092.2 <text:s text:c="3"/>710.7</text:p>
          </table:table-cell>
          <table:table-cell office:value-type="string" calcext:value-type="string">
            <text:p>Pipe Throughput <text:s text:c="30"/>12440.0 <text:s text:c="4"/>894134.0 <text:s text:c="3"/>718.8</text:p>
          </table:table-cell>
        </table:table-row>
        <table:table-row table:style-name="ro1">
          <table:table-cell office:value-type="string" calcext:value-type="string">
            <text:p>Pipe-based Context Switching <text:s text:c="18"/>4000.0 <text:s text:c="4"/>232720.5 <text:s text:c="3"/>581.8</text:p>
          </table:table-cell>
          <table:table-cell office:value-type="string" calcext:value-type="string">
            <text:p>Pipe-based Context Switching <text:s text:c="18"/>4000.0 <text:s text:c="4"/>233338.3 <text:s text:c="3"/>583.3</text:p>
          </table:table-cell>
          <table:table-cell office:value-type="string" calcext:value-type="string">
            <text:p>Pipe-based Context Switching <text:s text:c="18"/>4000.0 <text:s text:c="4"/>234009.7 <text:s text:c="3"/>585.0</text:p>
          </table:table-cell>
        </table:table-row>
        <table:table-row table:style-name="ro1">
          <table:table-cell office:value-type="string" calcext:value-type="string">
            <text:p>Process Creation <text:s text:c="31"/>126.0 <text:s text:c="6"/>5185.3 <text:s text:c="3"/>411.5</text:p>
          </table:table-cell>
          <table:table-cell office:value-type="string" calcext:value-type="string">
            <text:p>Process Creation <text:s text:c="31"/>126.0 <text:s text:c="6"/>5511.6 <text:s text:c="3"/>437.4</text:p>
          </table:table-cell>
          <table:table-cell office:value-type="string" calcext:value-type="string">
            <text:p>Process Creation <text:s text:c="31"/>126.0 <text:s text:c="6"/>5333.9 <text:s text:c="3"/>423.3</text:p>
          </table:table-cell>
        </table:table-row>
        <table:table-row table:style-name="ro1">
          <table:table-cell office:value-type="string" calcext:value-type="string">
            <text:p>Shell Scripts (1 concurrent) <text:s text:c="20"/>42.4 <text:s text:c="5"/>15056.1 <text:s text:c="2"/>3551.0</text:p>
          </table:table-cell>
          <table:table-cell office:value-type="string" calcext:value-type="string">
            <text:p>Shell Scripts (1 concurrent) <text:s text:c="20"/>42.4 <text:s text:c="5"/>14225.6 <text:s text:c="2"/>3355.1</text:p>
          </table:table-cell>
          <table:table-cell office:value-type="string" calcext:value-type="string">
            <text:p>Shell Scripts (1 concurrent) <text:s text:c="20"/>42.4 <text:s text:c="5"/>13537.2 <text:s text:c="2"/>3192.7</text:p>
          </table:table-cell>
        </table:table-row>
        <table:table-row table:style-name="ro1">
          <table:table-cell office:value-type="string" calcext:value-type="string">
            <text:p>Shell Scripts (8 concurrent) <text:s text:c="21"/>6.0 <text:s text:c="6"/>3675.5 <text:s text:c="2"/>6125.8</text:p>
          </table:table-cell>
          <table:table-cell office:value-type="string" calcext:value-type="string">
            <text:p>Shell Scripts (8 concurrent) <text:s text:c="21"/>6.0 <text:s text:c="6"/>3702.1 <text:s text:c="2"/>6170.1</text:p>
          </table:table-cell>
          <table:table-cell office:value-type="string" calcext:value-type="string">
            <text:p>Shell Scripts (8 concurrent) <text:s text:c="21"/>6.0 <text:s text:c="6"/>3723.6 <text:s text:c="2"/>6206.0</text:p>
          </table:table-cell>
        </table:table-row>
        <table:table-row table:style-name="ro1">
          <table:table-cell office:value-type="string" calcext:value-type="string">
            <text:p>System Call Overhead <text:s text:c="25"/>15000.0 <text:s text:c="4"/>493180.3 <text:s text:c="3"/>328.8</text:p>
          </table:table-cell>
          <table:table-cell office:value-type="string" calcext:value-type="string">
            <text:p>System Call Overhead <text:s text:c="25"/>15000.0 <text:s text:c="4"/>494485.3 <text:s text:c="3"/>329.7</text:p>
          </table:table-cell>
          <table:table-cell office:value-type="string" calcext:value-type="string">
            <text:p>System Call Overhead <text:s text:c="25"/>15000.0 <text:s text:c="4"/>506805.8 <text:s text:c="3"/>337.9</text:p>
          </table:table-cell>
        </table:table-row>
        <table:table-row table:style-name="ro1">
          <table:table-cell table:number-columns-repeated="3" office:value-type="string" calcext:value-type="string">
            <text:p><text:s text:c="67"/>========</text:p>
          </table:table-cell>
        </table:table-row>
        <table:table-row table:style-name="ro1">
          <table:table-cell office:value-type="string" calcext:value-type="string">
            <text:p>System Benchmarks Index Score <text:s text:c="39"/>1450.9</text:p>
          </table:table-cell>
          <table:table-cell office:value-type="string" calcext:value-type="string">
            <text:p>System Benchmarks Index Score <text:s text:c="39"/>1455.8</text:p>
          </table:table-cell>
          <table:table-cell office:value-type="string" calcext:value-type="string">
            <text:p>System Benchmarks Index Score <text:s text:c="39"/>1453.6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Benchmark Run: Tue Jan 12 2021 14:00:09 - 14:28:00</text:p>
          </table:table-cell>
          <table:table-cell office:value-type="string" calcext:value-type="string">
            <text:p>Benchmark Run: Tue Jan 12 2021 16:49:45 - 17:17:37</text:p>
          </table:table-cell>
          <table:table-cell office:value-type="string" calcext:value-type="string">
            <text:p>Benchmark Run: Tue Jan 12 2021 15:12:35 - 15:40:26</text:p>
          </table:table-cell>
        </table:table-row>
        <table:table-row table:style-name="ro1">
          <table:table-cell table:number-columns-repeated="3" office:value-type="string" calcext:value-type="string">
            <text:p>4 CPUs in system; running 4 parallel copies of tes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hrystone 2 using register variables <text:s text:c="5"/>204295371.0 lps <text:s text:c="2"/>(10.0 s, 7 samples)</text:p>
          </table:table-cell>
          <table:table-cell office:value-type="string" calcext:value-type="string">
            <text:p>Dhrystone 2 using register variables <text:s text:c="5"/>204524668.5 lps <text:s text:c="2"/>(10.0 s, 7 samples)</text:p>
          </table:table-cell>
          <table:table-cell office:value-type="string" calcext:value-type="string">
            <text:p>Dhrystone 2 using register variables <text:s text:c="5"/>204304432.5 lps <text:s text:c="2"/>(10.0 s, 7 samples)</text:p>
          </table:table-cell>
        </table:table-row>
        <table:table-row table:style-name="ro1">
          <table:table-cell office:value-type="string" calcext:value-type="string">
            <text:p>Double-Precision Whetstone <text:s text:c="19"/>32476.5 MWIPS (8.9 s, 7 samples)</text:p>
          </table:table-cell>
          <table:table-cell office:value-type="string" calcext:value-type="string">
            <text:p>Double-Precision Whetstone <text:s text:c="19"/>32483.5 MWIPS (8.9 s, 7 samples)</text:p>
          </table:table-cell>
          <table:table-cell office:value-type="string" calcext:value-type="string">
            <text:p>Double-Precision Whetstone <text:s text:c="19"/>32476.7 MWIPS (8.9 s, 7 samples)</text:p>
          </table:table-cell>
        </table:table-row>
        <table:table-row table:style-name="ro1">
          <table:table-cell office:value-type="string" calcext:value-type="string">
            <text:p>Execl Throughput <text:s text:c="29"/>17917.5 lps <text:s text:c="2"/>(30.0 s, 2 samples)</text:p>
          </table:table-cell>
          <table:table-cell office:value-type="string" calcext:value-type="string">
            <text:p>Execl Throughput <text:s text:c="29"/>17895.0 lps <text:s text:c="2"/>(30.0 s, 2 samples)</text:p>
          </table:table-cell>
          <table:table-cell office:value-type="string" calcext:value-type="string">
            <text:p>Execl Throughput <text:s text:c="29"/>18029.5 lps <text:s text:c="2"/>(30.0 s, 2 samples)</text:p>
          </table:table-cell>
        </table:table-row>
        <table:table-row table:style-name="ro1">
          <table:table-cell office:value-type="string" calcext:value-type="string">
            <text:p>File Copy 1024 bufsize 2000 maxblocks <text:s text:c="6"/>1649277.5 KBps <text:s/>(30.0 s, 2 samples)</text:p>
          </table:table-cell>
          <table:table-cell office:value-type="string" calcext:value-type="string">
            <text:p>File Copy 1024 bufsize 2000 maxblocks <text:s text:c="6"/>1701590.8 KBps <text:s/>(30.0 s, 2 samples)</text:p>
          </table:table-cell>
          <table:table-cell office:value-type="string" calcext:value-type="string">
            <text:p>File Copy 1024 bufsize 2000 maxblocks <text:s text:c="6"/>1689771.6 KBps <text:s/>(30.0 s, 2 samples)</text:p>
          </table:table-cell>
        </table:table-row>
        <table:table-row table:style-name="ro1">
          <table:table-cell office:value-type="string" calcext:value-type="string">
            <text:p>File Copy 256 bufsize 500 maxblocks <text:s text:c="9"/>444241.8 KBps <text:s/>(30.0 s, 2 samples)</text:p>
          </table:table-cell>
          <table:table-cell office:value-type="string" calcext:value-type="string">
            <text:p>File Copy 256 bufsize 500 maxblocks <text:s text:c="9"/>450220.1 KBps <text:s/>(30.0 s, 2 samples)</text:p>
          </table:table-cell>
          <table:table-cell office:value-type="string" calcext:value-type="string">
            <text:p>File Copy 256 bufsize 500 maxblocks <text:s text:c="9"/>439496.4 KBps <text:s/>(30.0 s, 2 samples)</text:p>
          </table:table-cell>
        </table:table-row>
        <table:table-row table:style-name="ro1">
          <table:table-cell office:value-type="string" calcext:value-type="string">
            <text:p>File Copy 4096 bufsize 8000 maxblocks <text:s text:c="6"/>5391385.3 KBps <text:s/>(30.0 s, 2 samples)</text:p>
          </table:table-cell>
          <table:table-cell office:value-type="string" calcext:value-type="string">
            <text:p>File Copy 4096 bufsize 8000 maxblocks <text:s text:c="6"/>5586805.0 KBps <text:s/>(30.0 s, 2 samples)</text:p>
          </table:table-cell>
          <table:table-cell office:value-type="string" calcext:value-type="string">
            <text:p>File Copy 4096 bufsize 8000 maxblocks <text:s text:c="6"/>5285557.7 KBps <text:s/>(30.0 s, 2 samples)</text:p>
          </table:table-cell>
        </table:table-row>
        <table:table-row table:style-name="ro1">
          <table:table-cell office:value-type="string" calcext:value-type="string">
            <text:p>Pipe Throughput <text:s text:c="28"/>3367378.4 lps <text:s text:c="2"/>(10.0 s, 7 samples)</text:p>
          </table:table-cell>
          <table:table-cell office:value-type="string" calcext:value-type="string">
            <text:p>Pipe Throughput <text:s text:c="28"/>3367874.6 lps <text:s text:c="2"/>(10.0 s, 7 samples)</text:p>
          </table:table-cell>
          <table:table-cell office:value-type="string" calcext:value-type="string">
            <text:p>Pipe Throughput <text:s text:c="28"/>3416821.9 lps <text:s text:c="2"/>(10.0 s, 7 samples)</text:p>
          </table:table-cell>
        </table:table-row>
        <table:table-row table:style-name="ro1">
          <table:table-cell office:value-type="string" calcext:value-type="string">
            <text:p>Pipe-based Context Switching <text:s text:c="15"/>1013141.6 lps <text:s text:c="2"/>(10.0 s, 7 samples)</text:p>
          </table:table-cell>
          <table:table-cell office:value-type="string" calcext:value-type="string">
            <text:p>Pipe-based Context Switching <text:s text:c="15"/>1013606.9 lps <text:s text:c="2"/>(10.0 s, 7 samples)</text:p>
          </table:table-cell>
          <table:table-cell office:value-type="string" calcext:value-type="string">
            <text:p>Pipe-based Context Switching <text:s text:c="15"/>1022362.1 lps <text:s text:c="2"/>(10.0 s, 7 samples)</text:p>
          </table:table-cell>
        </table:table-row>
        <table:table-row table:style-name="ro1">
          <table:table-cell office:value-type="string" calcext:value-type="string">
            <text:p>Process Creation <text:s text:c="29"/>48979.0 lps <text:s text:c="2"/>(30.0 s, 2 samples)</text:p>
          </table:table-cell>
          <table:table-cell office:value-type="string" calcext:value-type="string">
            <text:p>Process Creation <text:s text:c="29"/>49133.9 lps <text:s text:c="2"/>(30.0 s, 2 samples)</text:p>
          </table:table-cell>
          <table:table-cell office:value-type="string" calcext:value-type="string">
            <text:p>Process Creation <text:s text:c="29"/>49403.0 lps <text:s text:c="2"/>(30.0 s, 2 samples)</text:p>
          </table:table-cell>
        </table:table-row>
        <table:table-row table:style-name="ro1">
          <table:table-cell office:value-type="string" calcext:value-type="string">
            <text:p>Shell Scripts (1 concurrent) <text:s text:c="17"/>30068.2 lpm <text:s text:c="2"/>(60.0 s, 2 samples)</text:p>
          </table:table-cell>
          <table:table-cell office:value-type="string" calcext:value-type="string">
            <text:p>Shell Scripts (1 concurrent) <text:s text:c="17"/>30241.5 lpm <text:s text:c="2"/>(60.0 s, 2 samples)</text:p>
          </table:table-cell>
          <table:table-cell office:value-type="string" calcext:value-type="string">
            <text:p>Shell Scripts (1 concurrent) <text:s text:c="17"/>30260.7 lpm <text:s text:c="2"/>(60.0 s, 2 samples)</text:p>
          </table:table-cell>
        </table:table-row>
        <table:table-row table:style-name="ro1">
          <table:table-cell office:value-type="string" calcext:value-type="string">
            <text:p>Shell Scripts (8 concurrent) <text:s text:c="18"/>4383.7 lpm <text:s text:c="2"/>(60.0 s, 2 samples)</text:p>
          </table:table-cell>
          <table:table-cell office:value-type="string" calcext:value-type="string">
            <text:p>Shell Scripts (8 concurrent) <text:s text:c="18"/>4413.5 lpm <text:s text:c="2"/>(60.0 s, 2 samples)</text:p>
          </table:table-cell>
          <table:table-cell office:value-type="string" calcext:value-type="string">
            <text:p>Shell Scripts (8 concurrent) <text:s text:c="18"/>4415.7 lpm <text:s text:c="2"/>(60.0 s, 2 samples)</text:p>
          </table:table-cell>
        </table:table-row>
        <table:table-row table:style-name="ro1">
          <table:table-cell office:value-type="string" calcext:value-type="string">
            <text:p>System Call Overhead <text:s text:c="23"/>1834453.6 lps <text:s text:c="2"/>(10.0 s, 7 samples)</text:p>
          </table:table-cell>
          <table:table-cell office:value-type="string" calcext:value-type="string">
            <text:p>System Call Overhead <text:s text:c="23"/>1839691.3 lps <text:s text:c="2"/>(10.0 s, 7 samples)</text:p>
          </table:table-cell>
          <table:table-cell office:value-type="string" calcext:value-type="string">
            <text:p>System Call Overhead <text:s text:c="23"/>1880768.8 lps <text:s text:c="2"/>(10.0 s, 7 samples)</text:p>
          </table:table-cell>
        </table:table-row>
        <table:table-row table:style-name="ro1">
          <table:table-cell table:number-columns-repeated="3" office:value-type="string" calcext:value-type="string">
            <text:p>System Benchmarks Index Values <text:s text:c="14"/>BASELINE <text:s text:c="6"/>RESULT <text:s text:c="3"/>INDEX</text:p>
          </table:table-cell>
        </table:table-row>
        <table:table-row table:style-name="ro1">
          <table:table-cell office:value-type="string" calcext:value-type="string">
            <text:p>Dhrystone 2 using register variables <text:s text:c="8"/>116700.0 <text:s/>204295371.0 <text:s/>17506.0</text:p>
          </table:table-cell>
          <table:table-cell office:value-type="string" calcext:value-type="string">
            <text:p>Dhrystone 2 using register variables <text:s text:c="8"/>116700.0 <text:s/>204524668.5 <text:s/>17525.7</text:p>
          </table:table-cell>
          <table:table-cell office:value-type="string" calcext:value-type="string">
            <text:p>Dhrystone 2 using register variables <text:s text:c="8"/>116700.0 <text:s/>204304432.5 <text:s/>17506.8</text:p>
          </table:table-cell>
        </table:table-row>
        <table:table-row table:style-name="ro1">
          <table:table-cell office:value-type="string" calcext:value-type="string">
            <text:p>Double-Precision Whetstone <text:s text:c="22"/>55.0 <text:s text:c="5"/>32476.5 <text:s text:c="2"/>5904.8</text:p>
          </table:table-cell>
          <table:table-cell office:value-type="string" calcext:value-type="string">
            <text:p>Double-Precision Whetstone <text:s text:c="22"/>55.0 <text:s text:c="5"/>32483.5 <text:s text:c="2"/>5906.1</text:p>
          </table:table-cell>
          <table:table-cell office:value-type="string" calcext:value-type="string">
            <text:p>Double-Precision Whetstone <text:s text:c="22"/>55.0 <text:s text:c="5"/>32476.7 <text:s text:c="2"/>5904.9</text:p>
          </table:table-cell>
        </table:table-row>
        <table:table-row table:style-name="ro1">
          <table:table-cell office:value-type="string" calcext:value-type="string">
            <text:p>Execl Throughput <text:s text:c="32"/>43.0 <text:s text:c="5"/>17917.5 <text:s text:c="2"/>4166.9</text:p>
          </table:table-cell>
          <table:table-cell office:value-type="string" calcext:value-type="string">
            <text:p>Execl Throughput <text:s text:c="32"/>43.0 <text:s text:c="5"/>17895.0 <text:s text:c="2"/>4161.6</text:p>
          </table:table-cell>
          <table:table-cell office:value-type="string" calcext:value-type="string">
            <text:p>Execl Throughput <text:s text:c="32"/>43.0 <text:s text:c="5"/>18029.5 <text:s text:c="2"/>4192.9</text:p>
          </table:table-cell>
        </table:table-row>
        <table:table-row table:style-name="ro1">
          <table:table-cell office:value-type="string" calcext:value-type="string">
            <text:p>File Copy 1024 bufsize 2000 maxblocks <text:s text:c="9"/>3960.0 <text:s text:c="3"/>1649277.5 <text:s text:c="2"/>4164.8</text:p>
          </table:table-cell>
          <table:table-cell office:value-type="string" calcext:value-type="string">
            <text:p>File Copy 1024 bufsize 2000 maxblocks <text:s text:c="9"/>3960.0 <text:s text:c="3"/>1701590.8 <text:s text:c="2"/>4296.9</text:p>
          </table:table-cell>
          <table:table-cell office:value-type="string" calcext:value-type="string">
            <text:p>File Copy 1024 bufsize 2000 maxblocks <text:s text:c="9"/>3960.0 <text:s text:c="3"/>1689771.6 <text:s text:c="2"/>4267.1</text:p>
          </table:table-cell>
        </table:table-row>
        <table:table-row table:style-name="ro1">
          <table:table-cell office:value-type="string" calcext:value-type="string">
            <text:p>File Copy 256 bufsize 500 maxblocks <text:s text:c="11"/>1655.0 <text:s text:c="4"/>444241.8 <text:s text:c="2"/>2684.2</text:p>
          </table:table-cell>
          <table:table-cell office:value-type="string" calcext:value-type="string">
            <text:p>File Copy 256 bufsize 500 maxblocks <text:s text:c="11"/>1655.0 <text:s text:c="4"/>450220.1 <text:s text:c="2"/>2720.4</text:p>
          </table:table-cell>
          <table:table-cell office:value-type="string" calcext:value-type="string">
            <text:p>File Copy 256 bufsize 500 maxblocks <text:s text:c="11"/>1655.0 <text:s text:c="4"/>439496.4 <text:s text:c="2"/>2655.6</text:p>
          </table:table-cell>
        </table:table-row>
        <table:table-row table:style-name="ro1">
          <table:table-cell office:value-type="string" calcext:value-type="string">
            <text:p>File Copy 4096 bufsize 8000 maxblocks <text:s text:c="9"/>5800.0 <text:s text:c="3"/>5391385.3 <text:s text:c="2"/>9295.5</text:p>
          </table:table-cell>
          <table:table-cell office:value-type="string" calcext:value-type="string">
            <text:p>File Copy 4096 bufsize 8000 maxblocks <text:s text:c="9"/>5800.0 <text:s text:c="3"/>5586805.0 <text:s text:c="2"/>9632.4</text:p>
          </table:table-cell>
          <table:table-cell office:value-type="string" calcext:value-type="string">
            <text:p>File Copy 4096 bufsize 8000 maxblocks <text:s text:c="9"/>5800.0 <text:s text:c="3"/>5285557.7 <text:s text:c="2"/>9113.0</text:p>
          </table:table-cell>
        </table:table-row>
        <table:table-row table:style-name="ro1">
          <table:table-cell office:value-type="string" calcext:value-type="string">
            <text:p>Pipe Throughput <text:s text:c="30"/>12440.0 <text:s text:c="3"/>3367378.4 <text:s text:c="2"/>2706.9</text:p>
          </table:table-cell>
          <table:table-cell office:value-type="string" calcext:value-type="string">
            <text:p>Pipe Throughput <text:s text:c="30"/>12440.0 <text:s text:c="3"/>3367874.6 <text:s text:c="2"/>2707.3</text:p>
          </table:table-cell>
          <table:table-cell office:value-type="string" calcext:value-type="string">
            <text:p>Pipe Throughput <text:s text:c="30"/>12440.0 <text:s text:c="3"/>3416821.9 <text:s text:c="2"/>2746.6</text:p>
          </table:table-cell>
        </table:table-row>
        <table:table-row table:style-name="ro1">
          <table:table-cell office:value-type="string" calcext:value-type="string">
            <text:p>Pipe-based Context Switching <text:s text:c="18"/>4000.0 <text:s text:c="3"/>1013141.6 <text:s text:c="2"/>2532.9</text:p>
          </table:table-cell>
          <table:table-cell office:value-type="string" calcext:value-type="string">
            <text:p>Pipe-based Context Switching <text:s text:c="18"/>4000.0 <text:s text:c="3"/>1013606.9 <text:s text:c="2"/>2534.0</text:p>
          </table:table-cell>
          <table:table-cell office:value-type="string" calcext:value-type="string">
            <text:p>Pipe-based Context Switching <text:s text:c="18"/>4000.0 <text:s text:c="3"/>1022362.1 <text:s text:c="2"/>2555.9</text:p>
          </table:table-cell>
        </table:table-row>
        <table:table-row table:style-name="ro1">
          <table:table-cell office:value-type="string" calcext:value-type="string">
            <text:p>Process Creation <text:s text:c="31"/>126.0 <text:s text:c="5"/>48979.0 <text:s text:c="2"/>3887.2</text:p>
          </table:table-cell>
          <table:table-cell office:value-type="string" calcext:value-type="string">
            <text:p>Process Creation <text:s text:c="31"/>126.0 <text:s text:c="5"/>49133.9 <text:s text:c="2"/>3899.5</text:p>
          </table:table-cell>
          <table:table-cell office:value-type="string" calcext:value-type="string">
            <text:p>Process Creation <text:s text:c="31"/>126.0 <text:s text:c="5"/>49403.0 <text:s text:c="2"/>3920.9</text:p>
          </table:table-cell>
        </table:table-row>
        <table:table-row table:style-name="ro1">
          <table:table-cell office:value-type="string" calcext:value-type="string">
            <text:p>Shell Scripts (1 concurrent) <text:s text:c="20"/>42.4 <text:s text:c="5"/>30068.2 <text:s text:c="2"/>7091.6</text:p>
          </table:table-cell>
          <table:table-cell office:value-type="string" calcext:value-type="string">
            <text:p>Shell Scripts (1 concurrent) <text:s text:c="20"/>42.4 <text:s text:c="5"/>30241.5 <text:s text:c="2"/>7132.4</text:p>
          </table:table-cell>
          <table:table-cell office:value-type="string" calcext:value-type="string">
            <text:p>Shell Scripts (1 concurrent) <text:s text:c="20"/>42.4 <text:s text:c="5"/>30260.7 <text:s text:c="2"/>7137.0</text:p>
          </table:table-cell>
        </table:table-row>
        <table:table-row table:style-name="ro1">
          <table:table-cell office:value-type="string" calcext:value-type="string">
            <text:p>Shell Scripts (8 concurrent) <text:s text:c="21"/>6.0 <text:s text:c="6"/>4383.7 <text:s text:c="2"/>7306.1</text:p>
          </table:table-cell>
          <table:table-cell office:value-type="string" calcext:value-type="string">
            <text:p>Shell Scripts (8 concurrent) <text:s text:c="21"/>6.0 <text:s text:c="6"/>4413.5 <text:s text:c="2"/>7355.8</text:p>
          </table:table-cell>
          <table:table-cell office:value-type="string" calcext:value-type="string">
            <text:p>Shell Scripts (8 concurrent) <text:s text:c="21"/>6.0 <text:s text:c="6"/>4415.7 <text:s text:c="2"/>7359.5</text:p>
          </table:table-cell>
        </table:table-row>
        <table:table-row table:style-name="ro1">
          <table:table-cell office:value-type="string" calcext:value-type="string">
            <text:p>System Call Overhead <text:s text:c="25"/>15000.0 <text:s text:c="3"/>1834453.6 <text:s text:c="2"/>1223.0</text:p>
          </table:table-cell>
          <table:table-cell office:value-type="string" calcext:value-type="string">
            <text:p>System Call Overhead <text:s text:c="25"/>15000.0 <text:s text:c="3"/>1839691.3 <text:s text:c="2"/>1226.5</text:p>
          </table:table-cell>
          <table:table-cell office:value-type="string" calcext:value-type="string">
            <text:p>System Call Overhead <text:s text:c="25"/>15000.0 <text:s text:c="3"/>1880768.8 <text:s text:c="2"/>1253.8</text:p>
          </table:table-cell>
        </table:table-row>
        <table:table-row table:style-name="ro1">
          <table:table-cell table:number-columns-repeated="3" office:value-type="string" calcext:value-type="string">
            <text:p><text:s text:c="67"/>========</text:p>
          </table:table-cell>
        </table:table-row>
        <table:table-row table:style-name="ro1">
          <table:table-cell office:value-type="string" calcext:value-type="string">
            <text:p>System Benchmarks Index Score <text:s text:c="39"/>4534.6</text:p>
          </table:table-cell>
          <table:table-cell office:value-type="string" calcext:value-type="string">
            <text:p>System Benchmarks Index Score <text:s text:c="39"/>4572.3</text:p>
          </table:table-cell>
          <table:table-cell office:value-type="string" calcext:value-type="string">
            <text:p>System Benchmarks Index Score <text:s text:c="39"/>4561.4</text:p>
          </table:table-cell>
        </table:table-row>
      </table:table>
      <table:table table:name="server方案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Server方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 Run: Tue Jan 12 2021 14:44:44 - 15:12:35</text:p>
          </table:table-cell>
          <table:table-cell office:value-type="string" calcext:value-type="string">
            <text:p>Benchmark Run: Wed Jan 13 2021 16:56:39 - 17:24:30</text:p>
          </table:table-cell>
          <table:table-cell office:value-type="string" calcext:value-type="string">
            <text:p>Benchmark Run: Wed Jan 13 2021 18:08:19 - 18:36:09</text:p>
          </table:table-cell>
        </table:table-row>
        <table:table-row table:style-name="ro1">
          <table:table-cell table:number-columns-repeated="3" office:value-type="string" calcext:value-type="string">
            <text:p>4 CPUs in system; running 1 parallel copy of tes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hrystone 2 using register variables <text:s text:c="6"/>53930957.7 lps <text:s text:c="2"/>(10.0 s, 7 samples)</text:p>
          </table:table-cell>
          <table:table-cell office:value-type="string" calcext:value-type="string">
            <text:p>Dhrystone 2 using register variables <text:s text:c="6"/>53326923.0 lps <text:s text:c="2"/>(10.0 s, 7 samples)</text:p>
          </table:table-cell>
          <table:table-cell office:value-type="string" calcext:value-type="string">
            <text:p>Dhrystone 2 using register variables <text:s text:c="6"/>53770572.6 lps <text:s text:c="2"/>(10.0 s, 7 samples)</text:p>
          </table:table-cell>
        </table:table-row>
        <table:table-row table:style-name="ro1">
          <table:table-cell office:value-type="string" calcext:value-type="string">
            <text:p>Double-Precision Whetstone <text:s text:c="20"/>8507.7 MWIPS (8.9 s, 7 samples)</text:p>
          </table:table-cell>
          <table:table-cell office:value-type="string" calcext:value-type="string">
            <text:p>Double-Precision Whetstone <text:s text:c="20"/>8529.1 MWIPS (8.9 s, 7 samples)</text:p>
          </table:table-cell>
          <table:table-cell office:value-type="string" calcext:value-type="string">
            <text:p>Double-Precision Whetstone <text:s text:c="20"/>8528.4 MWIPS (8.9 s, 7 samples)</text:p>
          </table:table-cell>
        </table:table-row>
        <table:table-row table:style-name="ro1">
          <table:table-cell office:value-type="string" calcext:value-type="string">
            <text:p>Execl Throughput <text:s text:c="30"/>5808.0 lps <text:s text:c="2"/>(30.0 s, 2 samples)</text:p>
          </table:table-cell>
          <table:table-cell office:value-type="string" calcext:value-type="string">
            <text:p>Execl Throughput <text:s text:c="30"/>5798.2 lps <text:s text:c="2"/>(30.0 s, 2 samples)</text:p>
          </table:table-cell>
          <table:table-cell office:value-type="string" calcext:value-type="string">
            <text:p>Execl Throughput <text:s text:c="30"/>5809.9 lps <text:s text:c="2"/>(30.0 s, 2 samples)</text:p>
          </table:table-cell>
        </table:table-row>
        <table:table-row table:style-name="ro1">
          <table:table-cell office:value-type="string" calcext:value-type="string">
            <text:p>File Copy 1024 bufsize 2000 maxblocks <text:s text:c="7"/>729087.7 KBps <text:s/>(30.0 s, 2 samples)</text:p>
          </table:table-cell>
          <table:table-cell office:value-type="string" calcext:value-type="string">
            <text:p>File Copy 1024 bufsize 2000 maxblocks <text:s text:c="7"/>723813.9 KBps <text:s/>(30.0 s, 2 samples)</text:p>
          </table:table-cell>
          <table:table-cell office:value-type="string" calcext:value-type="string">
            <text:p>File Copy 1024 bufsize 2000 maxblocks <text:s text:c="7"/>719876.9 KBps <text:s/>(30.0 s, 2 samples)</text:p>
          </table:table-cell>
        </table:table-row>
        <table:table-row table:style-name="ro1">
          <table:table-cell office:value-type="string" calcext:value-type="string">
            <text:p>File Copy 256 bufsize 500 maxblocks <text:s text:c="9"/>185963.3 KBps <text:s/>(30.0 s, 2 samples)</text:p>
          </table:table-cell>
          <table:table-cell office:value-type="string" calcext:value-type="string">
            <text:p>File Copy 256 bufsize 500 maxblocks <text:s text:c="9"/>184671.2 KBps <text:s/>(30.0 s, 2 samples)</text:p>
          </table:table-cell>
          <table:table-cell office:value-type="string" calcext:value-type="string">
            <text:p>File Copy 256 bufsize 500 maxblocks <text:s text:c="9"/>184715.5 KBps <text:s/>(30.0 s, 2 samples)</text:p>
          </table:table-cell>
        </table:table-row>
        <table:table-row table:style-name="ro1">
          <table:table-cell office:value-type="string" calcext:value-type="string">
            <text:p>File Copy 4096 bufsize 8000 maxblocks <text:s text:c="6"/>2167586.5 KBps <text:s/>(30.0 s, 2 samples)</text:p>
          </table:table-cell>
          <table:table-cell office:value-type="string" calcext:value-type="string">
            <text:p>File Copy 4096 bufsize 8000 maxblocks <text:s text:c="6"/>2148300.0 KBps <text:s/>(30.0 s, 2 samples)</text:p>
          </table:table-cell>
          <table:table-cell office:value-type="string" calcext:value-type="string">
            <text:p>File Copy 4096 bufsize 8000 maxblocks <text:s text:c="6"/>2114376.1 KBps <text:s/>(30.0 s, 2 samples)</text:p>
          </table:table-cell>
        </table:table-row>
        <table:table-row table:style-name="ro1">
          <table:table-cell office:value-type="string" calcext:value-type="string">
            <text:p>Pipe Throughput <text:s text:c="29"/>894134.0 lps <text:s text:c="2"/>(10.0 s, 7 samples)</text:p>
          </table:table-cell>
          <table:table-cell office:value-type="string" calcext:value-type="string">
            <text:p>Pipe Throughput <text:s text:c="29"/>884480.4 lps <text:s text:c="2"/>(10.0 s, 7 samples)</text:p>
          </table:table-cell>
          <table:table-cell office:value-type="string" calcext:value-type="string">
            <text:p>Pipe Throughput <text:s text:c="29"/>891181.8 lps <text:s text:c="2"/>(10.0 s, 7 samples)</text:p>
          </table:table-cell>
        </table:table-row>
        <table:table-row table:style-name="ro1">
          <table:table-cell office:value-type="string" calcext:value-type="string">
            <text:p>Pipe-based Context Switching <text:s text:c="16"/>234009.7 lps <text:s text:c="2"/>(10.0 s, 7 samples)</text:p>
          </table:table-cell>
          <table:table-cell office:value-type="string" calcext:value-type="string">
            <text:p>Pipe-based Context Switching <text:s text:c="16"/>234004.6 lps <text:s text:c="2"/>(10.0 s, 7 samples)</text:p>
          </table:table-cell>
          <table:table-cell office:value-type="string" calcext:value-type="string">
            <text:p>Pipe-based Context Switching <text:s text:c="16"/>234916.4 lps <text:s text:c="2"/>(10.0 s, 7 samples)</text:p>
          </table:table-cell>
        </table:table-row>
        <table:table-row table:style-name="ro1">
          <table:table-cell office:value-type="string" calcext:value-type="string">
            <text:p>Process Creation <text:s text:c="30"/>5333.9 lps <text:s text:c="2"/>(30.0 s, 2 samples)</text:p>
          </table:table-cell>
          <table:table-cell office:value-type="string" calcext:value-type="string">
            <text:p>Process Creation <text:s text:c="29"/>12569.7 lps <text:s text:c="2"/>(30.0 s, 2 samples)</text:p>
          </table:table-cell>
          <table:table-cell office:value-type="string" calcext:value-type="string">
            <text:p>Process Creation <text:s text:c="30"/>5634.9 lps <text:s text:c="2"/>(30.0 s, 2 samples)</text:p>
          </table:table-cell>
        </table:table-row>
        <table:table-row table:style-name="ro1">
          <table:table-cell office:value-type="string" calcext:value-type="string">
            <text:p>Shell Scripts (1 concurrent) <text:s text:c="17"/>13537.2 lpm <text:s text:c="2"/>(60.0 s, 2 samples)</text:p>
          </table:table-cell>
          <table:table-cell office:value-type="string" calcext:value-type="string">
            <text:p>Shell Scripts (1 concurrent) <text:s text:c="17"/>15160.4 lpm <text:s text:c="2"/>(60.0 s, 2 samples)</text:p>
          </table:table-cell>
          <table:table-cell office:value-type="string" calcext:value-type="string">
            <text:p>Shell Scripts (1 concurrent) <text:s text:c="17"/>15011.4 lpm <text:s text:c="2"/>(60.0 s, 2 samples)</text:p>
          </table:table-cell>
        </table:table-row>
        <table:table-row table:style-name="ro1">
          <table:table-cell office:value-type="string" calcext:value-type="string">
            <text:p>Shell Scripts (8 concurrent) <text:s text:c="18"/>3723.6 lpm <text:s text:c="2"/>(60.0 s, 2 samples)</text:p>
          </table:table-cell>
          <table:table-cell office:value-type="string" calcext:value-type="string">
            <text:p>Shell Scripts (8 concurrent) <text:s text:c="18"/>3682.9 lpm <text:s text:c="2"/>(60.0 s, 2 samples)</text:p>
          </table:table-cell>
          <table:table-cell office:value-type="string" calcext:value-type="string">
            <text:p>Shell Scripts (8 concurrent) <text:s text:c="18"/>3661.3 lpm <text:s text:c="2"/>(60.0 s, 2 samples)</text:p>
          </table:table-cell>
        </table:table-row>
        <table:table-row table:style-name="ro1">
          <table:table-cell office:value-type="string" calcext:value-type="string">
            <text:p>System Call Overhead <text:s text:c="24"/>506805.8 lps <text:s text:c="2"/>(10.0 s, 7 samples)</text:p>
          </table:table-cell>
          <table:table-cell office:value-type="string" calcext:value-type="string">
            <text:p>System Call Overhead <text:s text:c="24"/>494060.8 lps <text:s text:c="2"/>(10.0 s, 7 samples)</text:p>
          </table:table-cell>
          <table:table-cell office:value-type="string" calcext:value-type="string">
            <text:p>System Call Overhead <text:s text:c="24"/>491904.5 lps <text:s text:c="2"/>(10.0 s, 7 samples)</text:p>
          </table:table-cell>
        </table:table-row>
        <table:table-row table:style-name="ro1">
          <table:table-cell table:number-columns-repeated="3" office:value-type="string" calcext:value-type="string">
            <text:p>System Benchmarks Index Values <text:s text:c="14"/>BASELINE <text:s text:c="6"/>RESULT <text:s text:c="3"/>INDEX</text:p>
          </table:table-cell>
        </table:table-row>
        <table:table-row table:style-name="ro1">
          <table:table-cell office:value-type="string" calcext:value-type="string">
            <text:p>Dhrystone 2 using register variables <text:s text:c="8"/>116700.0 <text:s text:c="2"/>53930957.7 <text:s text:c="2"/>4621.3</text:p>
          </table:table-cell>
          <table:table-cell office:value-type="string" calcext:value-type="string">
            <text:p>Dhrystone 2 using register variables <text:s text:c="8"/>116700.0 <text:s text:c="2"/>53326923.0 <text:s text:c="2"/>4569.6</text:p>
          </table:table-cell>
          <table:table-cell office:value-type="string" calcext:value-type="string">
            <text:p>Dhrystone 2 using register variables <text:s text:c="8"/>116700.0 <text:s text:c="2"/>53770572.6 <text:s text:c="2"/>4607.6</text:p>
          </table:table-cell>
        </table:table-row>
        <table:table-row table:style-name="ro1">
          <table:table-cell office:value-type="string" calcext:value-type="string">
            <text:p>Double-Precision Whetstone <text:s text:c="22"/>55.0 <text:s text:c="6"/>8507.7 <text:s text:c="2"/>1546.9</text:p>
          </table:table-cell>
          <table:table-cell office:value-type="string" calcext:value-type="string">
            <text:p>Double-Precision Whetstone <text:s text:c="22"/>55.0 <text:s text:c="6"/>8529.1 <text:s text:c="2"/>1550.7</text:p>
          </table:table-cell>
          <table:table-cell office:value-type="string" calcext:value-type="string">
            <text:p>Double-Precision Whetstone <text:s text:c="22"/>55.0 <text:s text:c="6"/>8528.4 <text:s text:c="2"/>1550.6</text:p>
          </table:table-cell>
        </table:table-row>
        <table:table-row table:style-name="ro1">
          <table:table-cell office:value-type="string" calcext:value-type="string">
            <text:p>Execl Throughput <text:s text:c="32"/>43.0 <text:s text:c="6"/>5808.0 <text:s text:c="2"/>1350.7</text:p>
          </table:table-cell>
          <table:table-cell office:value-type="string" calcext:value-type="string">
            <text:p>Execl Throughput <text:s text:c="32"/>43.0 <text:s text:c="6"/>5798.2 <text:s text:c="2"/>1348.4</text:p>
          </table:table-cell>
          <table:table-cell office:value-type="string" calcext:value-type="string">
            <text:p>Execl Throughput <text:s text:c="32"/>43.0 <text:s text:c="6"/>5809.9 <text:s text:c="2"/>1351.1</text:p>
          </table:table-cell>
        </table:table-row>
        <table:table-row table:style-name="ro1">
          <table:table-cell office:value-type="string" calcext:value-type="string">
            <text:p>File Copy 1024 bufsize 2000 maxblocks <text:s text:c="9"/>3960.0 <text:s text:c="4"/>729087.7 <text:s text:c="2"/>1841.1</text:p>
          </table:table-cell>
          <table:table-cell office:value-type="string" calcext:value-type="string">
            <text:p>File Copy 1024 bufsize 2000 maxblocks <text:s text:c="9"/>3960.0 <text:s text:c="4"/>723813.9 <text:s text:c="2"/>1827.8</text:p>
          </table:table-cell>
          <table:table-cell office:value-type="string" calcext:value-type="string">
            <text:p>File Copy 1024 bufsize 2000 maxblocks <text:s text:c="9"/>3960.0 <text:s text:c="4"/>719876.9 <text:s text:c="2"/>1817.9</text:p>
          </table:table-cell>
        </table:table-row>
        <table:table-row table:style-name="ro1">
          <table:table-cell office:value-type="string" calcext:value-type="string">
            <text:p>File Copy 256 bufsize 500 maxblocks <text:s text:c="11"/>1655.0 <text:s text:c="4"/>185963.3 <text:s text:c="2"/>1123.6</text:p>
          </table:table-cell>
          <table:table-cell office:value-type="string" calcext:value-type="string">
            <text:p>File Copy 256 bufsize 500 maxblocks <text:s text:c="11"/>1655.0 <text:s text:c="4"/>184671.2 <text:s text:c="2"/>1115.8</text:p>
          </table:table-cell>
          <table:table-cell office:value-type="string" calcext:value-type="string">
            <text:p>File Copy 256 bufsize 500 maxblocks <text:s text:c="11"/>1655.0 <text:s text:c="4"/>184715.5 <text:s text:c="2"/>1116.1</text:p>
          </table:table-cell>
        </table:table-row>
        <table:table-row table:style-name="ro1">
          <table:table-cell office:value-type="string" calcext:value-type="string">
            <text:p>File Copy 4096 bufsize 8000 maxblocks <text:s text:c="9"/>5800.0 <text:s text:c="3"/>2167586.5 <text:s text:c="2"/>3737.2</text:p>
          </table:table-cell>
          <table:table-cell office:value-type="string" calcext:value-type="string">
            <text:p>File Copy 4096 bufsize 8000 maxblocks <text:s text:c="9"/>5800.0 <text:s text:c="3"/>2148300.0 <text:s text:c="2"/>3704.0</text:p>
          </table:table-cell>
          <table:table-cell office:value-type="string" calcext:value-type="string">
            <text:p>File Copy 4096 bufsize 8000 maxblocks <text:s text:c="9"/>5800.0 <text:s text:c="3"/>2114376.1 <text:s text:c="2"/>3645.5</text:p>
          </table:table-cell>
        </table:table-row>
        <table:table-row table:style-name="ro1">
          <table:table-cell office:value-type="string" calcext:value-type="string">
            <text:p>Pipe Throughput <text:s text:c="30"/>12440.0 <text:s text:c="4"/>894134.0 <text:s text:c="3"/>718.8</text:p>
          </table:table-cell>
          <table:table-cell office:value-type="string" calcext:value-type="string">
            <text:p>Pipe Throughput <text:s text:c="30"/>12440.0 <text:s text:c="4"/>884480.4 <text:s text:c="3"/>711.0</text:p>
          </table:table-cell>
          <table:table-cell office:value-type="string" calcext:value-type="string">
            <text:p>Pipe Throughput <text:s text:c="30"/>12440.0 <text:s text:c="4"/>891181.8 <text:s text:c="3"/>716.4</text:p>
          </table:table-cell>
        </table:table-row>
        <table:table-row table:style-name="ro1">
          <table:table-cell office:value-type="string" calcext:value-type="string">
            <text:p>Pipe-based Context Switching <text:s text:c="18"/>4000.0 <text:s text:c="4"/>234009.7 <text:s text:c="3"/>585.0</text:p>
          </table:table-cell>
          <table:table-cell office:value-type="string" calcext:value-type="string">
            <text:p>Pipe-based Context Switching <text:s text:c="18"/>4000.0 <text:s text:c="4"/>234004.6 <text:s text:c="3"/>585.0</text:p>
          </table:table-cell>
          <table:table-cell office:value-type="string" calcext:value-type="string">
            <text:p>Pipe-based Context Switching <text:s text:c="18"/>4000.0 <text:s text:c="4"/>234916.4 <text:s text:c="3"/>587.3</text:p>
          </table:table-cell>
        </table:table-row>
        <table:table-row table:style-name="ro1">
          <table:table-cell office:value-type="string" calcext:value-type="string">
            <text:p>Process Creation <text:s text:c="31"/>126.0 <text:s text:c="6"/>5333.9 <text:s text:c="3"/>423.3</text:p>
          </table:table-cell>
          <table:table-cell office:value-type="string" calcext:value-type="string">
            <text:p>Process Creation <text:s text:c="31"/>126.0 <text:s text:c="5"/>12569.7 <text:s text:c="3"/>997.6</text:p>
          </table:table-cell>
          <table:table-cell office:value-type="string" calcext:value-type="string">
            <text:p>Process Creation <text:s text:c="31"/>126.0 <text:s text:c="6"/>5634.9 <text:s text:c="3"/>447.2</text:p>
          </table:table-cell>
        </table:table-row>
        <table:table-row table:style-name="ro1">
          <table:table-cell office:value-type="string" calcext:value-type="string">
            <text:p>Shell Scripts (1 concurrent) <text:s text:c="20"/>42.4 <text:s text:c="5"/>13537.2 <text:s text:c="2"/>3192.7</text:p>
          </table:table-cell>
          <table:table-cell office:value-type="string" calcext:value-type="string">
            <text:p>Shell Scripts (1 concurrent) <text:s text:c="20"/>42.4 <text:s text:c="5"/>15160.4 <text:s text:c="2"/>3575.6</text:p>
          </table:table-cell>
          <table:table-cell office:value-type="string" calcext:value-type="string">
            <text:p>Shell Scripts (1 concurrent) <text:s text:c="20"/>42.4 <text:s text:c="5"/>15011.4 <text:s text:c="2"/>3540.4</text:p>
          </table:table-cell>
        </table:table-row>
        <table:table-row table:style-name="ro1">
          <table:table-cell office:value-type="string" calcext:value-type="string">
            <text:p>Shell Scripts (8 concurrent) <text:s text:c="21"/>6.0 <text:s text:c="6"/>3723.6 <text:s text:c="2"/>6206.0</text:p>
          </table:table-cell>
          <table:table-cell office:value-type="string" calcext:value-type="string">
            <text:p>Shell Scripts (8 concurrent) <text:s text:c="21"/>6.0 <text:s text:c="6"/>3682.9 <text:s text:c="2"/>6138.1</text:p>
          </table:table-cell>
          <table:table-cell office:value-type="string" calcext:value-type="string">
            <text:p>Shell Scripts (8 concurrent) <text:s text:c="21"/>6.0 <text:s text:c="6"/>3661.3 <text:s text:c="2"/>6102.1</text:p>
          </table:table-cell>
        </table:table-row>
        <table:table-row table:style-name="ro1">
          <table:table-cell office:value-type="string" calcext:value-type="string">
            <text:p>System Call Overhead <text:s text:c="25"/>15000.0 <text:s text:c="4"/>506805.8 <text:s text:c="3"/>337.9</text:p>
          </table:table-cell>
          <table:table-cell office:value-type="string" calcext:value-type="string">
            <text:p>System Call Overhead <text:s text:c="25"/>15000.0 <text:s text:c="4"/>494060.8 <text:s text:c="3"/>329.4</text:p>
          </table:table-cell>
          <table:table-cell office:value-type="string" calcext:value-type="string">
            <text:p>System Call Overhead <text:s text:c="25"/>15000.0 <text:s text:c="4"/>491904.5 <text:s text:c="3"/>327.9</text:p>
          </table:table-cell>
        </table:table-row>
        <table:table-row table:style-name="ro1">
          <table:table-cell table:number-columns-repeated="3" office:value-type="string" calcext:value-type="string">
            <text:p><text:s text:c="67"/>========</text:p>
          </table:table-cell>
        </table:table-row>
        <table:table-row table:style-name="ro1">
          <table:table-cell office:value-type="string" calcext:value-type="string">
            <text:p>System Benchmarks Index Score <text:s text:c="39"/>1453.6</text:p>
          </table:table-cell>
          <table:table-cell office:value-type="string" calcext:value-type="string">
            <text:p>System Benchmarks Index Score <text:s text:c="39"/>1565.4</text:p>
          </table:table-cell>
          <table:table-cell office:value-type="string" calcext:value-type="string">
            <text:p>System Benchmarks Index Score <text:s text:c="39"/>1461.8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Benchmark Run: Tue Jan 12 2021 15:12:35 - 15:40:26</text:p>
          </table:table-cell>
          <table:table-cell office:value-type="string" calcext:value-type="string">
            <text:p>Benchmark Run: Wed Jan 13 2021 17:24:30 - 17:52:22</text:p>
          </table:table-cell>
          <table:table-cell office:value-type="string" calcext:value-type="string">
            <text:p>Benchmark Run: Wed Jan 13 2021 18:36:09 - 19:04:01</text:p>
          </table:table-cell>
        </table:table-row>
        <table:table-row table:style-name="ro1">
          <table:table-cell table:number-columns-repeated="3" office:value-type="string" calcext:value-type="string">
            <text:p>4 CPUs in system; running 4 parallel copies of tes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hrystone 2 using register variables <text:s text:c="5"/>204304432.5 lps <text:s text:c="2"/>(10.0 s, 7 samples)</text:p>
          </table:table-cell>
          <table:table-cell office:value-type="string" calcext:value-type="string">
            <text:p>Dhrystone 2 using register variables <text:s text:c="5"/>203842543.3 lps <text:s text:c="2"/>(10.0 s, 7 samples)</text:p>
          </table:table-cell>
          <table:table-cell office:value-type="string" calcext:value-type="string">
            <text:p>Dhrystone 2 using register variables <text:s text:c="5"/>203993715.6 lps <text:s text:c="2"/>(10.0 s, 7 samples)</text:p>
          </table:table-cell>
        </table:table-row>
        <table:table-row table:style-name="ro1">
          <table:table-cell office:value-type="string" calcext:value-type="string">
            <text:p>Double-Precision Whetstone <text:s text:c="19"/>32476.7 MWIPS (8.9 s, 7 samples)</text:p>
          </table:table-cell>
          <table:table-cell office:value-type="string" calcext:value-type="string">
            <text:p>Double-Precision Whetstone <text:s text:c="19"/>32467.8 MWIPS (8.9 s, 7 samples)</text:p>
          </table:table-cell>
          <table:table-cell office:value-type="string" calcext:value-type="string">
            <text:p>Double-Precision Whetstone <text:s text:c="19"/>32483.5 MWIPS (8.9 s, 7 samples)</text:p>
          </table:table-cell>
        </table:table-row>
        <table:table-row table:style-name="ro1">
          <table:table-cell office:value-type="string" calcext:value-type="string">
            <text:p>Execl Throughput <text:s text:c="29"/>18029.5 lps <text:s text:c="2"/>(30.0 s, 2 samples)</text:p>
          </table:table-cell>
          <table:table-cell office:value-type="string" calcext:value-type="string">
            <text:p>Execl Throughput <text:s text:c="29"/>17933.9 lps <text:s text:c="2"/>(29.9 s, 2 samples)</text:p>
          </table:table-cell>
          <table:table-cell office:value-type="string" calcext:value-type="string">
            <text:p>Execl Throughput <text:s text:c="29"/>17980.5 lps <text:s text:c="2"/>(29.9 s, 2 samples)</text:p>
          </table:table-cell>
        </table:table-row>
        <table:table-row table:style-name="ro1">
          <table:table-cell office:value-type="string" calcext:value-type="string">
            <text:p>File Copy 1024 bufsize 2000 maxblocks <text:s text:c="6"/>1689771.6 KBps <text:s/>(30.0 s, 2 samples)</text:p>
          </table:table-cell>
          <table:table-cell office:value-type="string" calcext:value-type="string">
            <text:p>File Copy 1024 bufsize 2000 maxblocks <text:s text:c="6"/>1734299.9 KBps <text:s/>(30.0 s, 2 samples)</text:p>
          </table:table-cell>
          <table:table-cell office:value-type="string" calcext:value-type="string">
            <text:p>File Copy 1024 bufsize 2000 maxblocks <text:s text:c="6"/>1670655.8 KBps <text:s/>(30.0 s, 2 samples)</text:p>
          </table:table-cell>
        </table:table-row>
        <table:table-row table:style-name="ro1">
          <table:table-cell office:value-type="string" calcext:value-type="string">
            <text:p>File Copy 256 bufsize 500 maxblocks <text:s text:c="9"/>439496.4 KBps <text:s/>(30.0 s, 2 samples)</text:p>
          </table:table-cell>
          <table:table-cell office:value-type="string" calcext:value-type="string">
            <text:p>File Copy 256 bufsize 500 maxblocks <text:s text:c="9"/>451849.5 KBps <text:s/>(30.0 s, 2 samples)</text:p>
          </table:table-cell>
          <table:table-cell office:value-type="string" calcext:value-type="string">
            <text:p>File Copy 256 bufsize 500 maxblocks <text:s text:c="9"/>445787.4 KBps <text:s/>(30.0 s, 2 samples)</text:p>
          </table:table-cell>
        </table:table-row>
        <table:table-row table:style-name="ro1">
          <table:table-cell office:value-type="string" calcext:value-type="string">
            <text:p>File Copy 4096 bufsize 8000 maxblocks <text:s text:c="6"/>5285557.7 KBps <text:s/>(30.0 s, 2 samples)</text:p>
          </table:table-cell>
          <table:table-cell office:value-type="string" calcext:value-type="string">
            <text:p>File Copy 4096 bufsize 8000 maxblocks <text:s text:c="6"/>5535618.8 KBps <text:s/>(30.0 s, 2 samples)</text:p>
          </table:table-cell>
          <table:table-cell office:value-type="string" calcext:value-type="string">
            <text:p>File Copy 4096 bufsize 8000 maxblocks <text:s text:c="6"/>5442954.4 KBps <text:s/>(30.0 s, 2 samples)</text:p>
          </table:table-cell>
        </table:table-row>
        <table:table-row table:style-name="ro1">
          <table:table-cell office:value-type="string" calcext:value-type="string">
            <text:p>Pipe Throughput <text:s text:c="28"/>3416821.9 lps <text:s text:c="2"/>(10.0 s, 7 samples)</text:p>
          </table:table-cell>
          <table:table-cell office:value-type="string" calcext:value-type="string">
            <text:p>Pipe Throughput <text:s text:c="28"/>3373970.1 lps <text:s text:c="2"/>(10.0 s, 7 samples)</text:p>
          </table:table-cell>
          <table:table-cell office:value-type="string" calcext:value-type="string">
            <text:p>Pipe Throughput <text:s text:c="28"/>3390546.3 lps <text:s text:c="2"/>(10.0 s, 7 samples)</text:p>
          </table:table-cell>
        </table:table-row>
        <table:table-row table:style-name="ro1">
          <table:table-cell office:value-type="string" calcext:value-type="string">
            <text:p>Pipe-based Context Switching <text:s text:c="15"/>1022362.1 lps <text:s text:c="2"/>(10.0 s, 7 samples)</text:p>
          </table:table-cell>
          <table:table-cell office:value-type="string" calcext:value-type="string">
            <text:p>Pipe-based Context Switching <text:s text:c="15"/>1017703.9 lps <text:s text:c="2"/>(10.0 s, 7 samples)</text:p>
          </table:table-cell>
          <table:table-cell office:value-type="string" calcext:value-type="string">
            <text:p>Pipe-based Context Switching <text:s text:c="15"/>1018101.1 lps <text:s text:c="2"/>(10.0 s, 7 samples)</text:p>
          </table:table-cell>
        </table:table-row>
        <table:table-row table:style-name="ro1">
          <table:table-cell office:value-type="string" calcext:value-type="string">
            <text:p>Process Creation <text:s text:c="29"/>49403.0 lps <text:s text:c="2"/>(30.0 s, 2 samples)</text:p>
          </table:table-cell>
          <table:table-cell office:value-type="string" calcext:value-type="string">
            <text:p>Process Creation <text:s text:c="29"/>49215.7 lps <text:s text:c="2"/>(30.0 s, 2 samples)</text:p>
          </table:table-cell>
          <table:table-cell office:value-type="string" calcext:value-type="string">
            <text:p>Process Creation <text:s text:c="29"/>49488.7 lps <text:s text:c="2"/>(30.0 s, 2 samples)</text:p>
          </table:table-cell>
        </table:table-row>
        <table:table-row table:style-name="ro1">
          <table:table-cell office:value-type="string" calcext:value-type="string">
            <text:p>Shell Scripts (1 concurrent) <text:s text:c="17"/>30260.7 lpm <text:s text:c="2"/>(60.0 s, 2 samples)</text:p>
          </table:table-cell>
          <table:table-cell office:value-type="string" calcext:value-type="string">
            <text:p>Shell Scripts (1 concurrent) <text:s text:c="17"/>30222.4 lpm <text:s text:c="2"/>(60.0 s, 2 samples)</text:p>
          </table:table-cell>
          <table:table-cell office:value-type="string" calcext:value-type="string">
            <text:p>Shell Scripts (1 concurrent) <text:s text:c="17"/>30175.3 lpm <text:s text:c="2"/>(60.0 s, 2 samples)</text:p>
          </table:table-cell>
        </table:table-row>
        <table:table-row table:style-name="ro1">
          <table:table-cell office:value-type="string" calcext:value-type="string">
            <text:p>Shell Scripts (8 concurrent) <text:s text:c="18"/>4415.7 lpm <text:s text:c="2"/>(60.0 s, 2 samples)</text:p>
          </table:table-cell>
          <table:table-cell office:value-type="string" calcext:value-type="string">
            <text:p>Shell Scripts (8 concurrent) <text:s text:c="18"/>4402.6 lpm <text:s text:c="2"/>(60.0 s, 2 samples)</text:p>
          </table:table-cell>
          <table:table-cell office:value-type="string" calcext:value-type="string">
            <text:p>Shell Scripts (8 concurrent) <text:s text:c="18"/>4413.5 lpm <text:s text:c="2"/>(60.0 s, 2 samples)</text:p>
          </table:table-cell>
        </table:table-row>
        <table:table-row table:style-name="ro1">
          <table:table-cell office:value-type="string" calcext:value-type="string">
            <text:p>System Call Overhead <text:s text:c="23"/>1880768.8 lps <text:s text:c="2"/>(10.0 s, 7 samples)</text:p>
          </table:table-cell>
          <table:table-cell office:value-type="string" calcext:value-type="string">
            <text:p>System Call Overhead <text:s text:c="23"/>1831237.4 lps <text:s text:c="2"/>(10.0 s, 7 samples)</text:p>
          </table:table-cell>
          <table:table-cell office:value-type="string" calcext:value-type="string">
            <text:p>System Call Overhead <text:s text:c="23"/>1832675.4 lps <text:s text:c="2"/>(10.0 s, 7 samples)</text:p>
          </table:table-cell>
        </table:table-row>
        <table:table-row table:style-name="ro1">
          <table:table-cell table:number-columns-repeated="3" office:value-type="string" calcext:value-type="string">
            <text:p>System Benchmarks Index Values <text:s text:c="14"/>BASELINE <text:s text:c="6"/>RESULT <text:s text:c="3"/>INDEX</text:p>
          </table:table-cell>
        </table:table-row>
        <table:table-row table:style-name="ro1">
          <table:table-cell office:value-type="string" calcext:value-type="string">
            <text:p>Dhrystone 2 using register variables <text:s text:c="8"/>116700.0 <text:s/>204304432.5 <text:s/>17506.8</text:p>
          </table:table-cell>
          <table:table-cell office:value-type="string" calcext:value-type="string">
            <text:p>Dhrystone 2 using register variables <text:s text:c="8"/>116700.0 <text:s/>203842543.3 <text:s/>17467.2</text:p>
          </table:table-cell>
          <table:table-cell office:value-type="string" calcext:value-type="string">
            <text:p>Dhrystone 2 using register variables <text:s text:c="8"/>116700.0 <text:s/>203993715.6 <text:s/>17480.2</text:p>
          </table:table-cell>
        </table:table-row>
        <table:table-row table:style-name="ro1">
          <table:table-cell office:value-type="string" calcext:value-type="string">
            <text:p>Double-Precision Whetstone <text:s text:c="22"/>55.0 <text:s text:c="5"/>32476.7 <text:s text:c="2"/>5904.9</text:p>
          </table:table-cell>
          <table:table-cell office:value-type="string" calcext:value-type="string">
            <text:p>Double-Precision Whetstone <text:s text:c="22"/>55.0 <text:s text:c="5"/>32467.8 <text:s text:c="2"/>5903.2</text:p>
          </table:table-cell>
          <table:table-cell office:value-type="string" calcext:value-type="string">
            <text:p>Double-Precision Whetstone <text:s text:c="22"/>55.0 <text:s text:c="5"/>32483.5 <text:s text:c="2"/>5906.1</text:p>
          </table:table-cell>
        </table:table-row>
        <table:table-row table:style-name="ro1">
          <table:table-cell office:value-type="string" calcext:value-type="string">
            <text:p>Execl Throughput <text:s text:c="32"/>43.0 <text:s text:c="5"/>18029.5 <text:s text:c="2"/>4192.9</text:p>
          </table:table-cell>
          <table:table-cell office:value-type="string" calcext:value-type="string">
            <text:p>Execl Throughput <text:s text:c="32"/>43.0 <text:s text:c="5"/>17933.9 <text:s text:c="2"/>4170.7</text:p>
          </table:table-cell>
          <table:table-cell office:value-type="string" calcext:value-type="string">
            <text:p>Execl Throughput <text:s text:c="32"/>43.0 <text:s text:c="5"/>17980.5 <text:s text:c="2"/>4181.5</text:p>
          </table:table-cell>
        </table:table-row>
        <table:table-row table:style-name="ro1">
          <table:table-cell office:value-type="string" calcext:value-type="string">
            <text:p>File Copy 1024 bufsize 2000 maxblocks <text:s text:c="9"/>3960.0 <text:s text:c="3"/>1689771.6 <text:s text:c="2"/>4267.1</text:p>
          </table:table-cell>
          <table:table-cell office:value-type="string" calcext:value-type="string">
            <text:p>File Copy 1024 bufsize 2000 maxblocks <text:s text:c="9"/>3960.0 <text:s text:c="3"/>1734299.9 <text:s text:c="2"/>4379.5</text:p>
          </table:table-cell>
          <table:table-cell office:value-type="string" calcext:value-type="string">
            <text:p>File Copy 1024 bufsize 2000 maxblocks <text:s text:c="9"/>3960.0 <text:s text:c="3"/>1670655.8 <text:s text:c="2"/>4218.8</text:p>
          </table:table-cell>
        </table:table-row>
        <table:table-row table:style-name="ro1">
          <table:table-cell office:value-type="string" calcext:value-type="string">
            <text:p>File Copy 256 bufsize 500 maxblocks <text:s text:c="11"/>1655.0 <text:s text:c="4"/>439496.4 <text:s text:c="2"/>2655.6</text:p>
          </table:table-cell>
          <table:table-cell office:value-type="string" calcext:value-type="string">
            <text:p>File Copy 256 bufsize 500 maxblocks <text:s text:c="11"/>1655.0 <text:s text:c="4"/>451849.5 <text:s text:c="2"/>2730.2</text:p>
          </table:table-cell>
          <table:table-cell office:value-type="string" calcext:value-type="string">
            <text:p>File Copy 256 bufsize 500 maxblocks <text:s text:c="11"/>1655.0 <text:s text:c="4"/>445787.4 <text:s text:c="2"/>2693.6</text:p>
          </table:table-cell>
        </table:table-row>
        <table:table-row table:style-name="ro1">
          <table:table-cell office:value-type="string" calcext:value-type="string">
            <text:p>File Copy 4096 bufsize 8000 maxblocks <text:s text:c="9"/>5800.0 <text:s text:c="3"/>5285557.7 <text:s text:c="2"/>9113.0</text:p>
          </table:table-cell>
          <table:table-cell office:value-type="string" calcext:value-type="string">
            <text:p>File Copy 4096 bufsize 8000 maxblocks <text:s text:c="9"/>5800.0 <text:s text:c="3"/>5535618.8 <text:s text:c="2"/>9544.2</text:p>
          </table:table-cell>
          <table:table-cell office:value-type="string" calcext:value-type="string">
            <text:p>File Copy 4096 bufsize 8000 maxblocks <text:s text:c="9"/>5800.0 <text:s text:c="3"/>5442954.4 <text:s text:c="2"/>9384.4</text:p>
          </table:table-cell>
        </table:table-row>
        <table:table-row table:style-name="ro1">
          <table:table-cell office:value-type="string" calcext:value-type="string">
            <text:p>Pipe Throughput <text:s text:c="30"/>12440.0 <text:s text:c="3"/>3416821.9 <text:s text:c="2"/>2746.6</text:p>
          </table:table-cell>
          <table:table-cell office:value-type="string" calcext:value-type="string">
            <text:p>Pipe Throughput <text:s text:c="30"/>12440.0 <text:s text:c="3"/>3373970.1 <text:s text:c="2"/>2712.2</text:p>
          </table:table-cell>
          <table:table-cell office:value-type="string" calcext:value-type="string">
            <text:p>Pipe Throughput <text:s text:c="30"/>12440.0 <text:s text:c="3"/>3390546.3 <text:s text:c="2"/>2725.5</text:p>
          </table:table-cell>
        </table:table-row>
        <table:table-row table:style-name="ro1">
          <table:table-cell office:value-type="string" calcext:value-type="string">
            <text:p>Pipe-based Context Switching <text:s text:c="18"/>4000.0 <text:s text:c="3"/>1022362.1 <text:s text:c="2"/>2555.9</text:p>
          </table:table-cell>
          <table:table-cell office:value-type="string" calcext:value-type="string">
            <text:p>Pipe-based Context Switching <text:s text:c="18"/>4000.0 <text:s text:c="3"/>1017703.9 <text:s text:c="2"/>2544.3</text:p>
          </table:table-cell>
          <table:table-cell office:value-type="string" calcext:value-type="string">
            <text:p>Pipe-based Context Switching <text:s text:c="18"/>4000.0 <text:s text:c="3"/>1018101.1 <text:s text:c="2"/>2545.3</text:p>
          </table:table-cell>
        </table:table-row>
        <table:table-row table:style-name="ro1">
          <table:table-cell office:value-type="string" calcext:value-type="string">
            <text:p>Process Creation <text:s text:c="31"/>126.0 <text:s text:c="5"/>49403.0 <text:s text:c="2"/>3920.9</text:p>
          </table:table-cell>
          <table:table-cell office:value-type="string" calcext:value-type="string">
            <text:p>Process Creation <text:s text:c="31"/>126.0 <text:s text:c="5"/>49215.7 <text:s text:c="2"/>3906.0</text:p>
          </table:table-cell>
          <table:table-cell office:value-type="string" calcext:value-type="string">
            <text:p>Process Creation <text:s text:c="31"/>126.0 <text:s text:c="5"/>49488.7 <text:s text:c="2"/>3927.7</text:p>
          </table:table-cell>
        </table:table-row>
        <table:table-row table:style-name="ro1">
          <table:table-cell office:value-type="string" calcext:value-type="string">
            <text:p>Shell Scripts (1 concurrent) <text:s text:c="20"/>42.4 <text:s text:c="5"/>30260.7 <text:s text:c="2"/>7137.0</text:p>
          </table:table-cell>
          <table:table-cell office:value-type="string" calcext:value-type="string">
            <text:p>Shell Scripts (1 concurrent) <text:s text:c="20"/>42.4 <text:s text:c="5"/>30222.4 <text:s text:c="2"/>7127.9</text:p>
          </table:table-cell>
          <table:table-cell office:value-type="string" calcext:value-type="string">
            <text:p>Shell Scripts (1 concurrent) <text:s text:c="20"/>42.4 <text:s text:c="5"/>30175.3 <text:s text:c="2"/>7116.8</text:p>
          </table:table-cell>
        </table:table-row>
        <table:table-row table:style-name="ro1">
          <table:table-cell office:value-type="string" calcext:value-type="string">
            <text:p>Shell Scripts (8 concurrent) <text:s text:c="21"/>6.0 <text:s text:c="6"/>4415.7 <text:s text:c="2"/>7359.5</text:p>
          </table:table-cell>
          <table:table-cell office:value-type="string" calcext:value-type="string">
            <text:p>Shell Scripts (8 concurrent) <text:s text:c="21"/>6.0 <text:s text:c="6"/>4402.6 <text:s text:c="2"/>7337.6</text:p>
          </table:table-cell>
          <table:table-cell office:value-type="string" calcext:value-type="string">
            <text:p>Shell Scripts (8 concurrent) <text:s text:c="21"/>6.0 <text:s text:c="6"/>4413.5 <text:s text:c="2"/>7355.8</text:p>
          </table:table-cell>
        </table:table-row>
        <table:table-row table:style-name="ro1">
          <table:table-cell office:value-type="string" calcext:value-type="string">
            <text:p>System Call Overhead <text:s text:c="25"/>15000.0 <text:s text:c="3"/>1880768.8 <text:s text:c="2"/>1253.8</text:p>
          </table:table-cell>
          <table:table-cell office:value-type="string" calcext:value-type="string">
            <text:p>System Call Overhead <text:s text:c="25"/>15000.0 <text:s text:c="3"/>1831237.4 <text:s text:c="2"/>1220.8</text:p>
          </table:table-cell>
          <table:table-cell office:value-type="string" calcext:value-type="string">
            <text:p>System Call Overhead <text:s text:c="25"/>15000.0 <text:s text:c="3"/>1832675.4 <text:s text:c="2"/>1221.8</text:p>
          </table:table-cell>
        </table:table-row>
        <table:table-row table:style-name="ro1">
          <table:table-cell table:number-columns-repeated="3" office:value-type="string" calcext:value-type="string">
            <text:p><text:s text:c="67"/>========</text:p>
          </table:table-cell>
        </table:table-row>
        <table:table-row table:style-name="ro1">
          <table:table-cell office:value-type="string" calcext:value-type="string">
            <text:p>System Benchmarks Index Score <text:s text:c="39"/>4561.4</text:p>
          </table:table-cell>
          <table:table-cell office:value-type="string" calcext:value-type="string">
            <text:p>System Benchmarks Index Score <text:s text:c="39"/>4576.7</text:p>
          </table:table-cell>
          <table:table-cell office:value-type="string" calcext:value-type="string">
            <text:p>System Benchmarks Index Score <text:s text:c="39"/>4557.2</text:p>
          </table:table-cell>
        </table:table-row>
      </table:table>
      <table:table table:name="server102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enchmark Run: 四 1月 14 2021 12:10:18 - 12:38:08</text:p>
          </table:table-cell>
          <table:table-cell office:value-type="string" calcext:value-type="string">
            <text:p>Benchmark Run: 四 1月 14 2021 13:21:43 - 13:49:32</text:p>
          </table:table-cell>
        </table:table-row>
        <table:table-row table:style-name="ro1">
          <table:table-cell table:number-columns-repeated="2" office:value-type="string" calcext:value-type="string">
            <text:p>4 CPUs in system; running 1 parallel copy of tes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hrystone 2 using register variables <text:s text:c="6"/>53495857.9 lps <text:s text:c="2"/>(10.0 s, 7 samples)</text:p>
          </table:table-cell>
          <table:table-cell office:value-type="string" calcext:value-type="string">
            <text:p>Dhrystone 2 using register variables <text:s text:c="6"/>53085013.9 lps <text:s text:c="2"/>(10.0 s, 7 samples)</text:p>
          </table:table-cell>
        </table:table-row>
        <table:table-row table:style-name="ro1">
          <table:table-cell office:value-type="string" calcext:value-type="string">
            <text:p>Double-Precision Whetstone <text:s text:c="20"/>8454.2 MWIPS (8.9 s, 7 samples)</text:p>
          </table:table-cell>
          <table:table-cell office:value-type="string" calcext:value-type="string">
            <text:p>Double-Precision Whetstone <text:s text:c="20"/>8458.6 MWIPS (8.9 s, 7 samples)</text:p>
          </table:table-cell>
        </table:table-row>
        <table:table-row table:style-name="ro1">
          <table:table-cell office:value-type="string" calcext:value-type="string">
            <text:p>Execl Throughput <text:s text:c="30"/>6347.8 lps <text:s text:c="2"/>(30.0 s, 2 samples)</text:p>
          </table:table-cell>
          <table:table-cell office:value-type="string" calcext:value-type="string">
            <text:p>Execl Throughput <text:s text:c="30"/>6353.3 lps <text:s text:c="2"/>(30.0 s, 2 samples)</text:p>
          </table:table-cell>
        </table:table-row>
        <table:table-row table:style-name="ro1">
          <table:table-cell office:value-type="string" calcext:value-type="string">
            <text:p>File Copy 1024 bufsize 2000 maxblocks <text:s text:c="7"/>815661.3 KBps <text:s/>(30.0 s, 2 samples)</text:p>
          </table:table-cell>
          <table:table-cell office:value-type="string" calcext:value-type="string">
            <text:p>File Copy 1024 bufsize 2000 maxblocks <text:s text:c="7"/>814443.9 KBps <text:s/>(30.0 s, 2 samples)</text:p>
          </table:table-cell>
        </table:table-row>
        <table:table-row table:style-name="ro1">
          <table:table-cell office:value-type="string" calcext:value-type="string">
            <text:p>File Copy 256 bufsize 500 maxblocks <text:s text:c="9"/>210674.5 KBps <text:s/>(30.0 s, 2 samples)</text:p>
          </table:table-cell>
          <table:table-cell office:value-type="string" calcext:value-type="string">
            <text:p>File Copy 256 bufsize 500 maxblocks <text:s text:c="9"/>209706.9 KBps <text:s/>(30.0 s, 2 samples)</text:p>
          </table:table-cell>
        </table:table-row>
        <table:table-row table:style-name="ro1">
          <table:table-cell office:value-type="string" calcext:value-type="string">
            <text:p>File Copy 4096 bufsize 8000 maxblocks <text:s text:c="6"/>2361029.2 KBps <text:s/>(30.0 s, 2 samples)</text:p>
          </table:table-cell>
          <table:table-cell office:value-type="string" calcext:value-type="string">
            <text:p>File Copy 4096 bufsize 8000 maxblocks <text:s text:c="6"/>2319325.7 KBps <text:s/>(30.0 s, 2 samples)</text:p>
          </table:table-cell>
        </table:table-row>
        <table:table-row table:style-name="ro1">
          <table:table-cell office:value-type="string" calcext:value-type="string">
            <text:p>Pipe Throughput <text:s text:c="29"/>984516.1 lps <text:s text:c="2"/>(10.0 s, 7 samples)</text:p>
          </table:table-cell>
          <table:table-cell office:value-type="string" calcext:value-type="string">
            <text:p>Pipe Throughput <text:s text:c="29"/>985586.5 lps <text:s text:c="2"/>(10.0 s, 7 samples)</text:p>
          </table:table-cell>
        </table:table-row>
        <table:table-row table:style-name="ro1">
          <table:table-cell office:value-type="string" calcext:value-type="string">
            <text:p>Pipe-based Context Switching <text:s text:c="16"/>241425.8 lps <text:s text:c="2"/>(10.0 s, 7 samples)</text:p>
          </table:table-cell>
          <table:table-cell office:value-type="string" calcext:value-type="string">
            <text:p>Pipe-based Context Switching <text:s text:c="16"/>242150.0 lps <text:s text:c="2"/>(10.0 s, 7 samples)</text:p>
          </table:table-cell>
        </table:table-row>
        <table:table-row table:style-name="ro1">
          <table:table-cell office:value-type="string" calcext:value-type="string">
            <text:p>Process Creation <text:s text:c="30"/>4755.5 lps <text:s text:c="2"/>(30.0 s, 2 samples)</text:p>
          </table:table-cell>
          <table:table-cell office:value-type="string" calcext:value-type="string">
            <text:p>Process Creation <text:s text:c="30"/>4846.0 lps <text:s text:c="2"/>(30.0 s, 2 samples)</text:p>
          </table:table-cell>
        </table:table-row>
        <table:table-row table:style-name="ro1">
          <table:table-cell office:value-type="string" calcext:value-type="string">
            <text:p>Shell Scripts (1 concurrent) <text:s text:c="18"/>4744.4 lpm <text:s text:c="2"/>(60.0 s, 2 samples)</text:p>
          </table:table-cell>
          <table:table-cell office:value-type="string" calcext:value-type="string">
            <text:p>Shell Scripts (1 concurrent) <text:s text:c="18"/>4745.9 lpm <text:s text:c="2"/>(60.0 s, 2 samples)</text:p>
          </table:table-cell>
        </table:table-row>
        <table:table-row table:style-name="ro1">
          <table:table-cell office:value-type="string" calcext:value-type="string">
            <text:p>Shell Scripts (8 concurrent) <text:s text:c="18"/>3860.6 lpm <text:s text:c="2"/>(60.0 s, 2 samples)</text:p>
          </table:table-cell>
          <table:table-cell office:value-type="string" calcext:value-type="string">
            <text:p>Shell Scripts (8 concurrent) <text:s text:c="18"/>3795.3 lpm <text:s text:c="2"/>(60.0 s, 2 samples)</text:p>
          </table:table-cell>
        </table:table-row>
        <table:table-row table:style-name="ro1">
          <table:table-cell office:value-type="string" calcext:value-type="string">
            <text:p>System Call Overhead <text:s text:c="24"/>557779.5 lps <text:s text:c="2"/>(10.0 s, 7 samples)</text:p>
          </table:table-cell>
          <table:table-cell office:value-type="string" calcext:value-type="string">
            <text:p>System Call Overhead <text:s text:c="24"/>558526.2 lps <text:s text:c="2"/>(10.0 s, 7 samples)</text:p>
          </table:table-cell>
        </table:table-row>
        <table:table-row table:style-name="ro1">
          <table:table-cell table:number-columns-repeated="2" office:value-type="string" calcext:value-type="string">
            <text:p>System Benchmarks Index Values <text:s text:c="14"/>BASELINE <text:s text:c="6"/>RESULT <text:s text:c="3"/>INDEX</text:p>
          </table:table-cell>
        </table:table-row>
        <table:table-row table:style-name="ro1">
          <table:table-cell office:value-type="string" calcext:value-type="string">
            <text:p>Dhrystone 2 using register variables <text:s text:c="8"/>116700.0 <text:s text:c="2"/>53495857.9 <text:s text:c="2"/>4584.0</text:p>
          </table:table-cell>
          <table:table-cell office:value-type="string" calcext:value-type="string">
            <text:p>Dhrystone 2 using register variables <text:s text:c="8"/>116700.0 <text:s text:c="2"/>53085013.9 <text:s text:c="2"/>4548.8</text:p>
          </table:table-cell>
        </table:table-row>
        <table:table-row table:style-name="ro1">
          <table:table-cell office:value-type="string" calcext:value-type="string">
            <text:p>Double-Precision Whetstone <text:s text:c="22"/>55.0 <text:s text:c="6"/>8454.2 <text:s text:c="2"/>1537.1</text:p>
          </table:table-cell>
          <table:table-cell office:value-type="string" calcext:value-type="string">
            <text:p>Double-Precision Whetstone <text:s text:c="22"/>55.0 <text:s text:c="6"/>8458.6 <text:s text:c="2"/>1537.9</text:p>
          </table:table-cell>
        </table:table-row>
        <table:table-row table:style-name="ro1">
          <table:table-cell office:value-type="string" calcext:value-type="string">
            <text:p>Execl Throughput <text:s text:c="32"/>43.0 <text:s text:c="6"/>6347.8 <text:s text:c="2"/>1476.2</text:p>
          </table:table-cell>
          <table:table-cell office:value-type="string" calcext:value-type="string">
            <text:p>Execl Throughput <text:s text:c="32"/>43.0 <text:s text:c="6"/>6353.3 <text:s text:c="2"/>1477.5</text:p>
          </table:table-cell>
        </table:table-row>
        <table:table-row table:style-name="ro1">
          <table:table-cell office:value-type="string" calcext:value-type="string">
            <text:p>File Copy 1024 bufsize 2000 maxblocks <text:s text:c="9"/>3960.0 <text:s text:c="4"/>815661.3 <text:s text:c="2"/>2059.8</text:p>
          </table:table-cell>
          <table:table-cell office:value-type="string" calcext:value-type="string">
            <text:p>File Copy 1024 bufsize 2000 maxblocks <text:s text:c="9"/>3960.0 <text:s text:c="4"/>814443.9 <text:s text:c="2"/>2056.7</text:p>
          </table:table-cell>
        </table:table-row>
        <table:table-row table:style-name="ro1">
          <table:table-cell office:value-type="string" calcext:value-type="string">
            <text:p>File Copy 256 bufsize 500 maxblocks <text:s text:c="11"/>1655.0 <text:s text:c="4"/>210674.5 <text:s text:c="2"/>1273.0</text:p>
          </table:table-cell>
          <table:table-cell office:value-type="string" calcext:value-type="string">
            <text:p>File Copy 256 bufsize 500 maxblocks <text:s text:c="11"/>1655.0 <text:s text:c="4"/>209706.9 <text:s text:c="2"/>1267.1</text:p>
          </table:table-cell>
        </table:table-row>
        <table:table-row table:style-name="ro1">
          <table:table-cell office:value-type="string" calcext:value-type="string">
            <text:p>File Copy 4096 bufsize 8000 maxblocks <text:s text:c="9"/>5800.0 <text:s text:c="3"/>2361029.2 <text:s text:c="2"/>4070.7</text:p>
          </table:table-cell>
          <table:table-cell office:value-type="string" calcext:value-type="string">
            <text:p>File Copy 4096 bufsize 8000 maxblocks <text:s text:c="9"/>5800.0 <text:s text:c="3"/>2319325.7 <text:s text:c="2"/>3998.8</text:p>
          </table:table-cell>
        </table:table-row>
        <table:table-row table:style-name="ro1">
          <table:table-cell office:value-type="string" calcext:value-type="string">
            <text:p>Pipe Throughput <text:s text:c="30"/>12440.0 <text:s text:c="4"/>984516.1 <text:s text:c="3"/>791.4</text:p>
          </table:table-cell>
          <table:table-cell office:value-type="string" calcext:value-type="string">
            <text:p>Pipe Throughput <text:s text:c="30"/>12440.0 <text:s text:c="4"/>985586.5 <text:s text:c="3"/>792.3</text:p>
          </table:table-cell>
        </table:table-row>
        <table:table-row table:style-name="ro1">
          <table:table-cell office:value-type="string" calcext:value-type="string">
            <text:p>Pipe-based Context Switching <text:s text:c="18"/>4000.0 <text:s text:c="4"/>241425.8 <text:s text:c="3"/>603.6</text:p>
          </table:table-cell>
          <table:table-cell office:value-type="string" calcext:value-type="string">
            <text:p>Pipe-based Context Switching <text:s text:c="18"/>4000.0 <text:s text:c="4"/>242150.0 <text:s text:c="3"/>605.4</text:p>
          </table:table-cell>
        </table:table-row>
        <table:table-row table:style-name="ro1">
          <table:table-cell office:value-type="string" calcext:value-type="string">
            <text:p>Process Creation <text:s text:c="31"/>126.0 <text:s text:c="6"/>4755.5 <text:s text:c="3"/>377.4</text:p>
          </table:table-cell>
          <table:table-cell office:value-type="string" calcext:value-type="string">
            <text:p>Process Creation <text:s text:c="31"/>126.0 <text:s text:c="6"/>4846.0 <text:s text:c="3"/>384.6</text:p>
          </table:table-cell>
        </table:table-row>
        <table:table-row table:style-name="ro1">
          <table:table-cell office:value-type="string" calcext:value-type="string">
            <text:p>Shell Scripts (1 concurrent) <text:s text:c="20"/>42.4 <text:s text:c="6"/>4744.4 <text:s text:c="2"/>1119.0</text:p>
          </table:table-cell>
          <table:table-cell office:value-type="string" calcext:value-type="string">
            <text:p>Shell Scripts (1 concurrent) <text:s text:c="20"/>42.4 <text:s text:c="6"/>4745.9 <text:s text:c="2"/>1119.3</text:p>
          </table:table-cell>
        </table:table-row>
        <table:table-row table:style-name="ro1">
          <table:table-cell office:value-type="string" calcext:value-type="string">
            <text:p>Shell Scripts (8 concurrent) <text:s text:c="21"/>6.0 <text:s text:c="6"/>3860.6 <text:s text:c="2"/>6434.3</text:p>
          </table:table-cell>
          <table:table-cell office:value-type="string" calcext:value-type="string">
            <text:p>Shell Scripts (8 concurrent) <text:s text:c="21"/>6.0 <text:s text:c="6"/>3795.3 <text:s text:c="2"/>6325.5</text:p>
          </table:table-cell>
        </table:table-row>
        <table:table-row table:style-name="ro1">
          <table:table-cell office:value-type="string" calcext:value-type="string">
            <text:p>System Call Overhead <text:s text:c="25"/>15000.0 <text:s text:c="4"/>557779.5 <text:s text:c="3"/>371.9</text:p>
          </table:table-cell>
          <table:table-cell office:value-type="string" calcext:value-type="string">
            <text:p>System Call Overhead <text:s text:c="25"/>15000.0 <text:s text:c="4"/>558526.2 <text:s text:c="3"/>372.4</text:p>
          </table:table-cell>
        </table:table-row>
        <table:table-row table:style-name="ro1">
          <table:table-cell table:number-columns-repeated="2" office:value-type="string" calcext:value-type="string">
            <text:p><text:s text:c="67"/>========</text:p>
          </table:table-cell>
        </table:table-row>
        <table:table-row table:style-name="ro1">
          <table:table-cell office:value-type="string" calcext:value-type="string">
            <text:p>System Benchmarks Index Score <text:s text:c="39"/>1393.4</text:p>
          </table:table-cell>
          <table:table-cell office:value-type="string" calcext:value-type="string">
            <text:p>System Benchmarks Index Score <text:s text:c="39"/>1390.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enchmark Run: 四 1月 14 2021 12:38:08 - 13:05:59</text:p>
          </table:table-cell>
          <table:table-cell office:value-type="string" calcext:value-type="string">
            <text:p>Benchmark Run: 四 1月 14 2021 13:49:32 - 14:17:23</text:p>
          </table:table-cell>
        </table:table-row>
        <table:table-row table:style-name="ro1">
          <table:table-cell table:number-columns-repeated="2" office:value-type="string" calcext:value-type="string">
            <text:p>4 CPUs in system; running 4 parallel copies of tes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hrystone 2 using register variables <text:s text:c="5"/>202825776.6 lps <text:s text:c="2"/>(10.0 s, 7 samples)</text:p>
          </table:table-cell>
          <table:table-cell office:value-type="string" calcext:value-type="string">
            <text:p>Dhrystone 2 using register variables <text:s text:c="5"/>203090882.8 lps <text:s text:c="2"/>(10.0 s, 7 samples)</text:p>
          </table:table-cell>
        </table:table-row>
        <table:table-row table:style-name="ro1">
          <table:table-cell office:value-type="string" calcext:value-type="string">
            <text:p>Double-Precision Whetstone <text:s text:c="19"/>32244.8 MWIPS (8.9 s, 7 samples)</text:p>
          </table:table-cell>
          <table:table-cell office:value-type="string" calcext:value-type="string">
            <text:p>Double-Precision Whetstone <text:s text:c="19"/>32227.8 MWIPS (8.9 s, 7 samples)</text:p>
          </table:table-cell>
        </table:table-row>
        <table:table-row table:style-name="ro1">
          <table:table-cell office:value-type="string" calcext:value-type="string">
            <text:p>Execl Throughput <text:s text:c="29"/>22163.7 lps <text:s text:c="2"/>(30.0 s, 2 samples)</text:p>
          </table:table-cell>
          <table:table-cell office:value-type="string" calcext:value-type="string">
            <text:p>Execl Throughput <text:s text:c="29"/>22137.9 lps <text:s text:c="2"/>(30.0 s, 2 samples)</text:p>
          </table:table-cell>
        </table:table-row>
        <table:table-row table:style-name="ro1">
          <table:table-cell office:value-type="string" calcext:value-type="string">
            <text:p>File Copy 1024 bufsize 2000 maxblocks <text:s text:c="6"/>2197355.6 KBps <text:s/>(30.0 s, 2 samples)</text:p>
          </table:table-cell>
          <table:table-cell office:value-type="string" calcext:value-type="string">
            <text:p>File Copy 1024 bufsize 2000 maxblocks <text:s text:c="6"/>2125517.8 KBps <text:s/>(30.0 s, 2 samples)</text:p>
          </table:table-cell>
        </table:table-row>
        <table:table-row table:style-name="ro1">
          <table:table-cell office:value-type="string" calcext:value-type="string">
            <text:p>File Copy 256 bufsize 500 maxblocks <text:s text:c="9"/>590139.6 KBps <text:s/>(30.0 s, 2 samples)</text:p>
          </table:table-cell>
          <table:table-cell office:value-type="string" calcext:value-type="string">
            <text:p>File Copy 256 bufsize 500 maxblocks <text:s text:c="9"/>555230.8 KBps <text:s/>(30.0 s, 2 samples)</text:p>
          </table:table-cell>
        </table:table-row>
        <table:table-row table:style-name="ro1">
          <table:table-cell office:value-type="string" calcext:value-type="string">
            <text:p>File Copy 4096 bufsize 8000 maxblocks <text:s text:c="6"/>5864957.1 KBps <text:s/>(30.0 s, 2 samples)</text:p>
          </table:table-cell>
          <table:table-cell office:value-type="string" calcext:value-type="string">
            <text:p>File Copy 4096 bufsize 8000 maxblocks <text:s text:c="6"/>5877385.6 KBps <text:s/>(30.0 s, 2 samples)</text:p>
          </table:table-cell>
        </table:table-row>
        <table:table-row table:style-name="ro1">
          <table:table-cell office:value-type="string" calcext:value-type="string">
            <text:p>Pipe Throughput <text:s text:c="28"/>3745212.5 lps <text:s text:c="2"/>(10.0 s, 7 samples)</text:p>
          </table:table-cell>
          <table:table-cell office:value-type="string" calcext:value-type="string">
            <text:p>Pipe Throughput <text:s text:c="28"/>3752795.8 lps <text:s text:c="2"/>(10.0 s, 7 samples)</text:p>
          </table:table-cell>
        </table:table-row>
        <table:table-row table:style-name="ro1">
          <table:table-cell office:value-type="string" calcext:value-type="string">
            <text:p>Pipe-based Context Switching <text:s text:c="15"/>1087262.9 lps <text:s text:c="2"/>(10.0 s, 7 samples)</text:p>
          </table:table-cell>
          <table:table-cell office:value-type="string" calcext:value-type="string">
            <text:p>Pipe-based Context Switching <text:s text:c="15"/>1088235.4 lps <text:s text:c="2"/>(10.0 s, 7 samples)</text:p>
          </table:table-cell>
        </table:table-row>
        <table:table-row table:style-name="ro1">
          <table:table-cell office:value-type="string" calcext:value-type="string">
            <text:p>Process Creation <text:s text:c="29"/>46877.9 lps <text:s text:c="2"/>(30.0 s, 2 samples)</text:p>
          </table:table-cell>
          <table:table-cell office:value-type="string" calcext:value-type="string">
            <text:p>Process Creation <text:s text:c="29"/>46645.1 lps <text:s text:c="2"/>(30.0 s, 2 samples)</text:p>
          </table:table-cell>
        </table:table-row>
        <table:table-row table:style-name="ro1">
          <table:table-cell office:value-type="string" calcext:value-type="string">
            <text:p>Shell Scripts (1 concurrent) <text:s text:c="17"/>31971.2 lpm <text:s text:c="2"/>(60.0 s, 2 samples)</text:p>
          </table:table-cell>
          <table:table-cell office:value-type="string" calcext:value-type="string">
            <text:p>Shell Scripts (1 concurrent) <text:s text:c="17"/>31892.9 lpm <text:s text:c="2"/>(60.0 s, 2 samples)</text:p>
          </table:table-cell>
        </table:table-row>
        <table:table-row table:style-name="ro1">
          <table:table-cell office:value-type="string" calcext:value-type="string">
            <text:p>Shell Scripts (8 concurrent) <text:s text:c="18"/>4705.1 lpm <text:s text:c="2"/>(60.0 s, 2 samples)</text:p>
          </table:table-cell>
          <table:table-cell office:value-type="string" calcext:value-type="string">
            <text:p>Shell Scripts (8 concurrent) <text:s text:c="18"/>4708.1 lpm <text:s text:c="2"/>(60.0 s, 2 samples)</text:p>
          </table:table-cell>
        </table:table-row>
        <table:table-row table:style-name="ro1">
          <table:table-cell office:value-type="string" calcext:value-type="string">
            <text:p>System Call Overhead <text:s text:c="23"/>2039642.8 lps <text:s text:c="2"/>(10.0 s, 7 samples)</text:p>
          </table:table-cell>
          <table:table-cell office:value-type="string" calcext:value-type="string">
            <text:p>System Call Overhead <text:s text:c="23"/>2045283.0 lps <text:s text:c="2"/>(10.0 s, 7 samples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ystem Benchmarks Index Values <text:s text:c="14"/>BASELINE <text:s text:c="6"/>RESULT <text:s text:c="3"/>INDEX</text:p>
          </table:table-cell>
        </table:table-row>
        <table:table-row table:style-name="ro1">
          <table:table-cell office:value-type="string" calcext:value-type="string">
            <text:p>Dhrystone 2 using register variables <text:s text:c="8"/>116700.0 <text:s/>202825776.6 <text:s/>17380.1</text:p>
          </table:table-cell>
          <table:table-cell office:value-type="string" calcext:value-type="string">
            <text:p>Dhrystone 2 using register variables <text:s text:c="8"/>116700.0 <text:s/>203090882.8 <text:s/>17402.8</text:p>
          </table:table-cell>
        </table:table-row>
        <table:table-row table:style-name="ro1">
          <table:table-cell office:value-type="string" calcext:value-type="string">
            <text:p>Double-Precision Whetstone <text:s text:c="22"/>55.0 <text:s text:c="5"/>32244.8 <text:s text:c="2"/>5862.7</text:p>
          </table:table-cell>
          <table:table-cell office:value-type="string" calcext:value-type="string">
            <text:p>Double-Precision Whetstone <text:s text:c="22"/>55.0 <text:s text:c="5"/>32227.8 <text:s text:c="2"/>5859.6</text:p>
          </table:table-cell>
        </table:table-row>
        <table:table-row table:style-name="ro1">
          <table:table-cell office:value-type="string" calcext:value-type="string">
            <text:p>Execl Throughput <text:s text:c="32"/>43.0 <text:s text:c="5"/>22163.7 <text:s text:c="2"/>5154.4</text:p>
          </table:table-cell>
          <table:table-cell office:value-type="string" calcext:value-type="string">
            <text:p>Execl Throughput <text:s text:c="32"/>43.0 <text:s text:c="5"/>22137.9 <text:s text:c="2"/>5148.3</text:p>
          </table:table-cell>
        </table:table-row>
        <table:table-row table:style-name="ro1">
          <table:table-cell office:value-type="string" calcext:value-type="string">
            <text:p>File Copy 1024 bufsize 2000 maxblocks <text:s text:c="9"/>3960.0 <text:s text:c="3"/>2197355.6 <text:s text:c="2"/>5548.9</text:p>
          </table:table-cell>
          <table:table-cell office:value-type="string" calcext:value-type="string">
            <text:p>File Copy 1024 bufsize 2000 maxblocks <text:s text:c="9"/>3960.0 <text:s text:c="3"/>2125517.8 <text:s text:c="2"/>5367.5</text:p>
          </table:table-cell>
        </table:table-row>
        <table:table-row table:style-name="ro1">
          <table:table-cell office:value-type="string" calcext:value-type="string">
            <text:p>File Copy 256 bufsize 500 maxblocks <text:s text:c="11"/>1655.0 <text:s text:c="4"/>590139.6 <text:s text:c="2"/>3565.8</text:p>
          </table:table-cell>
          <table:table-cell office:value-type="string" calcext:value-type="string">
            <text:p>File Copy 256 bufsize 500 maxblocks <text:s text:c="11"/>1655.0 <text:s text:c="4"/>555230.8 <text:s text:c="2"/>3354.9</text:p>
          </table:table-cell>
        </table:table-row>
        <table:table-row table:style-name="ro1">
          <table:table-cell office:value-type="string" calcext:value-type="string">
            <text:p>File Copy 4096 bufsize 8000 maxblocks <text:s text:c="9"/>5800.0 <text:s text:c="3"/>5864957.1 <text:s/>10112.0</text:p>
          </table:table-cell>
          <table:table-cell office:value-type="string" calcext:value-type="string">
            <text:p>File Copy 4096 bufsize 8000 maxblocks <text:s text:c="9"/>5800.0 <text:s text:c="3"/>5877385.6 <text:s/>10133.4</text:p>
          </table:table-cell>
        </table:table-row>
        <table:table-row table:style-name="ro1">
          <table:table-cell office:value-type="string" calcext:value-type="string">
            <text:p>Pipe Throughput <text:s text:c="30"/>12440.0 <text:s text:c="3"/>3745212.5 <text:s text:c="2"/>3010.6</text:p>
          </table:table-cell>
          <table:table-cell office:value-type="string" calcext:value-type="string">
            <text:p>Pipe Throughput <text:s text:c="30"/>12440.0 <text:s text:c="3"/>3752795.8 <text:s text:c="2"/>3016.7</text:p>
          </table:table-cell>
        </table:table-row>
        <table:table-row table:style-name="ro1">
          <table:table-cell office:value-type="string" calcext:value-type="string">
            <text:p>Pipe-based Context Switching <text:s text:c="18"/>4000.0 <text:s text:c="3"/>1087262.9 <text:s text:c="2"/>2718.2</text:p>
          </table:table-cell>
          <table:table-cell office:value-type="string" calcext:value-type="string">
            <text:p>Pipe-based Context Switching <text:s text:c="18"/>4000.0 <text:s text:c="3"/>1088235.4 <text:s text:c="2"/>2720.6</text:p>
          </table:table-cell>
        </table:table-row>
        <table:table-row table:style-name="ro1">
          <table:table-cell office:value-type="string" calcext:value-type="string">
            <text:p>Process Creation <text:s text:c="31"/>126.0 <text:s text:c="5"/>46877.9 <text:s text:c="2"/>3720.5</text:p>
          </table:table-cell>
          <table:table-cell office:value-type="string" calcext:value-type="string">
            <text:p>Process Creation <text:s text:c="31"/>126.0 <text:s text:c="5"/>46645.1 <text:s text:c="2"/>3702.0</text:p>
          </table:table-cell>
        </table:table-row>
        <table:table-row table:style-name="ro1">
          <table:table-cell office:value-type="string" calcext:value-type="string">
            <text:p>Shell Scripts (1 concurrent) <text:s text:c="20"/>42.4 <text:s text:c="5"/>31971.2 <text:s text:c="2"/>7540.4</text:p>
          </table:table-cell>
          <table:table-cell office:value-type="string" calcext:value-type="string">
            <text:p>Shell Scripts (1 concurrent) <text:s text:c="20"/>42.4 <text:s text:c="5"/>31892.9 <text:s text:c="2"/>7521.9</text:p>
          </table:table-cell>
        </table:table-row>
        <table:table-row table:style-name="ro1">
          <table:table-cell office:value-type="string" calcext:value-type="string">
            <text:p>Shell Scripts (8 concurrent) <text:s text:c="21"/>6.0 <text:s text:c="6"/>4705.1 <text:s text:c="2"/>7841.8</text:p>
          </table:table-cell>
          <table:table-cell office:value-type="string" calcext:value-type="string">
            <text:p>Shell Scripts (8 concurrent) <text:s text:c="21"/>6.0 <text:s text:c="6"/>4708.1 <text:s text:c="2"/>7846.8</text:p>
          </table:table-cell>
        </table:table-row>
        <table:table-row table:style-name="ro1">
          <table:table-cell office:value-type="string" calcext:value-type="string">
            <text:p>System Call Overhead <text:s text:c="25"/>15000.0 <text:s text:c="3"/>2039642.8 <text:s text:c="2"/>1359.8</text:p>
          </table:table-cell>
          <table:table-cell office:value-type="string" calcext:value-type="string">
            <text:p>System Call Overhead <text:s text:c="25"/>15000.0 <text:s text:c="3"/>2045283.0 <text:s text:c="2"/>1363.5</text:p>
          </table:table-cell>
        </table:table-row>
        <table:table-row table:style-name="ro1">
          <table:table-cell table:number-columns-repeated="2" office:value-type="string" calcext:value-type="string">
            <text:p><text:s text:c="67"/>========</text:p>
          </table:table-cell>
        </table:table-row>
        <table:table-row table:style-name="ro1">
          <table:table-cell office:value-type="string" calcext:value-type="string">
            <text:p>System Benchmarks Index Score <text:s text:c="39"/>5021.8</text:p>
          </table:table-cell>
          <table:table-cell office:value-type="string" calcext:value-type="string">
            <text:p>System Benchmarks Index Score <text:s text:c="39"/>4982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Noto Sans CJK SC Regular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2T13:44:51.365896576</meta:creation-date>
    <dc:date>2021-01-14T14:57:37.193091344</dc:date>
    <meta:editing-duration>P1DT23H1M57S</meta:editing-duration>
    <meta:editing-cycles>18</meta:editing-cycles>
    <meta:generator>LibreOffice/6.1.5.2$Linux_X86_64 LibreOffice_project/10$Build-2</meta:generator>
    <meta:document-statistic meta:table-count="5" meta:cell-count="817" meta:object-count="0"/>
  </office:meta>
</office:document-meta>
</file>